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7" style:family="table-cell" style:parent-style-name="Default">
      <style:text-properties fo:color="#000000"/>
    </style:style>
    <style:style style:name="ce7" style:family="table-cell" style:parent-style-name="Default">
      <style:text-properties fo:color="#ce181e"/>
    </style:style>
    <style:style style:name="ce18" style:family="table-cell" style:parent-style-name="Default">
      <style:text-properties fo:color="#1b75bc"/>
    </style:style>
    <style:style style:name="ce6" style:family="table-cell" style:parent-style-name="Default">
      <style:text-properties fo:color="#ce181e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color="#1b75bc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color="#1b75bc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color="#1b75bc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99">
      <style:text-properties fo:color="#1b75bc" fo:font-weight="bold" style:font-weight-asian="bold" style:font-weight-complex="bold"/>
    </style:style>
    <style:style style:name="ce30" style:family="table-cell" style:parent-style-name="Default" style:data-style-name="N99">
      <style:text-properties fo:color="#ce181e" fo:font-weight="bold" style:font-weight-asian="bold" style:font-weight-complex="bold"/>
    </style:style>
    <style:style style:name="ce33" style:family="table-cell" style:parent-style-name="Default" style:data-style-name="N99">
      <style:table-cell-properties fo:border-bottom="0.06pt solid #000000" fo:border-left="none" fo:border-right="none" fo:border-top="none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color="#1b75bc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color="#1b75bc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fo:color="#ce181e" fo:font-weight="bold" style:font-weight-asian="bold" style:font-weight-complex="bold"/>
    </style:style>
    <style:style style:name="ce39" style:family="table-cell" style:parent-style-name="Default" style:data-style-name="N99">
      <style:table-cell-properties fo:border-bottom="none" fo:border-left="none" fo:border-right="none" fo:border-top="0.06pt solid #000000"/>
      <style:text-properties fo:color="#1b75bc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41" style:family="table-cell" style:parent-style-name="Default" style:data-style-name="N99">
      <style:table-cell-properties fo:border-bottom="none" fo:border-left="none" fo:border-right="none" fo:border-top="0.06pt solid #000000"/>
      <style:text-properties fo:color="#ce181e" fo:font-weight="bold" style:font-weight-asian="bold" style:font-weight-complex="bold"/>
    </style:style>
    <style:style style:name="ce4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3" table:number-columns-repeated="2" table:default-cell-style-name="ce18"/>
        <table:table-column table:style-name="co2" table:default-cell-style-name="ce22"/>
        <table:table-column table:style-name="co2" table:default-cell-style-name="ce18"/>
        <table:table-column table:style-name="co2" table:default-cell-style-name="ce29"/>
        <table:table-column table:style-name="co2" table:default-cell-style-name="ce36"/>
        <table:table-column table:style-name="co2" table:default-cell-style-name="ce18"/>
        <table:table-column table:style-name="co3" table:number-columns-repeated="2" table:default-cell-style-name="ce18"/>
        <table:table-column table:style-name="co2" table:default-cell-style-name="ce22"/>
        <table:table-column table:style-name="co2" table:default-cell-style-name="ce18"/>
        <table:table-column table:style-name="co2" table:default-cell-style-name="ce29"/>
        <table:table-column table:style-name="co2" table:default-cell-style-name="ce36"/>
        <table:table-column table:style-name="co2" table:default-cell-style-name="ce18"/>
        <table:table-column table:style-name="co3" table:number-columns-repeated="2" table:default-cell-style-name="ce18"/>
        <table:table-column table:style-name="co2" table:default-cell-style-name="ce22"/>
        <table:table-column table:style-name="co2" table:default-cell-style-name="ce18"/>
        <table:table-column table:style-name="co2" table:default-cell-style-name="ce29"/>
        <table:table-column table:style-name="co2" table:default-cell-style-name="ce36"/>
        <table:table-column table:style-name="co2" table:default-cell-style-name="ce18"/>
        <table:table-column table:style-name="co3" table:number-columns-repeated="2" table:default-cell-style-name="ce18"/>
        <table:table-column table:style-name="co2" table:default-cell-style-name="ce22"/>
        <table:table-column table:style-name="co2" table:default-cell-style-name="ce26"/>
        <table:table-column table:style-name="co2" table:default-cell-style-name="ce39"/>
        <table:table-column table:style-name="co2" table:default-cell-style-name="ce36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1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26" table:formula="of:=SUM([$fdtd.C1:$fdtd.ZZ1]) / COUNT([$fdtd.C1:$fdtd.ZZ1])" office:value-type="float" office:value="4.83591" calcext:value-type="float">
            <text:p>4.83591</text:p>
          </table:table-cell>
          <table:table-cell table:formula="of:=[.C2]&gt;[.D2]" office:value-type="boolean" office:boolean-value="false" calcext:value-type="boolean">
            <text:p>FALSE</text:p>
          </table:table-cell>
          <table:table-cell table:style-name="ce35" table:formula="of:=(1-[.D2]/[.C2])*100" office:value-type="float" office:value="-0.157404971926001" calcext:value-type="float">
            <text:p>-0.157404971926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1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26" table:formula="of:=SUM([$nw.C1:$nw.ZZ1]) / COUNT([$nw.C1:$nw.ZZ1])" office:value-type="float" office:value="4.211168" calcext:value-type="float">
            <text:p>4.211168</text:p>
          </table:table-cell>
          <table:table-cell table:style-name="ce39" table:formula="of:=[.J2]&gt;[.K2]" office:value-type="boolean" office:boolean-value="false" calcext:value-type="boolean">
            <text:p>FALSE</text:p>
          </table:table-cell>
          <table:table-cell table:style-name="ce35" table:formula="of:=(1-[.K2]/[.J2])*100" office:value-type="float" office:value="-4.39062698311967" calcext:value-type="float">
            <text:p>-4.390626983119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52276" calcext:value-type="float">
            <text:p>2.52276</text:p>
          </table:table-cell>
          <table:table-cell table:formula="of:=[.Q2]&gt;[.R2]" office:value-type="boolean" office:boolean-value="true" calcext:value-type="boolean">
            <text:p>TRUE</text:p>
          </table:table-cell>
          <table:table-cell table:formula="of:=(1-[.R2]/[.Q2])*100" office:value-type="float" office:value="2.26478264726858" calcext:value-type="float">
            <text:p>2.264782647268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1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3.1506525" calcext:value-type="float">
            <text:p>3.1506525</text:p>
          </table:table-cell>
          <table:table-cell table:formula="of:=[.X2]&gt;[.Y2]" office:value-type="boolean" office:boolean-value="false" calcext:value-type="boolean">
            <text:p>FALSE</text:p>
          </table:table-cell>
          <table:table-cell table:style-name="ce35" table:formula="of:=(1-[.Y2]/[.X2])*100" office:value-type="float" office:value="-2.28916319794241" calcext:value-type="float">
            <text:p>-2.289163197942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8.4900075" calcext:value-type="float">
            <text:p>8.4900075</text:p>
          </table:table-cell>
          <table:table-cell table:formula="of:=[.C3]&gt;[.D3]" office:value-type="boolean" office:boolean-value="true" calcext:value-type="boolean">
            <text:p>TRUE</text:p>
          </table:table-cell>
          <table:table-cell table:formula="of:=(1-[.D3]/[.C3])*100" office:value-type="float" office:value="5.76275767452883" calcext:value-type="float">
            <text:p>5.762757674528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460236" calcext:value-type="float">
            <text:p>7.460236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2.09802057908002" calcext:value-type="float">
            <text:p>-2.098020579080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3.920754" calcext:value-type="float">
            <text:p>3.920754</text:p>
          </table:table-cell>
          <table:table-cell table:formula="of:=[.Q3]&gt;[.R3]" office:value-type="boolean" office:boolean-value="true" calcext:value-type="boolean">
            <text:p>TRUE</text:p>
          </table:table-cell>
          <table:table-cell table:formula="of:=(1-[.R3]/[.Q3])*100" office:value-type="float" office:value="4.02414014089092" calcext:value-type="float">
            <text:p>4.024140140890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6.14592" calcext:value-type="float">
            <text:p>6.14592</text:p>
          </table:table-cell>
          <table:table-cell table:formula="of:=[.X3]&gt;[.Y3]" office:value-type="boolean" office:boolean-value="false" calcext:value-type="boolean">
            <text:p>FALSE</text:p>
          </table:table-cell>
          <table:table-cell table:formula="of:=(1-[.Y3]/[.X3])*100" office:value-type="float" office:value="-4.59963568354269" calcext:value-type="float">
            <text:p>-4.599635683542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8474" calcext:value-type="float">
            <text:p>13.8474</text:p>
          </table:table-cell>
          <table:table-cell table:formula="of:=[.C4]&gt;[.D4]" office:value-type="boolean" office:boolean-value="false" calcext:value-type="boolean">
            <text:p>FALSE</text:p>
          </table:table-cell>
          <table:table-cell table:formula="of:=(1-[.D4]/[.C4])*100" office:value-type="float" office:value="-3.23156840058687" calcext:value-type="float">
            <text:p>-3.2315684005868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0.81426" calcext:value-type="float">
            <text:p>10.81426</text:p>
          </table:table-cell>
          <table:table-cell table:formula="of:=[.J4]&gt;[.K4]" office:value-type="boolean" office:boolean-value="true" calcext:value-type="boolean">
            <text:p>TRUE</text:p>
          </table:table-cell>
          <table:table-cell table:formula="of:=(1-[.K4]/[.J4])*100" office:value-type="float" office:value="1.1686024567429" calcext:value-type="float">
            <text:p>1.16860245674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45842" calcext:value-type="float">
            <text:p>5.45842</text:p>
          </table:table-cell>
          <table:table-cell table:formula="of:=[.Q4]&gt;[.R4]" office:value-type="boolean" office:boolean-value="true" calcext:value-type="boolean">
            <text:p>TRUE</text:p>
          </table:table-cell>
          <table:table-cell table:formula="of:=(1-[.R4]/[.Q4])*100" office:value-type="float" office:value="0.873239922600622" calcext:value-type="float">
            <text:p>0.8732399226006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9.2495875" calcext:value-type="float">
            <text:p>9.2495875</text:p>
          </table:table-cell>
          <table:table-cell table:formula="of:=[.X4]&gt;[.Y4]" office:value-type="boolean" office:boolean-value="false" calcext:value-type="boolean">
            <text:p>FALSE</text:p>
          </table:table-cell>
          <table:table-cell table:formula="of:=(1-[.Y4]/[.X4])*100" office:value-type="float" office:value="-1.36475371704692" calcext:value-type="float">
            <text:p>-1.364753717046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7.19795" calcext:value-type="float">
            <text:p>17.19795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(1-[.D5]/[.C5])*100" office:value-type="float" office:value="1.30244649897562" calcext:value-type="float">
            <text:p>1.302446498975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91416" calcext:value-type="float">
            <text:p>13.91416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1.63341512780653" calcext:value-type="float">
            <text:p>1.633415127806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989082" calcext:value-type="float">
            <text:p>7.989082</text:p>
          </table:table-cell>
          <table:table-cell table:formula="of:=[.Q5]&gt;[.R5]" office:value-type="boolean" office:boolean-value="false" calcext:value-type="boolean">
            <text:p>FALSE</text:p>
          </table:table-cell>
          <table:table-cell table:formula="of:=(1-[.R5]/[.Q5])*100" office:value-type="float" office:value="-0.544146028521797" calcext:value-type="float">
            <text:p>-0.5441460285217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2.737025" calcext:value-type="float">
            <text:p>12.737025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12.1568466878705" calcext:value-type="float">
            <text:p>-12.15684668787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20.6464" calcext:value-type="float">
            <text:p>20.6464</text:p>
          </table:table-cell>
          <table:table-cell table:formula="of:=[.C6]&gt;[.D6]" office:value-type="boolean" office:boolean-value="false" calcext:value-type="boolean">
            <text:p>FALSE</text:p>
          </table:table-cell>
          <table:table-cell table:formula="of:=(1-[.D6]/[.C6])*100" office:value-type="float" office:value="-1.52550849053679" calcext:value-type="float">
            <text:p>-1.525508490536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70902" calcext:value-type="float">
            <text:p>16.70902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0.73122189150493" calcext:value-type="float">
            <text:p>0.731221891504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42695" calcext:value-type="float">
            <text:p>9.42695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0.338002600052745" calcext:value-type="float">
            <text:p>-0.3380026000527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4.02005" calcext:value-type="float">
            <text:p>14.02005</text:p>
          </table:table-cell>
          <table:table-cell table:formula="of:=[.X6]&gt;[.Y6]" office:value-type="boolean" office:boolean-value="true" calcext:value-type="boolean">
            <text:p>TRUE</text:p>
          </table:table-cell>
          <table:table-cell table:formula="of:=(1-[.Y6]/[.X6])*100" office:value-type="float" office:value="0.900095353277186" calcext:value-type="float">
            <text:p>0.9000953532771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2.746625" calcext:value-type="float">
            <text:p>22.746625</text:p>
          </table:table-cell>
          <table:table-cell table:formula="of:=[.C7]&gt;[.D7]" office:value-type="boolean" office:boolean-value="true" calcext:value-type="boolean">
            <text:p>TRUE</text:p>
          </table:table-cell>
          <table:table-cell table:formula="of:=(1-[.D7]/[.C7])*100" office:value-type="float" office:value="3.47423376874681" calcext:value-type="float">
            <text:p>3.474233768746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20.2187" calcext:value-type="float">
            <text:p>20.2187</text:p>
          </table:table-cell>
          <table:table-cell table:formula="of:=[.J7]&gt;[.K7]" office:value-type="boolean" office:boolean-value="false" calcext:value-type="boolean">
            <text:p>FALSE</text:p>
          </table:table-cell>
          <table:table-cell table:formula="of:=(1-[.K7]/[.J7])*100" office:value-type="float" office:value="-2.55350294467185" calcext:value-type="float">
            <text:p>-2.553502944671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0.86804" calcext:value-type="float">
            <text:p>10.86804</text:p>
          </table:table-cell>
          <table:table-cell table:formula="of:=[.Q7]&gt;[.R7]" office:value-type="boolean" office:boolean-value="true" calcext:value-type="boolean">
            <text:p>TRUE</text:p>
          </table:table-cell>
          <table:table-cell table:formula="of:=(1-[.R7]/[.Q7])*100" office:value-type="float" office:value="0.872334836478261" calcext:value-type="float">
            <text:p>0.8723348364782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6.545675" calcext:value-type="float">
            <text:p>16.545675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2.14824483172197" calcext:value-type="float">
            <text:p>2.148244831721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6.8462" calcext:value-type="float">
            <text:p>26.8462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1.32406199563854" calcext:value-type="float">
            <text:p>1.324061995638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2.22264" calcext:value-type="float">
            <text:p>22.22264</text:p>
          </table:table-cell>
          <table:table-cell table:formula="of:=[.J8]&gt;[.K8]" office:value-type="boolean" office:boolean-value="false" calcext:value-type="boolean">
            <text:p>FALSE</text:p>
          </table:table-cell>
          <table:table-cell table:formula="of:=(1-[.K8]/[.J8])*100" office:value-type="float" office:value="-0.48245744924249" calcext:value-type="float">
            <text:p>-0.482457449242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82368" calcext:value-type="float">
            <text:p>12.82368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0.665599593057165" calcext:value-type="float">
            <text:p>-0.6655995930571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8.2469" calcext:value-type="float">
            <text:p>18.2469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4.18385961522102" calcext:value-type="float">
            <text:p>4.18385961522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30.086525" calcext:value-type="float">
            <text:p>30.086525</text:p>
          </table:table-cell>
          <table:table-cell table:formula="of:=[.C9]&gt;[.D9]" office:value-type="boolean" office:boolean-value="false" calcext:value-type="boolean">
            <text:p>FALSE</text:p>
          </table:table-cell>
          <table:table-cell table:formula="of:=(1-[.D9]/[.C9])*100" office:value-type="float" office:value="-1.47164367973482" calcext:value-type="float">
            <text:p>-1.471643679734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4.25544" calcext:value-type="float">
            <text:p>24.25544</text:p>
          </table:table-cell>
          <table:table-cell table:formula="of:=[.J9]&gt;[.K9]" office:value-type="boolean" office:boolean-value="true" calcext:value-type="boolean">
            <text:p>TRUE</text:p>
          </table:table-cell>
          <table:table-cell table:formula="of:=(1-[.K9]/[.J9])*100" office:value-type="float" office:value="0.361125317591859" calcext:value-type="float">
            <text:p>0.3611253175918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4.08606" calcext:value-type="float">
            <text:p>14.08606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5.17451692122101" calcext:value-type="float">
            <text:p>5.174516921221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19.7144" calcext:value-type="float">
            <text:p>19.7144</text:p>
          </table:table-cell>
          <table:table-cell table:formula="of:=[.X9]&gt;[.Y9]" office:value-type="boolean" office:boolean-value="true" calcext:value-type="boolean">
            <text:p>TRUE</text:p>
          </table:table-cell>
          <table:table-cell table:formula="of:=(1-[.Y9]/[.X9])*100" office:value-type="float" office:value="3.15222928590834" calcext:value-type="float">
            <text:p>3.152229285908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2.8102" calcext:value-type="float">
            <text:p>32.8102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0.492135872135346" calcext:value-type="float">
            <text:p>-0.4921358721353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6.5324" calcext:value-type="float">
            <text:p>26.5324</text:p>
          </table:table-cell>
          <table:table-cell table:formula="of:=[.J10]&gt;[.K10]" office:value-type="boolean" office:boolean-value="true" calcext:value-type="boolean">
            <text:p>TRUE</text:p>
          </table:table-cell>
          <table:table-cell table:formula="of:=(1-[.K10]/[.J10])*100" office:value-type="float" office:value="5.27302678320877" calcext:value-type="float">
            <text:p>5.273026783208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7616" calcext:value-type="float">
            <text:p>15.7616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2.64319139789198" calcext:value-type="float">
            <text:p>2.643191397891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4.03825" calcext:value-type="float">
            <text:p>24.03825</text:p>
          </table:table-cell>
          <table:table-cell table:formula="of:=[.X10]&gt;[.Y10]" office:value-type="boolean" office:boolean-value="false" calcext:value-type="boolean">
            <text:p>FALSE</text:p>
          </table:table-cell>
          <table:table-cell table:formula="of:=(1-[.Y10]/[.X10])*100" office:value-type="float" office:value="-5.82497985921258" calcext:value-type="float">
            <text:p>-5.8249798592125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65.8095" calcext:value-type="float">
            <text:p>165.8095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12.1479496357898" calcext:value-type="float">
            <text:p>12.147949635789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72.28236" calcext:value-type="float">
            <text:p>72.28236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62.3062954670681" calcext:value-type="float">
            <text:p>62.306295467068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23632" calcext:value-type="float">
            <text:p>38.23632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2.8424865163189" calcext:value-type="float">
            <text:p>2.842486516318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5.37045" calcext:value-type="float">
            <text:p>25.37045</text:p>
          </table:table-cell>
          <table:table-cell table:formula="of:=[.X11]&gt;[.Y11]" office:value-type="boolean" office:boolean-value="false" calcext:value-type="boolean">
            <text:p>FALSE</text:p>
          </table:table-cell>
          <table:table-cell table:formula="of:=(1-[.Y11]/[.X11])*100" office:value-type="float" office:value="-2.38099177455757" calcext:value-type="float">
            <text:p>-2.38099177455757</text:p>
          </table:table-cell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style-name="ce6" table:formula="of:=SUM([$fdtd.C11:$fdtd.ZZ11]) / COUNT([$fdtd.C11:$fdtd.ZZ11])" office:value-type="float" office:value="210.3665" calcext:value-type="float">
            <text:p>210.3665</text:p>
          </table:table-cell>
          <table:table-cell table:style-name="ce30" table:formula="of:=[.C12]&gt;[.D12]" office:value-type="boolean" office:boolean-value="false" calcext:value-type="boolean">
            <text:p>FALSE</text:p>
          </table:table-cell>
          <table:table-cell table:style-name="ce37" table:formula="of:=(1-[.D12]/[.C12])*100" office:value-type="float" office:value="-5.36036076644837" calcext:value-type="float">
            <text:p>-5.36036076644837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1:$'nw-van'.ZZ11]) / COUNT([$'nw-van'.C11:$'nw-van'.ZZ11])" office:value-type="float" office:value="1294.619" calcext:value-type="float">
            <text:p>1294.619</text:p>
          </table:table-cell>
          <table:table-cell table:style-name="ce6" table:formula="of:=SUM([$nw.C11:$nw.ZZ11]) / COUNT([$nw.C11:$nw.ZZ11])" office:value-type="float" office:value="733.55" calcext:value-type="float">
            <text:p>733.55</text:p>
          </table:table-cell>
          <table:table-cell table:style-name="ce30" table:formula="of:=[.J12]&gt;[.K12]" office:value-type="boolean" office:boolean-value="true" calcext:value-type="boolean">
            <text:p>TRUE</text:p>
          </table:table-cell>
          <table:table-cell table:style-name="ce37" table:formula="of:=(1-[.K12]/[.J12])*100" office:value-type="float" office:value="43.338542072996" calcext:value-type="float">
            <text:p>43.338542072996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1:$'ra-van'.ZZ11]) / COUNT([$'ra-van'.C11:$'ra-van'.ZZ11])" office:value-type="float" office:value="45.7385" calcext:value-type="float">
            <text:p>45.7385</text:p>
          </table:table-cell>
          <table:table-cell table:style-name="ce6" table:formula="of:=SUM([$ra.C11:$ra.ZZ11]) / COUNT([$ra.C11:$ra.ZZ11])" office:value-type="float" office:value="43.80736" calcext:value-type="float">
            <text:p>43.80736</text:p>
          </table:table-cell>
          <table:table-cell table:style-name="ce30" table:formula="of:=[.Q12]&gt;[.R12]" office:value-type="boolean" office:boolean-value="true" calcext:value-type="boolean">
            <text:p>TRUE</text:p>
          </table:table-cell>
          <table:table-cell table:style-name="ce37" table:formula="of:=(1-[.R12]/[.Q12])*100" office:value-type="float" office:value="4.22213233927654" calcext:value-type="float">
            <text:p>4.22213233927654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style-name="ce40" table:formula="of:=SUM([$addvec.C11:$addvec.ZZ11]) / COUNT([$addvec.C11:$addvec.ZZ11])" office:value-type="float" office:value="28.946975" calcext:value-type="float">
            <text:p>28.946975</text:p>
          </table:table-cell>
          <table:table-cell table:style-name="ce41" table:formula="of:=[.X12]&gt;[.Y12]" office:value-type="boolean" office:boolean-value="false" calcext:value-type="boolean">
            <text:p>FALSE</text:p>
          </table:table-cell>
          <table:table-cell table:style-name="ce37" table:formula="of:=(1-[.Y12]/[.X12])*100" office:value-type="float" office:value="-0.214245480973063" calcext:value-type="float">
            <text:p>-0.214245480973063</text:p>
          </table:table-cell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style-name="ce6" table:formula="of:=SUM([$fdtd.C12:$fdtd.ZZ12]) / COUNT([$fdtd.C12:$fdtd.ZZ12])" office:value-type="float" office:value="232.616" calcext:value-type="float">
            <text:p>232.616</text:p>
          </table:table-cell>
          <table:table-cell table:style-name="ce30" table:formula="of:=[.C13]&gt;[.D13]" office:value-type="boolean" office:boolean-value="false" calcext:value-type="boolean">
            <text:p>FALSE</text:p>
          </table:table-cell>
          <table:table-cell table:style-name="ce37" table:formula="of:=(1-[.D13]/[.C13])*100" office:value-type="float" office:value="-2.58011370351359" calcext:value-type="float">
            <text:p>-2.58011370351359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2:$'nw-van'.ZZ12]) / COUNT([$'nw-van'.C12:$'nw-van'.ZZ12])" office:value-type="float" office:value="2072.985" calcext:value-type="float">
            <text:p>2072.985</text:p>
          </table:table-cell>
          <table:table-cell table:style-name="ce6" table:formula="of:=SUM([$nw.C12:$nw.ZZ12]) / COUNT([$nw.C12:$nw.ZZ12])" office:value-type="float" office:value="1661.118" calcext:value-type="float">
            <text:p>1661.118</text:p>
          </table:table-cell>
          <table:table-cell table:style-name="ce30" table:formula="of:=[.J13]&gt;[.K13]" office:value-type="boolean" office:boolean-value="true" calcext:value-type="boolean">
            <text:p>TRUE</text:p>
          </table:table-cell>
          <table:table-cell table:style-name="ce37" table:formula="of:=(1-[.K13]/[.J13])*100" office:value-type="float" office:value="19.8683058488122" calcext:value-type="float">
            <text:p>19.8683058488122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2:$'ra-van'.ZZ12]) / COUNT([$'ra-van'.C12:$'ra-van'.ZZ12])" office:value-type="float" office:value="73.51223" calcext:value-type="float">
            <text:p>73.51223</text:p>
          </table:table-cell>
          <table:table-cell table:style-name="ce6" table:formula="of:=SUM([$ra.C12:$ra.ZZ12]) / COUNT([$ra.C12:$ra.ZZ12])" office:value-type="float" office:value="78.30022" calcext:value-type="float">
            <text:p>78.30022</text:p>
          </table:table-cell>
          <table:table-cell table:style-name="ce30" table:formula="of:=[.Q13]&gt;[.R13]" office:value-type="boolean" office:boolean-value="false" calcext:value-type="boolean">
            <text:p>FALSE</text:p>
          </table:table-cell>
          <table:table-cell table:style-name="ce37" table:formula="of:=(1-[.R13]/[.Q13])*100" office:value-type="float" office:value="-6.51318834974806" calcext:value-type="float">
            <text:p>-6.51318834974806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style-name="ce40" table:formula="of:=SUM([$addvec.C12:$addvec.ZZ12]) / COUNT([$addvec.C12:$addvec.ZZ12])" office:value-type="float" office:value="31.276475" calcext:value-type="float">
            <text:p>31.276475</text:p>
          </table:table-cell>
          <table:table-cell table:style-name="ce41" table:formula="of:=[.X13]&gt;[.Y13]" office:value-type="boolean" office:boolean-value="true" calcext:value-type="boolean">
            <text:p>TRUE</text:p>
          </table:table-cell>
          <table:table-cell table:style-name="ce37" table:formula="of:=(1-[.Y13]/[.X13])*100" office:value-type="float" office:value="4.80501242270244" calcext:value-type="float">
            <text:p>4.80501242270244</text:p>
          </table:table-cell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style-name="ce6" table:formula="of:=SUM([$fdtd.C13:$fdtd.ZZ13]) / COUNT([$fdtd.C13:$fdtd.ZZ13])" office:value-type="float" office:value="256.76375" calcext:value-type="float">
            <text:p>256.76375</text:p>
          </table:table-cell>
          <table:table-cell table:style-name="ce30" table:formula="of:=[.C14]&gt;[.D14]" office:value-type="boolean" office:boolean-value="false" calcext:value-type="boolean">
            <text:p>FALSE</text:p>
          </table:table-cell>
          <table:table-cell table:style-name="ce37" table:formula="of:=(1-[.D14]/[.C14])*100" office:value-type="float" office:value="-3.55506575949087" calcext:value-type="float">
            <text:p>-3.55506575949087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3:$'nw-van'.ZZ13]) / COUNT([$'nw-van'.C13:$'nw-van'.ZZ13])" office:value-type="float" office:value="2998.965" calcext:value-type="float">
            <text:p>2998.965</text:p>
          </table:table-cell>
          <table:table-cell table:style-name="ce6" table:formula="of:=SUM([$nw.C13:$nw.ZZ13]) / COUNT([$nw.C13:$nw.ZZ13])" office:value-type="float" office:value="2404.094" calcext:value-type="float">
            <text:p>2404.094</text:p>
          </table:table-cell>
          <table:table-cell table:style-name="ce30" table:formula="of:=[.J14]&gt;[.K14]" office:value-type="boolean" office:boolean-value="true" calcext:value-type="boolean">
            <text:p>TRUE</text:p>
          </table:table-cell>
          <table:table-cell table:style-name="ce37" table:formula="of:=(1-[.K14]/[.J14])*100" office:value-type="float" office:value="19.8358767107986" calcext:value-type="float">
            <text:p>19.8358767107986</text:p>
          </table:table-cell>
          <table:table-cell table:style-name="ce6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3:$'ra-van'.ZZ13]) / COUNT([$'ra-van'.C13:$'ra-van'.ZZ13])" office:value-type="float" office:value="186.2069" calcext:value-type="float">
            <text:p>186.2069</text:p>
          </table:table-cell>
          <table:table-cell table:style-name="ce6" table:formula="of:=SUM([$ra.C13:$ra.ZZ13]) / COUNT([$ra.C13:$ra.ZZ13])" office:value-type="float" office:value="192.204" calcext:value-type="float">
            <text:p>192.204</text:p>
          </table:table-cell>
          <table:table-cell table:style-name="ce30" table:formula="of:=[.Q14]&gt;[.R14]" office:value-type="boolean" office:boolean-value="false" calcext:value-type="boolean">
            <text:p>FALSE</text:p>
          </table:table-cell>
          <table:table-cell table:style-name="ce37" table:formula="of:=(1-[.R14]/[.Q14])*100" office:value-type="float" office:value="-3.22066475517289" calcext:value-type="float">
            <text:p>-3.22066475517289</text:p>
          </table:table-cell>
          <table:table-cell table:style-name="ce6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style-name="ce40" table:formula="of:=SUM([$addvec.C13:$addvec.ZZ13]) / COUNT([$addvec.C13:$addvec.ZZ13])" office:value-type="float" office:value="38.44985" calcext:value-type="float">
            <text:p>38.44985</text:p>
          </table:table-cell>
          <table:table-cell table:style-name="ce41" table:formula="of:=[.X14]&gt;[.Y14]" office:value-type="boolean" office:boolean-value="false" calcext:value-type="boolean">
            <text:p>FALSE</text:p>
          </table:table-cell>
          <table:table-cell table:style-name="ce37" table:formula="of:=(1-[.Y14]/[.X14])*100" office:value-type="float" office:value="-7.6524534075844" calcext:value-type="float">
            <text:p>-7.6524534075844</text:p>
          </table:table-cell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style-name="ce6" table:formula="of:=SUM([$fdtd.C14:$fdtd.ZZ14]) / COUNT([$fdtd.C14:$fdtd.ZZ14])" office:value-type="float" office:value="365.16625" calcext:value-type="float">
            <text:p>365.16625</text:p>
          </table:table-cell>
          <table:table-cell table:style-name="ce30" table:formula="of:=[.C15]&gt;[.D15]" office:value-type="boolean" office:boolean-value="true" calcext:value-type="boolean">
            <text:p>TRUE</text:p>
          </table:table-cell>
          <table:table-cell table:style-name="ce37" table:formula="of:=(1-[.D15]/[.C15])*100" office:value-type="float" office:value="26.9569184012168" calcext:value-type="float">
            <text:p>26.9569184012168</text:p>
          </table:table-cell>
          <table:table-cell table:style-name="ce6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4:$'nw-van'.ZZ14]) / COUNT([$'nw-van'.C14:$'nw-van'.ZZ14])" office:value-type="float" office:value="3815.054" calcext:value-type="float">
            <text:p>3815.054</text:p>
          </table:table-cell>
          <table:table-cell table:style-name="ce6" table:formula="of:=SUM([$nw.C14:$nw.ZZ14]) / COUNT([$nw.C14:$nw.ZZ14])" office:value-type="float" office:value="3245.172" calcext:value-type="float">
            <text:p>3245.172</text:p>
          </table:table-cell>
          <table:table-cell table:style-name="ce30" table:formula="of:=[.J15]&gt;[.K15]" office:value-type="boolean" office:boolean-value="true" calcext:value-type="boolean">
            <text:p>TRUE</text:p>
          </table:table-cell>
          <table:table-cell table:style-name="ce37" table:formula="of:=(1-[.K15]/[.J15])*100" office:value-type="float" office:value="14.9377177885293" calcext:value-type="float">
            <text:p>14.9377177885293</text:p>
          </table:table-cell>
          <table:table-cell table:style-name="ce6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4:$'ra-van'.ZZ14]) / COUNT([$'ra-van'.C14:$'ra-van'.ZZ14])" office:value-type="float" office:value="633.4727" calcext:value-type="float">
            <text:p>633.4727</text:p>
          </table:table-cell>
          <table:table-cell table:style-name="ce6" table:formula="of:=SUM([$ra.C14:$ra.ZZ14]) / COUNT([$ra.C14:$ra.ZZ14])" office:value-type="float" office:value="308.342" calcext:value-type="float">
            <text:p>308.342</text:p>
          </table:table-cell>
          <table:table-cell table:style-name="ce30" table:formula="of:=[.Q15]&gt;[.R15]" office:value-type="boolean" office:boolean-value="true" calcext:value-type="boolean">
            <text:p>TRUE</text:p>
          </table:table-cell>
          <table:table-cell table:style-name="ce37" table:formula="of:=(1-[.R15]/[.Q15])*100" office:value-type="float" office:value="51.325132085408" calcext:value-type="float">
            <text:p>51.325132085408</text:p>
          </table:table-cell>
          <table:table-cell table:style-name="ce6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style-name="ce40" table:formula="of:=SUM([$addvec.C14:$addvec.ZZ14]) / COUNT([$addvec.C14:$addvec.ZZ14])" office:value-type="float" office:value="38.62765" calcext:value-type="float">
            <text:p>38.62765</text:p>
          </table:table-cell>
          <table:table-cell table:style-name="ce41" table:formula="of:=[.X15]&gt;[.Y15]" office:value-type="boolean" office:boolean-value="false" calcext:value-type="boolean">
            <text:p>FALSE</text:p>
          </table:table-cell>
          <table:table-cell table:style-name="ce37" table:formula="of:=(1-[.Y15]/[.X15])*100" office:value-type="float" office:value="-0.335128808479679" calcext:value-type="float">
            <text:p>-0.335128808479679</text:p>
          </table:table-cell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style-name="ce6" table:formula="of:=SUM([$fdtd.C15:$fdtd.ZZ15]) / COUNT([$fdtd.C15:$fdtd.ZZ15])" office:value-type="float" office:value="481.4905" calcext:value-type="float">
            <text:p>481.4905</text:p>
          </table:table-cell>
          <table:table-cell table:style-name="ce30" table:formula="of:=[.C16]&gt;[.D16]" office:value-type="boolean" office:boolean-value="true" calcext:value-type="boolean">
            <text:p>TRUE</text:p>
          </table:table-cell>
          <table:table-cell table:style-name="ce37" table:formula="of:=(1-[.D16]/[.C16])*100" office:value-type="float" office:value="8.6927021178591" calcext:value-type="float">
            <text:p>8.6927021178591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5:$'nw-van'.ZZ15]) / COUNT([$'nw-van'.C15:$'nw-van'.ZZ15])" office:value-type="float" office:value="4801.465" calcext:value-type="float">
            <text:p>4801.465</text:p>
          </table:table-cell>
          <table:table-cell table:style-name="ce6" table:formula="of:=SUM([$nw.C15:$nw.ZZ15]) / COUNT([$nw.C15:$nw.ZZ15])" office:value-type="float" office:value="4111.9" calcext:value-type="float">
            <text:p>4111.9</text:p>
          </table:table-cell>
          <table:table-cell table:style-name="ce30" table:formula="of:=[.J16]&gt;[.K16]" office:value-type="boolean" office:boolean-value="true" calcext:value-type="boolean">
            <text:p>TRUE</text:p>
          </table:table-cell>
          <table:table-cell table:style-name="ce37" table:formula="of:=(1-[.K16]/[.J16])*100" office:value-type="float" office:value="14.3615542339682" calcext:value-type="float">
            <text:p>14.3615542339682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5:$'ra-van'.ZZ15]) / COUNT([$'ra-van'.C15:$'ra-van'.ZZ15])" office:value-type="float" office:value="3719.693" calcext:value-type="float">
            <text:p>3719.693</text:p>
          </table:table-cell>
          <table:table-cell table:style-name="ce6" table:formula="of:=SUM([$ra.C15:$ra.ZZ15]) / COUNT([$ra.C15:$ra.ZZ15])" office:value-type="float" office:value="1983.536" calcext:value-type="float">
            <text:p>1983.536</text:p>
          </table:table-cell>
          <table:table-cell table:style-name="ce30" table:formula="of:=[.Q16]&gt;[.R16]" office:value-type="boolean" office:boolean-value="true" calcext:value-type="boolean">
            <text:p>TRUE</text:p>
          </table:table-cell>
          <table:table-cell table:style-name="ce37" table:formula="of:=(1-[.R16]/[.Q16])*100" office:value-type="float" office:value="46.6747390174404" calcext:value-type="float">
            <text:p>46.6747390174404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style-name="ce40" table:formula="of:=SUM([$addvec.C15:$addvec.ZZ15]) / COUNT([$addvec.C15:$addvec.ZZ15])" office:value-type="float" office:value="41.957425" calcext:value-type="float">
            <text:p>41.957425</text:p>
          </table:table-cell>
          <table:table-cell table:style-name="ce41" table:formula="of:=[.X16]&gt;[.Y16]" office:value-type="boolean" office:boolean-value="true" calcext:value-type="boolean">
            <text:p>TRUE</text:p>
          </table:table-cell>
          <table:table-cell table:style-name="ce37" table:formula="of:=(1-[.Y16]/[.X16])*100" office:value-type="float" office:value="2.78604806130137" calcext:value-type="float">
            <text:p>2.78604806130137</text:p>
          </table:table-cell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style-name="ce6" table:formula="of:=SUM([$fdtd.C16:$fdtd.ZZ16]) / COUNT([$fdtd.C16:$fdtd.ZZ16])" office:value-type="float" office:value="511.9445" calcext:value-type="float">
            <text:p>511.9445</text:p>
          </table:table-cell>
          <table:table-cell table:style-name="ce30" table:formula="of:=[.C17]&gt;[.D17]" office:value-type="boolean" office:boolean-value="true" calcext:value-type="boolean">
            <text:p>TRUE</text:p>
          </table:table-cell>
          <table:table-cell table:style-name="ce37" table:formula="of:=(1-[.D17]/[.C17])*100" office:value-type="float" office:value="10.2766303119101" calcext:value-type="float">
            <text:p>10.2766303119101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6:$'nw-van'.ZZ16]) / COUNT([$'nw-van'.C16:$'nw-van'.ZZ16])" office:value-type="float" office:value="5768.327" calcext:value-type="float">
            <text:p>5768.327</text:p>
          </table:table-cell>
          <table:table-cell table:style-name="ce6" table:formula="of:=SUM([$nw.C16:$nw.ZZ16]) / COUNT([$nw.C16:$nw.ZZ16])" office:value-type="float" office:value="5191.194" calcext:value-type="float">
            <text:p>5191.194</text:p>
          </table:table-cell>
          <table:table-cell table:style-name="ce30" table:formula="of:=[.J17]&gt;[.K17]" office:value-type="boolean" office:boolean-value="true" calcext:value-type="boolean">
            <text:p>TRUE</text:p>
          </table:table-cell>
          <table:table-cell table:style-name="ce37" table:formula="of:=(1-[.K17]/[.J17])*100" office:value-type="float" office:value="10.0052060155397" calcext:value-type="float">
            <text:p>10.0052060155397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6:$'ra-van'.ZZ16]) / COUNT([$'ra-van'.C16:$'ra-van'.ZZ16])" office:value-type="float" office:value="6272.844" calcext:value-type="float">
            <text:p>6272.844</text:p>
          </table:table-cell>
          <table:table-cell table:style-name="ce6" table:formula="of:=SUM([$ra.C16:$ra.ZZ16]) / COUNT([$ra.C16:$ra.ZZ16])" office:value-type="float" office:value="5421.06" calcext:value-type="float">
            <text:p>5421.06</text:p>
          </table:table-cell>
          <table:table-cell table:style-name="ce30" table:formula="of:=[.Q17]&gt;[.R17]" office:value-type="boolean" office:boolean-value="true" calcext:value-type="boolean">
            <text:p>TRUE</text:p>
          </table:table-cell>
          <table:table-cell table:style-name="ce37" table:formula="of:=(1-[.R17]/[.Q17])*100" office:value-type="float" office:value="13.5789125315407" calcext:value-type="float">
            <text:p>13.5789125315407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style-name="ce40" table:formula="of:=SUM([$addvec.C16:$addvec.ZZ16]) / COUNT([$addvec.C16:$addvec.ZZ16])" office:value-type="float" office:value="44.894075" calcext:value-type="float">
            <text:p>44.894075</text:p>
          </table:table-cell>
          <table:table-cell table:style-name="ce41" table:formula="of:=[.X17]&gt;[.Y17]" office:value-type="boolean" office:boolean-value="false" calcext:value-type="boolean">
            <text:p>FALSE</text:p>
          </table:table-cell>
          <table:table-cell table:style-name="ce37" table:formula="of:=(1-[.Y17]/[.X17])*100" office:value-type="float" office:value="-0.0589400420748731" calcext:value-type="float">
            <text:p>-0.058940042074873</text:p>
          </table:table-cell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style-name="ce6" table:formula="of:=SUM([$fdtd.C17:$fdtd.ZZ17]) / COUNT([$fdtd.C17:$fdtd.ZZ17])" office:value-type="float" office:value="540.221" calcext:value-type="float">
            <text:p>540.221</text:p>
          </table:table-cell>
          <table:table-cell table:style-name="ce30" table:formula="of:=[.C18]&gt;[.D18]" office:value-type="boolean" office:boolean-value="true" calcext:value-type="boolean">
            <text:p>TRUE</text:p>
          </table:table-cell>
          <table:table-cell table:style-name="ce37" table:formula="of:=(1-[.D18]/[.C18])*100" office:value-type="float" office:value="11.5049278142862" calcext:value-type="float">
            <text:p>11.5049278142862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7:$'nw-van'.ZZ17]) / COUNT([$'nw-van'.C17:$'nw-van'.ZZ17])" office:value-type="float" office:value="6970.159" calcext:value-type="float">
            <text:p>6970.159</text:p>
          </table:table-cell>
          <table:table-cell table:style-name="ce6" table:formula="of:=SUM([$nw.C17:$nw.ZZ17]) / COUNT([$nw.C17:$nw.ZZ17])" office:value-type="float" office:value="6470.192" calcext:value-type="float">
            <text:p>6470.192</text:p>
          </table:table-cell>
          <table:table-cell table:style-name="ce30" table:formula="of:=[.J18]&gt;[.K18]" office:value-type="boolean" office:boolean-value="true" calcext:value-type="boolean">
            <text:p>TRUE</text:p>
          </table:table-cell>
          <table:table-cell table:style-name="ce37" table:formula="of:=(1-[.K18]/[.J18])*100" office:value-type="float" office:value="7.17296406007381" calcext:value-type="float">
            <text:p>7.17296406007381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7:$'ra-van'.ZZ17]) / COUNT([$'ra-van'.C17:$'ra-van'.ZZ17])" office:value-type="float" office:value="13006.59" calcext:value-type="float">
            <text:p>13006.59</text:p>
          </table:table-cell>
          <table:table-cell table:style-name="ce6" table:formula="of:=SUM([$ra.C17:$ra.ZZ17]) / COUNT([$ra.C17:$ra.ZZ17])" office:value-type="float" office:value="9028.874" calcext:value-type="float">
            <text:p>9028.874</text:p>
          </table:table-cell>
          <table:table-cell table:style-name="ce30" table:formula="of:=[.Q18]&gt;[.R18]" office:value-type="boolean" office:boolean-value="true" calcext:value-type="boolean">
            <text:p>TRUE</text:p>
          </table:table-cell>
          <table:table-cell table:style-name="ce37" table:formula="of:=(1-[.R18]/[.Q18])*100" office:value-type="float" office:value="30.5823125046611" calcext:value-type="float">
            <text:p>30.5823125046611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style-name="ce40" table:formula="of:=SUM([$addvec.C17:$addvec.ZZ17]) / COUNT([$addvec.C17:$addvec.ZZ17])" office:value-type="float" office:value="49.53225" calcext:value-type="float">
            <text:p>49.53225</text:p>
          </table:table-cell>
          <table:table-cell table:style-name="ce41" table:formula="of:=[.X18]&gt;[.Y18]" office:value-type="boolean" office:boolean-value="false" calcext:value-type="boolean">
            <text:p>FALSE</text:p>
          </table:table-cell>
          <table:table-cell table:style-name="ce37" table:formula="of:=(1-[.Y18]/[.X18])*100" office:value-type="float" office:value="-3.38879853187479" calcext:value-type="float">
            <text:p>-3.38879853187479</text:p>
          </table:table-cell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style-name="ce6" table:formula="of:=SUM([$fdtd.C18:$fdtd.ZZ18]) / COUNT([$fdtd.C18:$fdtd.ZZ18])" office:value-type="float" office:value="578.3515" calcext:value-type="float">
            <text:p>578.3515</text:p>
          </table:table-cell>
          <table:table-cell table:style-name="ce30" table:formula="of:=[.C19]&gt;[.D19]" office:value-type="boolean" office:boolean-value="true" calcext:value-type="boolean">
            <text:p>TRUE</text:p>
          </table:table-cell>
          <table:table-cell table:style-name="ce37" table:formula="of:=(1-[.D19]/[.C19])*100" office:value-type="float" office:value="9.22278994128024" calcext:value-type="float">
            <text:p>9.22278994128024</text:p>
          </table:table-cell>
          <table:table-cell table:style-name="ce6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8:$'nw-van'.ZZ18]) / COUNT([$'nw-van'.C18:$'nw-van'.ZZ18])" office:value-type="float" office:value="8078.542" calcext:value-type="float">
            <text:p>8078.542</text:p>
          </table:table-cell>
          <table:table-cell table:style-name="ce6" table:formula="of:=SUM([$nw.C18:$nw.ZZ18]) / COUNT([$nw.C18:$nw.ZZ18])" office:value-type="float" office:value="8689.936" calcext:value-type="float">
            <text:p>8689.936</text:p>
          </table:table-cell>
          <table:table-cell table:style-name="ce30" table:formula="of:=[.J19]&gt;[.K19]" office:value-type="boolean" office:boolean-value="false" calcext:value-type="boolean">
            <text:p>FALSE</text:p>
          </table:table-cell>
          <table:table-cell table:style-name="ce37" table:formula="of:=(1-[.K19]/[.J19])*100" office:value-type="float" office:value="-7.56812305982937" calcext:value-type="float">
            <text:p>-7.56812305982937</text:p>
          </table:table-cell>
          <table:table-cell table:style-name="ce6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8:$'ra-van'.ZZ18]) / COUNT([$'ra-van'.C18:$'ra-van'.ZZ18])" office:value-type="float" office:value="17122.95" calcext:value-type="float">
            <text:p>17122.95</text:p>
          </table:table-cell>
          <table:table-cell table:style-name="ce6" table:formula="of:=SUM([$ra.C18:$ra.ZZ18]) / COUNT([$ra.C18:$ra.ZZ18])" office:value-type="float" office:value="14831.84" calcext:value-type="float">
            <text:p>14831.84</text:p>
          </table:table-cell>
          <table:table-cell table:style-name="ce30" table:formula="of:=[.Q19]&gt;[.R19]" office:value-type="boolean" office:boolean-value="true" calcext:value-type="boolean">
            <text:p>TRUE</text:p>
          </table:table-cell>
          <table:table-cell table:style-name="ce37" table:formula="of:=(1-[.R19]/[.Q19])*100" office:value-type="float" office:value="13.3803462604282" calcext:value-type="float">
            <text:p>13.3803462604282</text:p>
          </table:table-cell>
          <table:table-cell table:style-name="ce6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style-name="ce40" table:formula="of:=SUM([$addvec.C18:$addvec.ZZ18]) / COUNT([$addvec.C18:$addvec.ZZ18])" office:value-type="float" office:value="50.7515" calcext:value-type="float">
            <text:p>50.7515</text:p>
          </table:table-cell>
          <table:table-cell table:style-name="ce41" table:formula="of:=[.X19]&gt;[.Y19]" office:value-type="boolean" office:boolean-value="false" calcext:value-type="boolean">
            <text:p>FALSE</text:p>
          </table:table-cell>
          <table:table-cell table:style-name="ce37" table:formula="of:=(1-[.Y19]/[.X19])*100" office:value-type="float" office:value="-1.030802236507" calcext:value-type="float">
            <text:p>-1.030802236507</text:p>
          </table:table-cell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style-name="ce6" table:formula="of:=SUM([$fdtd.C19:$fdtd.ZZ19]) / COUNT([$fdtd.C19:$fdtd.ZZ19])" office:value-type="float" office:value="615.18275" calcext:value-type="float">
            <text:p>615.18275</text:p>
          </table:table-cell>
          <table:table-cell table:style-name="ce30" table:formula="of:=[.C20]&gt;[.D20]" office:value-type="boolean" office:boolean-value="true" calcext:value-type="boolean">
            <text:p>TRUE</text:p>
          </table:table-cell>
          <table:table-cell table:style-name="ce37" table:formula="of:=(1-[.D20]/[.C20])*100" office:value-type="float" office:value="8.45885748629488" calcext:value-type="float">
            <text:p>8.45885748629488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19:$'nw-van'.ZZ19]) / COUNT([$'nw-van'.C19:$'nw-van'.ZZ19])" office:value-type="float" office:value="9834.768" calcext:value-type="float">
            <text:p>9834.768</text:p>
          </table:table-cell>
          <table:table-cell table:style-name="ce6" table:formula="of:=SUM([$nw.C19:$nw.ZZ19]) / COUNT([$nw.C19:$nw.ZZ19])" office:value-type="float" office:value="10343.1" calcext:value-type="float">
            <text:p>10343.1</text:p>
          </table:table-cell>
          <table:table-cell table:style-name="ce30" table:formula="of:=[.J20]&gt;[.K20]" office:value-type="boolean" office:boolean-value="false" calcext:value-type="boolean">
            <text:p>FALSE</text:p>
          </table:table-cell>
          <table:table-cell table:style-name="ce37" table:formula="of:=(1-[.K20]/[.J20])*100" office:value-type="float" office:value="-5.16872385805138" calcext:value-type="float">
            <text:p>-5.16872385805138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19:$'ra-van'.ZZ19]) / COUNT([$'ra-van'.C19:$'ra-van'.ZZ19])" office:value-type="float" office:value="20476.35" calcext:value-type="float">
            <text:p>20476.35</text:p>
          </table:table-cell>
          <table:table-cell table:style-name="ce6" table:formula="of:=SUM([$ra.C19:$ra.ZZ19]) / COUNT([$ra.C19:$ra.ZZ19])" office:value-type="float" office:value="18651.38" calcext:value-type="float">
            <text:p>18651.38</text:p>
          </table:table-cell>
          <table:table-cell table:style-name="ce30" table:formula="of:=[.Q20]&gt;[.R20]" office:value-type="boolean" office:boolean-value="true" calcext:value-type="boolean">
            <text:p>TRUE</text:p>
          </table:table-cell>
          <table:table-cell table:style-name="ce37" table:formula="of:=(1-[.R20]/[.Q20])*100" office:value-type="float" office:value="8.91257475087114" calcext:value-type="float">
            <text:p>8.91257475087114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style-name="ce40" table:formula="of:=SUM([$addvec.C19:$addvec.ZZ19]) / COUNT([$addvec.C19:$addvec.ZZ19])" office:value-type="float" office:value="54.66785" calcext:value-type="float">
            <text:p>54.66785</text:p>
          </table:table-cell>
          <table:table-cell table:style-name="ce41" table:formula="of:=[.X20]&gt;[.Y20]" office:value-type="boolean" office:boolean-value="true" calcext:value-type="boolean">
            <text:p>TRUE</text:p>
          </table:table-cell>
          <table:table-cell table:style-name="ce37" table:formula="of:=(1-[.Y20]/[.X20])*100" office:value-type="float" office:value="0.0433887629503471" calcext:value-type="float">
            <text:p>0.043388762950347</text:p>
          </table:table-cell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style-name="ce6" table:formula="of:=SUM([$fdtd.C20:$fdtd.ZZ20]) / COUNT([$fdtd.C20:$fdtd.ZZ20])" office:value-type="float" office:value="642.688" calcext:value-type="float">
            <text:p>642.688</text:p>
          </table:table-cell>
          <table:table-cell table:style-name="ce30" table:formula="of:=[.C21]&gt;[.D21]" office:value-type="boolean" office:boolean-value="true" calcext:value-type="boolean">
            <text:p>TRUE</text:p>
          </table:table-cell>
          <table:table-cell table:style-name="ce37" table:formula="of:=(1-[.D21]/[.C21])*100" office:value-type="float" office:value="8.37909949528445" calcext:value-type="float">
            <text:p>8.37909949528445</text:p>
          </table:table-cell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nw-van'.C20:$'nw-van'.ZZ20]) / COUNT([$'nw-van'.C20:$'nw-van'.ZZ20])" office:value-type="float" office:value="11889.88" calcext:value-type="float">
            <text:p>11889.88</text:p>
          </table:table-cell>
          <table:table-cell table:style-name="ce6" table:formula="of:=SUM([$nw.C20:$nw.ZZ20]) / COUNT([$nw.C20:$nw.ZZ20])" office:value-type="float" office:value="14095.78" calcext:value-type="float">
            <text:p>14095.78</text:p>
          </table:table-cell>
          <table:table-cell table:style-name="ce30" table:formula="of:=[.J21]&gt;[.K21]" office:value-type="boolean" office:boolean-value="false" calcext:value-type="boolean">
            <text:p>FALSE</text:p>
          </table:table-cell>
          <table:table-cell table:style-name="ce37" table:formula="of:=(1-[.K21]/[.J21])*100" office:value-type="float" office:value="-18.5527524247511" calcext:value-type="float">
            <text:p>-18.5527524247511</text:p>
          </table:table-cell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ra-van'.C20:$'ra-van'.ZZ20]) / COUNT([$'ra-van'.C20:$'ra-van'.ZZ20])" office:value-type="float" office:value="24018.65" calcext:value-type="float">
            <text:p>24018.65</text:p>
          </table:table-cell>
          <table:table-cell table:style-name="ce6" table:formula="of:=SUM([$ra.C20:$ra.ZZ20]) / COUNT([$ra.C20:$ra.ZZ20])" office:value-type="float" office:value="23046.58" calcext:value-type="float">
            <text:p>23046.58</text:p>
          </table:table-cell>
          <table:table-cell table:style-name="ce30" table:formula="of:=[.Q21]&gt;[.R21]" office:value-type="boolean" office:boolean-value="true" calcext:value-type="boolean">
            <text:p>TRUE</text:p>
          </table:table-cell>
          <table:table-cell table:style-name="ce37" table:formula="of:=(1-[.R21]/[.Q21])*100" office:value-type="float" office:value="4.04714669642133" calcext:value-type="float">
            <text:p>4.04714669642133</text:p>
          </table:table-cell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style-name="ce23"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style-name="ce40" table:formula="of:=SUM([$addvec.C20:$addvec.ZZ20]) / COUNT([$addvec.C20:$addvec.ZZ20])" office:value-type="float" office:value="58.52365" calcext:value-type="float">
            <text:p>58.52365</text:p>
          </table:table-cell>
          <table:table-cell table:style-name="ce41" table:formula="of:=[.X21]&gt;[.Y21]" office:value-type="boolean" office:boolean-value="false" calcext:value-type="boolean">
            <text:p>FALSE</text:p>
          </table:table-cell>
          <table:table-cell table:style-name="ce37" table:formula="of:=(1-[.Y21]/[.X21])*100" office:value-type="float" office:value="-2.58777833657244" calcext:value-type="float">
            <text:p>-2.587778336572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5.0225" calcext:value-type="float">
            <text:p>35.0225</text:p>
          </table:table-cell>
          <table:table-cell table:formula="of:=[.C22]&gt;[.D22]" office:value-type="boolean" office:boolean-value="true" calcext:value-type="boolean">
            <text:p>TRUE</text:p>
          </table:table-cell>
          <table:table-cell table:formula="of:=(1-[.D22]/[.C22])*100" office:value-type="float" office:value="2.05145874736617" calcext:value-type="float">
            <text:p>2.051458747366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29.61312" calcext:value-type="float">
            <text:p>29.61312</text:p>
          </table:table-cell>
          <table:table-cell table:formula="of:=[.J22]&gt;[.K22]" office:value-type="boolean" office:boolean-value="true" calcext:value-type="boolean">
            <text:p>TRUE</text:p>
          </table:table-cell>
          <table:table-cell table:formula="of:=(1-[.K22]/[.J22])*100" office:value-type="float" office:value="0.130885240859524" calcext:value-type="float">
            <text:p>0.1308852408595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50836" calcext:value-type="float">
            <text:p>17.50836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0.518196588606079" calcext:value-type="float">
            <text:p>-0.518196588606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4.0332" calcext:value-type="float">
            <text:p>24.0332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1.46236941812317" calcext:value-type="float">
            <text:p>1.462369418123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6.506925" calcext:value-type="float">
            <text:p>66.506925</text:p>
          </table:table-cell>
          <table:table-cell table:formula="of:=[.C23]&gt;[.D23]" office:value-type="boolean" office:boolean-value="true" calcext:value-type="boolean">
            <text:p>TRUE</text:p>
          </table:table-cell>
          <table:table-cell table:formula="of:=(1-[.D23]/[.C23])*100" office:value-type="float" office:value="1.10573833310484" calcext:value-type="float">
            <text:p>1.1057383331048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5.84456" calcext:value-type="float">
            <text:p>55.84456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0.0168531829859875" calcext:value-type="float">
            <text:p>-0.0168531829859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2.48734" calcext:value-type="float">
            <text:p>32.48734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0.712610133404779" calcext:value-type="float">
            <text:p>-0.7126101334047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2.775625" calcext:value-type="float">
            <text:p>42.775625</text:p>
          </table:table-cell>
          <table:table-cell table:formula="of:=[.X23]&gt;[.Y23]" office:value-type="boolean" office:boolean-value="false" calcext:value-type="boolean">
            <text:p>FALSE</text:p>
          </table:table-cell>
          <table:table-cell table:formula="of:=(1-[.Y23]/[.X23])*100" office:value-type="float" office:value="-0.0708264173763906" calcext:value-type="float">
            <text:p>-0.0708264173763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5.965675" calcext:value-type="float">
            <text:p>95.965675</text:p>
          </table:table-cell>
          <table:table-cell table:formula="of:=[.C24]&gt;[.D24]" office:value-type="boolean" office:boolean-value="true" calcext:value-type="boolean">
            <text:p>TRUE</text:p>
          </table:table-cell>
          <table:table-cell table:formula="of:=(1-[.D24]/[.C24])*100" office:value-type="float" office:value="1.01666970083449" calcext:value-type="float">
            <text:p>1.0166697008344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79.24944" calcext:value-type="float">
            <text:p>79.24944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0.818088915694748" calcext:value-type="float">
            <text:p>-0.81808891569474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6.92998" calcext:value-type="float">
            <text:p>46.92998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0.974200740341069" calcext:value-type="float">
            <text:p>0.97420074034106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1.39325" calcext:value-type="float">
            <text:p>61.39325</text:p>
          </table:table-cell>
          <table:table-cell table:formula="of:=[.X24]&gt;[.Y24]" office:value-type="boolean" office:boolean-value="true" calcext:value-type="boolean">
            <text:p>TRUE</text:p>
          </table:table-cell>
          <table:table-cell table:formula="of:=(1-[.Y24]/[.X24])*100" office:value-type="float" office:value="0.40174630833526" calcext:value-type="float">
            <text:p>0.401746308335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9.437" calcext:value-type="float">
            <text:p>129.437</text:p>
          </table:table-cell>
          <table:table-cell table:formula="of:=[.C25]&gt;[.D25]" office:value-type="boolean" office:boolean-value="false" calcext:value-type="boolean">
            <text:p>FALSE</text:p>
          </table:table-cell>
          <table:table-cell table:formula="of:=(1-[.D25]/[.C25])*100" office:value-type="float" office:value="-1.38260759227959" calcext:value-type="float">
            <text:p>-1.3826075922795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2.9352" calcext:value-type="float">
            <text:p>102.9352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0.991913598536942" calcext:value-type="float">
            <text:p>-0.99191359853694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60.72216" calcext:value-type="float">
            <text:p>60.72216</text:p>
          </table:table-cell>
          <table:table-cell table:formula="of:=[.Q25]&gt;[.R25]" office:value-type="boolean" office:boolean-value="true" calcext:value-type="boolean">
            <text:p>TRUE</text:p>
          </table:table-cell>
          <table:table-cell table:formula="of:=(1-[.R25]/[.Q25])*100" office:value-type="float" office:value="0.162805128082022" calcext:value-type="float">
            <text:p>0.16280512808202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2.3912" calcext:value-type="float">
            <text:p>82.3912</text:p>
          </table:table-cell>
          <table:table-cell table:formula="of:=[.X25]&gt;[.Y25]" office:value-type="boolean" office:boolean-value="false" calcext:value-type="boolean">
            <text:p>FALSE</text:p>
          </table:table-cell>
          <table:table-cell table:formula="of:=(1-[.Y25]/[.X25])*100" office:value-type="float" office:value="-2.10271018706001" calcext:value-type="float">
            <text:p>-2.10271018706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9.83525" calcext:value-type="float">
            <text:p>159.83525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1.45963647628029" calcext:value-type="float">
            <text:p>-1.459636476280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5.421" calcext:value-type="float">
            <text:p>125.421</text:p>
          </table:table-cell>
          <table:table-cell table:formula="of:=[.J26]&gt;[.K26]" office:value-type="boolean" office:boolean-value="false" calcext:value-type="boolean">
            <text:p>FALSE</text:p>
          </table:table-cell>
          <table:table-cell table:formula="of:=(1-[.K26]/[.J26])*100" office:value-type="float" office:value="-0.328452672737622" calcext:value-type="float">
            <text:p>-0.32845267273762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4.0589" calcext:value-type="float">
            <text:p>74.0589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1.43041157873133" calcext:value-type="float">
            <text:p>1.430411578731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8.845375" calcext:value-type="float">
            <text:p>98.845375</text:p>
          </table:table-cell>
          <table:table-cell table:formula="of:=[.X26]&gt;[.Y26]" office:value-type="boolean" office:boolean-value="true" calcext:value-type="boolean">
            <text:p>TRUE</text:p>
          </table:table-cell>
          <table:table-cell table:formula="of:=(1-[.Y26]/[.X26])*100" office:value-type="float" office:value="0.581187229822899" calcext:value-type="float">
            <text:p>0.5811872298228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90.8655" calcext:value-type="float">
            <text:p>190.8655</text:p>
          </table:table-cell>
          <table:table-cell table:formula="of:=[.C27]&gt;[.D27]" office:value-type="boolean" office:boolean-value="false" calcext:value-type="boolean">
            <text:p>FALSE</text:p>
          </table:table-cell>
          <table:table-cell table:formula="of:=(1-[.D27]/[.C27])*100" office:value-type="float" office:value="-0.543899111324153" calcext:value-type="float">
            <text:p>-0.54389911132415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8.333" calcext:value-type="float">
            <text:p>148.333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0.885184467274014" calcext:value-type="float">
            <text:p>-0.88518446727401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88.65718" calcext:value-type="float">
            <text:p>88.65718</text:p>
          </table:table-cell>
          <table:table-cell table:formula="of:=[.Q27]&gt;[.R27]" office:value-type="boolean" office:boolean-value="true" calcext:value-type="boolean">
            <text:p>TRUE</text:p>
          </table:table-cell>
          <table:table-cell table:formula="of:=(1-[.R27]/[.Q27])*100" office:value-type="float" office:value="0.274046996872146" calcext:value-type="float">
            <text:p>0.27404699687214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7.967" calcext:value-type="float">
            <text:p>117.967</text:p>
          </table:table-cell>
          <table:table-cell table:formula="of:=[.X27]&gt;[.Y27]" office:value-type="boolean" office:boolean-value="true" calcext:value-type="boolean">
            <text:p>TRUE</text:p>
          </table:table-cell>
          <table:table-cell table:formula="of:=(1-[.Y27]/[.X27])*100" office:value-type="float" office:value="0.285617924532278" calcext:value-type="float">
            <text:p>0.285617924532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5.44475" calcext:value-type="float">
            <text:p>215.44475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126068125462708" calcext:value-type="float">
            <text:p>0.12606812546270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72.985" calcext:value-type="float">
            <text:p>172.985</text:p>
          </table:table-cell>
          <table:table-cell table:formula="of:=[.J28]&gt;[.K28]" office:value-type="boolean" office:boolean-value="false" calcext:value-type="boolean">
            <text:p>FALSE</text:p>
          </table:table-cell>
          <table:table-cell table:formula="of:=(1-[.K28]/[.J28])*100" office:value-type="float" office:value="-1.19857584291685" calcext:value-type="float">
            <text:p>-1.1985758429168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6.3072" calcext:value-type="float">
            <text:p>106.3072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1.13322424749798" calcext:value-type="float">
            <text:p>-1.133224247497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7.011" calcext:value-type="float">
            <text:p>137.011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0.260143206822971" calcext:value-type="float">
            <text:p>-0.2601432068229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5.64125" calcext:value-type="float">
            <text:p>245.64125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0.0895806152193757" calcext:value-type="float">
            <text:p>-0.08958061521937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3.5182" calcext:value-type="float">
            <text:p>193.5182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0.432857668392861" calcext:value-type="float">
            <text:p>0.43285766839286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23.7458" calcext:value-type="float">
            <text:p>123.7458</text:p>
          </table:table-cell>
          <table:table-cell table:formula="of:=[.Q29]&gt;[.R29]" office:value-type="boolean" office:boolean-value="false" calcext:value-type="boolean">
            <text:p>FALSE</text:p>
          </table:table-cell>
          <table:table-cell table:formula="of:=(1-[.R29]/[.Q29])*100" office:value-type="float" office:value="-2.84621496461139" calcext:value-type="float">
            <text:p>-2.8462149646113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7.6495" calcext:value-type="float">
            <text:p>157.6495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1.02945916865276" calcext:value-type="float">
            <text:p>-1.029459168652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5.46375" calcext:value-type="float">
            <text:p>275.46375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539522238028856" calcext:value-type="float">
            <text:p>0.53952223802885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4.5016" calcext:value-type="float">
            <text:p>214.5016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0.925519640618666" calcext:value-type="float">
            <text:p>0.92551964061866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4.1736" calcext:value-type="float">
            <text:p>134.1736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0.988976768417693" calcext:value-type="float">
            <text:p>0.98897676841769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4.886" calcext:value-type="float">
            <text:p>174.886</text:p>
          </table:table-cell>
          <table:table-cell table:formula="of:=[.X30]&gt;[.Y30]" office:value-type="boolean" office:boolean-value="true" calcext:value-type="boolean">
            <text:p>TRUE</text:p>
          </table:table-cell>
          <table:table-cell table:formula="of:=(1-[.Y30]/[.X30])*100" office:value-type="float" office:value="0.0564620469892141" calcext:value-type="float">
            <text:p>0.05646204698921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469.285" calcext:value-type="float">
            <text:p>1469.285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13.7756700895409" calcext:value-type="float">
            <text:p>13.7756700895409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502.7918" calcext:value-type="float">
            <text:p>502.7918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6.48984432913269" calcext:value-type="float">
            <text:p>-6.48984432913269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77.871" calcext:value-type="float">
            <text:p>177.871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22.089839498175" calcext:value-type="float">
            <text:p>22.089839498175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8" calcext:value-type="float">
            <text:p>198</text:p>
          </table:table-cell>
          <table:table-cell table:formula="of:=[.X31]&gt;[.Y31]" office:value-type="boolean" office:boolean-value="true" calcext:value-type="boolean">
            <text:p>TRUE</text:p>
          </table:table-cell>
          <table:table-cell table:formula="of:=(1-[.Y31]/[.X31])*100" office:value-type="float" office:value="0.214890760503639" calcext:value-type="float">
            <text:p>0.214890760503639</text:p>
          </table:table-cell>
        </table:table-row>
        <table:table-row table:style-name="ro1"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style-name="ce6" table:formula="of:=SUM([$fdtd.C31:$fdtd.ZZ31]) / COUNT([$fdtd.C31:$fdtd.ZZ31])" office:value-type="float" office:value="1667.88" calcext:value-type="float">
            <text:p>1667.88</text:p>
          </table:table-cell>
          <table:table-cell table:style-name="ce30" table:formula="of:=[.C32]&gt;[.D32]" office:value-type="boolean" office:boolean-value="true" calcext:value-type="boolean">
            <text:p>TRUE</text:p>
          </table:table-cell>
          <table:table-cell table:style-name="ce37" table:formula="of:=(1-[.D32]/[.C32])*100" office:value-type="float" office:value="12.1436438885661" calcext:value-type="float">
            <text:p>12.1436438885661</text:p>
          </table:table-cell>
          <table:table-cell table:style-name="ce6"/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1:$'nw-van'.ZZ31]) / COUNT([$'nw-van'.C31:$'nw-van'.ZZ31])" office:value-type="float" office:value="6419.62" calcext:value-type="float">
            <text:p>6419.62</text:p>
          </table:table-cell>
          <table:table-cell table:style-name="ce6" table:formula="of:=SUM([$nw.C31:$nw.ZZ31]) / COUNT([$nw.C31:$nw.ZZ31])" office:value-type="float" office:value="7217.224" calcext:value-type="float">
            <text:p>7217.224</text:p>
          </table:table-cell>
          <table:table-cell table:style-name="ce30" table:formula="of:=[.J32]&gt;[.K32]" office:value-type="boolean" office:boolean-value="false" calcext:value-type="boolean">
            <text:p>FALSE</text:p>
          </table:table-cell>
          <table:table-cell table:style-name="ce37" table:formula="of:=(1-[.KU1332]/[.J32])*100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1:$'ra-van'.ZZ31]) / COUNT([$'ra-van'.C31:$'ra-van'.ZZ31])" office:value-type="float" office:value="390.7965" calcext:value-type="float">
            <text:p>390.7965</text:p>
          </table:table-cell>
          <table:table-cell table:style-name="ce6" table:formula="of:=SUM([$ra.C31:$ra.ZZ31]) / COUNT([$ra.C31:$ra.ZZ31])" office:value-type="float" office:value="393.5092" calcext:value-type="float">
            <text:p>393.5092</text:p>
          </table:table-cell>
          <table:table-cell table:style-name="ce30" table:formula="of:=[.Q32]&gt;[.R32]" office:value-type="boolean" office:boolean-value="false" calcext:value-type="boolean">
            <text:p>FALSE</text:p>
          </table:table-cell>
          <table:table-cell table:style-name="ce37" table:formula="of:=(1-[.R32]/[.Q32])*100" office:value-type="float" office:value="-0.69414644194612" calcext:value-type="float">
            <text:p>-0.69414644194612</text:p>
          </table:table-cell>
          <table:table-cell table:style-name="ce6"/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style-name="ce40" table:formula="of:=SUM([$addvec.C31:$addvec.ZZ31]) / COUNT([$addvec.C31:$addvec.ZZ31])" office:value-type="float" office:value="233.3885" calcext:value-type="float">
            <text:p>233.3885</text:p>
          </table:table-cell>
          <table:table-cell table:style-name="ce41" table:formula="of:=[.X32]&gt;[.Y32]" office:value-type="boolean" office:boolean-value="false" calcext:value-type="boolean">
            <text:p>FALSE</text:p>
          </table:table-cell>
          <table:table-cell table:style-name="ce37" table:formula="of:=(1-[.Y32]/[.X32])*100" office:value-type="float" office:value="-1.04566198777087" calcext:value-type="float">
            <text:p>-1.04566198777087</text:p>
          </table:table-cell>
        </table:table-row>
        <table:table-row table:style-name="ro1"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style-name="ce6" table:formula="of:=SUM([$fdtd.C32:$fdtd.ZZ32]) / COUNT([$fdtd.C32:$fdtd.ZZ32])" office:value-type="float" office:value="2075.995" calcext:value-type="float">
            <text:p>2075.995</text:p>
          </table:table-cell>
          <table:table-cell table:style-name="ce30" table:formula="of:=[.C33]&gt;[.D33]" office:value-type="boolean" office:boolean-value="false" calcext:value-type="boolean">
            <text:p>FALSE</text:p>
          </table:table-cell>
          <table:table-cell table:style-name="ce37" table:formula="of:=(1-[.D33]/[.C33])*100" office:value-type="float" office:value="-0.423025758858375" calcext:value-type="float">
            <text:p>-0.423025758858375</text:p>
          </table:table-cell>
          <table:table-cell table:style-name="ce6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2:$'nw-van'.ZZ32]) / COUNT([$'nw-van'.C32:$'nw-van'.ZZ32])" office:value-type="float" office:value="21426.84" calcext:value-type="float">
            <text:p>21426.84</text:p>
          </table:table-cell>
          <table:table-cell table:style-name="ce6" table:formula="of:=SUM([$nw.C32:$nw.ZZ32]) / COUNT([$nw.C32:$nw.ZZ32])" office:value-type="float" office:value="20996.24" calcext:value-type="float">
            <text:p>20996.24</text:p>
          </table:table-cell>
          <table:table-cell table:style-name="ce30" table:formula="of:=[.J33]&gt;[.K33]" office:value-type="boolean" office:boolean-value="true" calcext:value-type="boolean">
            <text:p>TRUE</text:p>
          </table:table-cell>
          <table:table-cell table:style-name="ce37" table:formula="of:=(1-[.K33]/[.J33])*100" office:value-type="float" office:value="2.00962904469351" calcext:value-type="float">
            <text:p>2.00962904469351</text:p>
          </table:table-cell>
          <table:table-cell table:style-name="ce6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2:$'ra-van'.ZZ32]) / COUNT([$'ra-van'.C32:$'ra-van'.ZZ32])" office:value-type="float" office:value="501.5376" calcext:value-type="float">
            <text:p>501.5376</text:p>
          </table:table-cell>
          <table:table-cell table:style-name="ce6" table:formula="of:=SUM([$ra.C32:$ra.ZZ32]) / COUNT([$ra.C32:$ra.ZZ32])" office:value-type="float" office:value="457.7402" calcext:value-type="float">
            <text:p>457.7402</text:p>
          </table:table-cell>
          <table:table-cell table:style-name="ce30" table:formula="of:=[.Q33]&gt;[.R33]" office:value-type="boolean" office:boolean-value="true" calcext:value-type="boolean">
            <text:p>TRUE</text:p>
          </table:table-cell>
          <table:table-cell table:style-name="ce37" table:formula="of:=(1-[.R33]/[.Q33])*100" office:value-type="float" office:value="8.73262543027681" calcext:value-type="float">
            <text:p>8.73262543027681</text:p>
          </table:table-cell>
          <table:table-cell table:style-name="ce6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style-name="ce40" table:formula="of:=SUM([$addvec.C32:$addvec.ZZ32]) / COUNT([$addvec.C32:$addvec.ZZ32])" office:value-type="float" office:value="269.51525" calcext:value-type="float">
            <text:p>269.51525</text:p>
          </table:table-cell>
          <table:table-cell table:style-name="ce41" table:formula="of:=[.X33]&gt;[.Y33]" office:value-type="boolean" office:boolean-value="true" calcext:value-type="boolean">
            <text:p>TRUE</text:p>
          </table:table-cell>
          <table:table-cell table:style-name="ce37" table:formula="of:=(1-[.Y33]/[.X33])*100" office:value-type="float" office:value="0.176024711980616" calcext:value-type="float">
            <text:p>0.176024711980616</text:p>
          </table:table-cell>
        </table:table-row>
        <table:table-row table:style-name="ro1"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style-name="ce6" table:formula="of:=SUM([$fdtd.C33:$fdtd.ZZ33]) / COUNT([$fdtd.C33:$fdtd.ZZ33])" office:value-type="float" office:value="2286.6325" calcext:value-type="float">
            <text:p>2286.6325</text:p>
          </table:table-cell>
          <table:table-cell table:style-name="ce30" table:formula="of:=[.C34]&gt;[.D34]" office:value-type="boolean" office:boolean-value="false" calcext:value-type="boolean">
            <text:p>FALSE</text:p>
          </table:table-cell>
          <table:table-cell table:style-name="ce37" table:formula="of:=(1-[.D34]/[.C34])*100" office:value-type="float" office:value="-1.59257628553924" calcext:value-type="float">
            <text:p>-1.59257628553924</text:p>
          </table:table-cell>
          <table:table-cell table:style-name="ce6"/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3:$'nw-van'.ZZ33]) / COUNT([$'nw-van'.C33:$'nw-van'.ZZ33])" office:value-type="float" office:value="35976.23" calcext:value-type="float">
            <text:p>35976.23</text:p>
          </table:table-cell>
          <table:table-cell table:style-name="ce6" table:formula="of:=SUM([$nw.C33:$nw.ZZ33]) / COUNT([$nw.C33:$nw.ZZ33])" office:value-type="float" office:value="45863.6" calcext:value-type="float">
            <text:p>45863.6</text:p>
          </table:table-cell>
          <table:table-cell table:style-name="ce30" table:formula="of:=[.J34]&gt;[.K34]" office:value-type="boolean" office:boolean-value="false" calcext:value-type="boolean">
            <text:p>FALSE</text:p>
          </table:table-cell>
          <table:table-cell table:style-name="ce37" table:formula="of:=(1-[.K34]/[.J34])*100" office:value-type="float" office:value="-27.4830631225117" calcext:value-type="float">
            <text:p>-27.4830631225117</text:p>
          </table:table-cell>
          <table:table-cell table:style-name="ce6"/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3:$'ra-van'.ZZ33]) / COUNT([$'ra-van'.C33:$'ra-van'.ZZ33])" office:value-type="float" office:value="898.0944" calcext:value-type="float">
            <text:p>898.0944</text:p>
          </table:table-cell>
          <table:table-cell table:style-name="ce6" table:formula="of:=SUM([$ra.C33:$ra.ZZ33]) / COUNT([$ra.C33:$ra.ZZ33])" office:value-type="float" office:value="2262.682" calcext:value-type="float">
            <text:p>2262.682</text:p>
          </table:table-cell>
          <table:table-cell table:style-name="ce30" table:formula="of:=[.Q34]&gt;[.R34]" office:value-type="boolean" office:boolean-value="false" calcext:value-type="boolean">
            <text:p>FALSE</text:p>
          </table:table-cell>
          <table:table-cell table:style-name="ce37" table:formula="of:=(1-[.R34]/[.Q34])*100" office:value-type="float" office:value="-151.942557486162" calcext:value-type="float">
            <text:p>-151.942557486162</text:p>
          </table:table-cell>
          <table:table-cell table:style-name="ce6"/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style-name="ce40" table:formula="of:=SUM([$addvec.C33:$addvec.ZZ33]) / COUNT([$addvec.C33:$addvec.ZZ33])" office:value-type="float" office:value="302.11525" calcext:value-type="float">
            <text:p>302.11525</text:p>
          </table:table-cell>
          <table:table-cell table:style-name="ce41" table:formula="of:=[.X34]&gt;[.Y34]" office:value-type="boolean" office:boolean-value="false" calcext:value-type="boolean">
            <text:p>FALSE</text:p>
          </table:table-cell>
          <table:table-cell table:style-name="ce37" table:formula="of:=(1-[.Y34]/[.X34])*100" office:value-type="float" office:value="-0.954474536931049" calcext:value-type="float">
            <text:p>-0.954474536931049</text:p>
          </table:table-cell>
        </table:table-row>
        <table:table-row table:style-name="ro1"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style-name="ce6" table:formula="of:=SUM([$fdtd.C34:$fdtd.ZZ34]) / COUNT([$fdtd.C34:$fdtd.ZZ34])" office:value-type="float" office:value="2494.015" calcext:value-type="float">
            <text:p>2494.015</text:p>
          </table:table-cell>
          <table:table-cell table:style-name="ce30" table:formula="of:=[.C35]&gt;[.D35]" office:value-type="boolean" office:boolean-value="false" calcext:value-type="boolean">
            <text:p>FALSE</text:p>
          </table:table-cell>
          <table:table-cell table:style-name="ce37" table:formula="of:=(1-[.D35]/[.C35])*100" office:value-type="float" office:value="-3.62709262934924" calcext:value-type="float">
            <text:p>-3.62709262934924</text:p>
          </table:table-cell>
          <table:table-cell table:style-name="ce6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4:$'nw-van'.ZZ34]) / COUNT([$'nw-van'.C34:$'nw-van'.ZZ34])" office:value-type="float" office:value="86245.1" calcext:value-type="float">
            <text:p>86245.1</text:p>
          </table:table-cell>
          <table:table-cell table:style-name="ce6" table:formula="of:=SUM([$nw.C34:$nw.ZZ34]) / COUNT([$nw.C34:$nw.ZZ34])" office:value-type="float" office:value="73671.26" calcext:value-type="float">
            <text:p>73671.26</text:p>
          </table:table-cell>
          <table:table-cell table:style-name="ce30" table:formula="of:=[.J35]&gt;[.K35]" office:value-type="boolean" office:boolean-value="true" calcext:value-type="boolean">
            <text:p>TRUE</text:p>
          </table:table-cell>
          <table:table-cell table:style-name="ce37" table:formula="of:=(1-[.K35]/[.J35])*100" office:value-type="float" office:value="14.5791934846154" calcext:value-type="float">
            <text:p>14.5791934846154</text:p>
          </table:table-cell>
          <table:table-cell table:style-name="ce6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4:$'ra-van'.ZZ34]) / COUNT([$'ra-van'.C34:$'ra-van'.ZZ34])" office:value-type="float" office:value="1799.982" calcext:value-type="float">
            <text:p>1799.982</text:p>
          </table:table-cell>
          <table:table-cell table:style-name="ce6" table:formula="of:=SUM([$ra.C34:$ra.ZZ34]) / COUNT([$ra.C34:$ra.ZZ34])" office:value-type="float" office:value="4002.738" calcext:value-type="float">
            <text:p>4002.738</text:p>
          </table:table-cell>
          <table:table-cell table:style-name="ce30" table:formula="of:=[.Q35]&gt;[.R35]" office:value-type="boolean" office:boolean-value="false" calcext:value-type="boolean">
            <text:p>FALSE</text:p>
          </table:table-cell>
          <table:table-cell table:style-name="ce37" table:formula="of:=(1-[.R35]/[.Q35])*100" office:value-type="float" office:value="-122.376557098904" calcext:value-type="float">
            <text:p>-122.376557098904</text:p>
          </table:table-cell>
          <table:table-cell table:style-name="ce6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style-name="ce40" table:formula="of:=SUM([$addvec.C34:$addvec.ZZ34]) / COUNT([$addvec.C34:$addvec.ZZ34])" office:value-type="float" office:value="338.94475" calcext:value-type="float">
            <text:p>338.94475</text:p>
          </table:table-cell>
          <table:table-cell table:style-name="ce41" table:formula="of:=[.X35]&gt;[.Y35]" office:value-type="boolean" office:boolean-value="true" calcext:value-type="boolean">
            <text:p>TRUE</text:p>
          </table:table-cell>
          <table:table-cell table:style-name="ce37" table:formula="of:=(1-[.Y35]/[.X35])*100" office:value-type="float" office:value="0.107703806133741" calcext:value-type="float">
            <text:p>0.107703806133741</text:p>
          </table:table-cell>
        </table:table-row>
        <table:table-row table:style-name="ro1"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style-name="ce6" table:formula="of:=SUM([$fdtd.C35:$fdtd.ZZ35]) / COUNT([$fdtd.C35:$fdtd.ZZ35])" office:value-type="float" office:value="4368.3" calcext:value-type="float">
            <text:p>4368.3</text:p>
          </table:table-cell>
          <table:table-cell table:style-name="ce30" table:formula="of:=[.C36]&gt;[.D36]" office:value-type="boolean" office:boolean-value="true" calcext:value-type="boolean">
            <text:p>TRUE</text:p>
          </table:table-cell>
          <table:table-cell table:style-name="ce37" table:formula="of:=(1-[.D36]/[.C36])*100" office:value-type="float" office:value="11.0826772535065" calcext:value-type="float">
            <text:p>11.0826772535065</text:p>
          </table:table-cell>
          <table:table-cell table:style-name="ce6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5:$'nw-van'.ZZ35]) / COUNT([$'nw-van'.C35:$'nw-van'.ZZ35])" office:value-type="float" office:value="112316.9" calcext:value-type="float">
            <text:p>112316.9</text:p>
          </table:table-cell>
          <table:table-cell table:style-name="ce6" table:formula="of:=SUM([$nw.C35:$nw.ZZ35]) / COUNT([$nw.C35:$nw.ZZ35])" office:value-type="float" office:value="97913.7" calcext:value-type="float">
            <text:p>97913.7</text:p>
          </table:table-cell>
          <table:table-cell table:style-name="ce30" table:formula="of:=[.J36]&gt;[.K36]" office:value-type="boolean" office:boolean-value="true" calcext:value-type="boolean">
            <text:p>TRUE</text:p>
          </table:table-cell>
          <table:table-cell table:style-name="ce37" table:formula="of:=(1-[.K36]/[.J36])*100" office:value-type="float" office:value="12.8237157542632" calcext:value-type="float">
            <text:p>12.8237157542632</text:p>
          </table:table-cell>
          <table:table-cell table:style-name="ce6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5:$'ra-van'.ZZ35]) / COUNT([$'ra-van'.C35:$'ra-van'.ZZ35])" office:value-type="float" office:value="12912.6" calcext:value-type="float">
            <text:p>12912.6</text:p>
          </table:table-cell>
          <table:table-cell table:style-name="ce6" table:formula="of:=SUM([$ra.C35:$ra.ZZ35]) / COUNT([$ra.C35:$ra.ZZ35])" office:value-type="float" office:value="10461.22" calcext:value-type="float">
            <text:p>10461.22</text:p>
          </table:table-cell>
          <table:table-cell table:style-name="ce30" table:formula="of:=[.Q36]&gt;[.R36]" office:value-type="boolean" office:boolean-value="true" calcext:value-type="boolean">
            <text:p>TRUE</text:p>
          </table:table-cell>
          <table:table-cell table:style-name="ce37" table:formula="of:=(1-[.R36]/[.Q36])*100" office:value-type="float" office:value="18.984402831343" calcext:value-type="float">
            <text:p>18.984402831343</text:p>
          </table:table-cell>
          <table:table-cell table:style-name="ce6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style-name="ce40" table:formula="of:=SUM([$addvec.C35:$addvec.ZZ35]) / COUNT([$addvec.C35:$addvec.ZZ35])" office:value-type="float" office:value="370.18075" calcext:value-type="float">
            <text:p>370.18075</text:p>
          </table:table-cell>
          <table:table-cell table:style-name="ce41" table:formula="of:=[.X36]&gt;[.Y36]" office:value-type="boolean" office:boolean-value="false" calcext:value-type="boolean">
            <text:p>FALSE</text:p>
          </table:table-cell>
          <table:table-cell table:style-name="ce37" table:formula="of:=(1-[.Y36]/[.X36])*100" office:value-type="float" office:value="-1.51413936241309" calcext:value-type="float">
            <text:p>-1.51413936241309</text:p>
          </table:table-cell>
        </table:table-row>
        <table:table-row table:style-name="ro1"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style-name="ce6" table:formula="of:=SUM([$fdtd.C36:$fdtd.ZZ36]) / COUNT([$fdtd.C36:$fdtd.ZZ36])" office:value-type="float" office:value="4705.4675" calcext:value-type="float">
            <text:p>4705.4675</text:p>
          </table:table-cell>
          <table:table-cell table:style-name="ce30" table:formula="of:=[.C37]&gt;[.D37]" office:value-type="boolean" office:boolean-value="true" calcext:value-type="boolean">
            <text:p>TRUE</text:p>
          </table:table-cell>
          <table:table-cell table:style-name="ce37" table:formula="of:=(1-[.D37]/[.C37])*100" office:value-type="float" office:value="10.3676769762487" calcext:value-type="float">
            <text:p>10.3676769762487</text:p>
          </table:table-cell>
          <table:table-cell table:style-name="ce6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6:$'nw-van'.ZZ36]) / COUNT([$'nw-van'.C36:$'nw-van'.ZZ36])" office:value-type="float" office:value="146327.1" calcext:value-type="float">
            <text:p>146327.1</text:p>
          </table:table-cell>
          <table:table-cell table:style-name="ce6" table:formula="of:=SUM([$nw.C36:$nw.ZZ36]) / COUNT([$nw.C36:$nw.ZZ36])" office:value-type="float" office:value="128311.4" calcext:value-type="float">
            <text:p>128311.4</text:p>
          </table:table-cell>
          <table:table-cell table:style-name="ce30" table:formula="of:=[.J37]&gt;[.K37]" office:value-type="boolean" office:boolean-value="true" calcext:value-type="boolean">
            <text:p>TRUE</text:p>
          </table:table-cell>
          <table:table-cell table:style-name="ce37" table:formula="of:=(1-[.K37]/[.J37])*100" office:value-type="float" office:value="12.3119367499253" calcext:value-type="float">
            <text:p>12.3119367499253</text:p>
          </table:table-cell>
          <table:table-cell table:style-name="ce6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6:$'ra-van'.ZZ36]) / COUNT([$'ra-van'.C36:$'ra-van'.ZZ36])" office:value-type="float" office:value="52268.41" calcext:value-type="float">
            <text:p>52268.41</text:p>
          </table:table-cell>
          <table:table-cell table:style-name="ce6" table:formula="of:=SUM([$ra.C36:$ra.ZZ36]) / COUNT([$ra.C36:$ra.ZZ36])" office:value-type="float" office:value="50256.62" calcext:value-type="float">
            <text:p>50256.62</text:p>
          </table:table-cell>
          <table:table-cell table:style-name="ce30" table:formula="of:=[.Q37]&gt;[.R37]" office:value-type="boolean" office:boolean-value="true" calcext:value-type="boolean">
            <text:p>TRUE</text:p>
          </table:table-cell>
          <table:table-cell table:style-name="ce37" table:formula="of:=(1-[.R37]/[.Q37])*100" office:value-type="float" office:value="3.84895962972661" calcext:value-type="float">
            <text:p>3.84895962972661</text:p>
          </table:table-cell>
          <table:table-cell table:style-name="ce6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style-name="ce40" table:formula="of:=SUM([$addvec.C36:$addvec.ZZ36]) / COUNT([$addvec.C36:$addvec.ZZ36])" office:value-type="float" office:value="404.883" calcext:value-type="float">
            <text:p>404.883</text:p>
          </table:table-cell>
          <table:table-cell table:style-name="ce41" table:formula="of:=[.X37]&gt;[.Y37]" office:value-type="boolean" office:boolean-value="true" calcext:value-type="boolean">
            <text:p>TRUE</text:p>
          </table:table-cell>
          <table:table-cell table:style-name="ce37" table:formula="of:=(1-[.Y37]/[.X37])*100" office:value-type="float" office:value="0.14504116322962" calcext:value-type="float">
            <text:p>0.14504116322962</text:p>
          </table:table-cell>
        </table:table-row>
        <table:table-row table:style-name="ro1"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style-name="ce6" table:formula="of:=SUM([$fdtd.C37:$fdtd.ZZ37]) / COUNT([$fdtd.C37:$fdtd.ZZ37])" office:value-type="float" office:value="5064.81" calcext:value-type="float">
            <text:p>5064.81</text:p>
          </table:table-cell>
          <table:table-cell table:style-name="ce30" table:formula="of:=[.C38]&gt;[.D38]" office:value-type="boolean" office:boolean-value="true" calcext:value-type="boolean">
            <text:p>TRUE</text:p>
          </table:table-cell>
          <table:table-cell table:style-name="ce37" table:formula="of:=(1-[.D38]/[.C38])*100" office:value-type="float" office:value="9.45003447821509" calcext:value-type="float">
            <text:p>9.45003447821509</text:p>
          </table:table-cell>
          <table:table-cell table:style-name="ce6"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7:$'nw-van'.ZZ37]) / COUNT([$'nw-van'.C37:$'nw-van'.ZZ37])" office:value-type="float" office:value="176644.1" calcext:value-type="float">
            <text:p>176644.1</text:p>
          </table:table-cell>
          <table:table-cell table:style-name="ce6" table:formula="of:=SUM([$nw.C37:$nw.ZZ37]) / COUNT([$nw.C37:$nw.ZZ37])" office:value-type="float" office:value="151132.8" calcext:value-type="float">
            <text:p>151132.8</text:p>
          </table:table-cell>
          <table:table-cell table:style-name="ce30" table:formula="of:=[.J38]&gt;[.K38]" office:value-type="boolean" office:boolean-value="true" calcext:value-type="boolean">
            <text:p>TRUE</text:p>
          </table:table-cell>
          <table:table-cell table:style-name="ce37" table:formula="of:=(1-[.K38]/[.J38])*100" office:value-type="float" office:value="14.442203277664" calcext:value-type="float">
            <text:p>14.442203277664</text:p>
          </table:table-cell>
          <table:table-cell table:style-name="ce6"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7:$'ra-van'.ZZ37]) / COUNT([$'ra-van'.C37:$'ra-van'.ZZ37])" office:value-type="float" office:value="82374.56" calcext:value-type="float">
            <text:p>82374.56</text:p>
          </table:table-cell>
          <table:table-cell table:style-name="ce6" table:formula="of:=SUM([$ra.C37:$ra.ZZ37]) / COUNT([$ra.C37:$ra.ZZ37])" office:value-type="float" office:value="80735.6" calcext:value-type="float">
            <text:p>80735.6</text:p>
          </table:table-cell>
          <table:table-cell table:style-name="ce30" table:formula="of:=[.Q38]&gt;[.R38]" office:value-type="boolean" office:boolean-value="true" calcext:value-type="boolean">
            <text:p>TRUE</text:p>
          </table:table-cell>
          <table:table-cell table:style-name="ce37" table:formula="of:=(1-[.R38]/[.Q38])*100" office:value-type="float" office:value="1.98964340446856" calcext:value-type="float">
            <text:p>1.98964340446856</text:p>
          </table:table-cell>
          <table:table-cell table:style-name="ce6"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style-name="ce40" table:formula="of:=SUM([$addvec.C37:$addvec.ZZ37]) / COUNT([$addvec.C37:$addvec.ZZ37])" office:value-type="float" office:value="439.07525" calcext:value-type="float">
            <text:p>439.07525</text:p>
          </table:table-cell>
          <table:table-cell table:style-name="ce41" table:formula="of:=[.X38]&gt;[.Y38]" office:value-type="boolean" office:boolean-value="false" calcext:value-type="boolean">
            <text:p>FALSE</text:p>
          </table:table-cell>
          <table:table-cell table:style-name="ce37" table:formula="of:=(1-[.Y38]/[.X38])*100" office:value-type="float" office:value="-2.81639366450461" calcext:value-type="float">
            <text:p>-2.81639366450461</text:p>
          </table:table-cell>
        </table:table-row>
        <table:table-row table:style-name="ro1"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style-name="ce6" table:formula="of:=SUM([$fdtd.C38:$fdtd.ZZ38]) / COUNT([$fdtd.C38:$fdtd.ZZ38])" office:value-type="float" office:value="5371.185" calcext:value-type="float">
            <text:p>5371.185</text:p>
          </table:table-cell>
          <table:table-cell table:style-name="ce30" table:formula="of:=[.C39]&gt;[.D39]" office:value-type="boolean" office:boolean-value="true" calcext:value-type="boolean">
            <text:p>TRUE</text:p>
          </table:table-cell>
          <table:table-cell table:style-name="ce37" table:formula="of:=(1-[.D39]/[.C39])*100" office:value-type="float" office:value="9.06368962513555" calcext:value-type="float">
            <text:p>9.06368962513555</text:p>
          </table:table-cell>
          <table:table-cell table:style-name="ce6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8:$'nw-van'.ZZ38]) / COUNT([$'nw-van'.C38:$'nw-van'.ZZ38])" office:value-type="float" office:value="209631.6" calcext:value-type="float">
            <text:p>209631.6</text:p>
          </table:table-cell>
          <table:table-cell table:style-name="ce6" table:formula="of:=SUM([$nw.C38:$nw.ZZ38]) / COUNT([$nw.C38:$nw.ZZ38])" office:value-type="float" office:value="188411.2" calcext:value-type="float">
            <text:p>188411.2</text:p>
          </table:table-cell>
          <table:table-cell table:style-name="ce30" table:formula="of:=[.J39]&gt;[.K39]" office:value-type="boolean" office:boolean-value="true" calcext:value-type="boolean">
            <text:p>TRUE</text:p>
          </table:table-cell>
          <table:table-cell table:style-name="ce37" table:formula="of:=(1-[.K39]/[.J39])*100" office:value-type="float" office:value="10.1227105073853" calcext:value-type="float">
            <text:p>10.1227105073853</text:p>
          </table:table-cell>
          <table:table-cell table:style-name="ce6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8:$'ra-van'.ZZ38]) / COUNT([$'ra-van'.C38:$'ra-van'.ZZ38])" office:value-type="float" office:value="98488.4" calcext:value-type="float">
            <text:p>98488.4</text:p>
          </table:table-cell>
          <table:table-cell table:style-name="ce6" table:formula="of:=SUM([$ra.C38:$ra.ZZ38]) / COUNT([$ra.C38:$ra.ZZ38])" office:value-type="float" office:value="111663" calcext:value-type="float">
            <text:p>111663</text:p>
          </table:table-cell>
          <table:table-cell table:style-name="ce30" table:formula="of:=[.Q39]&gt;[.R39]" office:value-type="boolean" office:boolean-value="false" calcext:value-type="boolean">
            <text:p>FALSE</text:p>
          </table:table-cell>
          <table:table-cell table:style-name="ce37" table:formula="of:=(1-[.R39]/[.Q39])*100" office:value-type="float" office:value="-13.3768037657227" calcext:value-type="float">
            <text:p>-13.3768037657227</text:p>
          </table:table-cell>
          <table:table-cell table:style-name="ce6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style-name="ce40" table:formula="of:=SUM([$addvec.C38:$addvec.ZZ38]) / COUNT([$addvec.C38:$addvec.ZZ38])" office:value-type="float" office:value="471.48225" calcext:value-type="float">
            <text:p>471.48225</text:p>
          </table:table-cell>
          <table:table-cell table:style-name="ce41" table:formula="of:=[.X39]&gt;[.Y39]" office:value-type="boolean" office:boolean-value="true" calcext:value-type="boolean">
            <text:p>TRUE</text:p>
          </table:table-cell>
          <table:table-cell table:style-name="ce37" table:formula="of:=(1-[.Y39]/[.X39])*100" office:value-type="float" office:value="0.326377339432227" calcext:value-type="float">
            <text:p>0.326377339432227</text:p>
          </table:table-cell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style-name="ce6" table:formula="of:=SUM([$fdtd.C39:$fdtd.ZZ39]) / COUNT([$fdtd.C39:$fdtd.ZZ39])" office:value-type="float" office:value="5709.345" calcext:value-type="float">
            <text:p>5709.345</text:p>
          </table:table-cell>
          <table:table-cell table:style-name="ce30" table:formula="of:=[.C40]&gt;[.D40]" office:value-type="boolean" office:boolean-value="true" calcext:value-type="boolean">
            <text:p>TRUE</text:p>
          </table:table-cell>
          <table:table-cell table:style-name="ce37" table:formula="of:=(1-[.D40]/[.C40])*100" office:value-type="float" office:value="8.40462335382139" calcext:value-type="float">
            <text:p>8.40462335382139</text:p>
          </table:table-cell>
          <table:table-cell table:style-name="ce6"/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nw-van'.C39:$'nw-van'.ZZ39]) / COUNT([$'nw-van'.C39:$'nw-van'.ZZ39])" office:value-type="float" office:value="242557.4" calcext:value-type="float">
            <text:p>242557.4</text:p>
          </table:table-cell>
          <table:table-cell table:style-name="ce6" table:formula="of:=SUM([$nw.C39:$nw.ZZ39]) / COUNT([$nw.C39:$nw.ZZ39])" office:value-type="float" office:value="227522" calcext:value-type="float">
            <text:p>227522</text:p>
          </table:table-cell>
          <table:table-cell table:style-name="ce30" table:formula="of:=[.J40]&gt;[.K40]" office:value-type="boolean" office:boolean-value="true" calcext:value-type="boolean">
            <text:p>TRUE</text:p>
          </table:table-cell>
          <table:table-cell table:style-name="ce37" table:formula="of:=(1-[.K40]/[.J40])*100" office:value-type="float" office:value="6.19869771031516" calcext:value-type="float">
            <text:p>6.19869771031516</text:p>
          </table:table-cell>
          <table:table-cell table:style-name="ce6"/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39:$'ra-van'.ZZ39]) / COUNT([$'ra-van'.C39:$'ra-van'.ZZ39])" office:value-type="float" office:value="132228.72" calcext:value-type="float">
            <text:p>132228.72</text:p>
          </table:table-cell>
          <table:table-cell table:style-name="ce6" table:formula="of:=SUM([$ra.C39:$ra.ZZ39]) / COUNT([$ra.C39:$ra.ZZ39])" office:value-type="float" office:value="140903.2" calcext:value-type="float">
            <text:p>140903.2</text:p>
          </table:table-cell>
          <table:table-cell table:style-name="ce30" table:formula="of:=[.Q40]&gt;[.R40]" office:value-type="boolean" office:boolean-value="false" calcext:value-type="boolean">
            <text:p>FALSE</text:p>
          </table:table-cell>
          <table:table-cell table:style-name="ce37" table:formula="of:=(1-[.R40]/[.Q40])*100" office:value-type="float" office:value="-6.56020870503777" calcext:value-type="float">
            <text:p>-6.56020870503777</text:p>
          </table:table-cell>
          <table:table-cell table:style-name="ce6"/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style-name="ce40" table:formula="of:=SUM([$addvec.C39:$addvec.ZZ39]) / COUNT([$addvec.C39:$addvec.ZZ39])" office:value-type="float" office:value="506.6815" calcext:value-type="float">
            <text:p>506.6815</text:p>
          </table:table-cell>
          <table:table-cell table:style-name="ce41" table:formula="of:=[.X40]&gt;[.Y40]" office:value-type="boolean" office:boolean-value="false" calcext:value-type="boolean">
            <text:p>FALSE</text:p>
          </table:table-cell>
          <table:table-cell table:style-name="ce37" table:formula="of:=(1-[.Y40]/[.X40])*100" office:value-type="float" office:value="-2.69243576826859" calcext:value-type="float">
            <text:p>-2.69243576826859</text:p>
          </table:table-cell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4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27" table:formula="of:=SUM([$fdtd.C40:$fdtd.ZZ40]) / COUNT([$fdtd.C40:$fdtd.ZZ40])" office:value-type="float" office:value="6013.7725" calcext:value-type="float">
            <text:p>6013.7725</text:p>
          </table:table-cell>
          <table:table-cell table:style-name="ce33" table:formula="of:=[.C41]&gt;[.D41]" office:value-type="boolean" office:boolean-value="true" calcext:value-type="boolean">
            <text:p>TRUE</text:p>
          </table:table-cell>
          <table:table-cell table:style-name="ce38" table:formula="of:=(1-[.D41]/[.C41])*100" office:value-type="float" office:value="8.56505255731815" calcext:value-type="float">
            <text:p>8.56505255731815</text:p>
          </table:table-cell>
          <table:table-cell table:style-name="ce6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4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27" table:formula="of:=SUM([$nw.C40:$nw.ZZ40]) / COUNT([$nw.C40:$nw.ZZ40])" office:value-type="float" office:value="258546.8" calcext:value-type="float">
            <text:p>258546.8</text:p>
          </table:table-cell>
          <table:table-cell table:style-name="ce33" table:formula="of:=[.J41]&gt;[.K41]" office:value-type="boolean" office:boolean-value="true" calcext:value-type="boolean">
            <text:p>TRUE</text:p>
          </table:table-cell>
          <table:table-cell table:style-name="ce38" table:formula="of:=(1-[.K41]/[.J41])*100" office:value-type="float" office:value="5.14978302125251" calcext:value-type="float">
            <text:p>5.14978302125251</text:p>
          </table:table-cell>
          <table:table-cell table:style-name="ce6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3" table:formula="of:=SUM([$'ra-van'.C40:$'ra-van'.ZZ40]) / COUNT([$'ra-van'.C40:$'ra-van'.ZZ40])" office:value-type="float" office:value="161746.4" calcext:value-type="float">
            <text:p>161746.4</text:p>
          </table:table-cell>
          <table:table-cell table:style-name="ce6" table:formula="of:=SUM([$ra.C40:$ra.ZZ40]) / COUNT([$ra.C40:$ra.ZZ40])" office:value-type="float" office:value="172621.2" calcext:value-type="float">
            <text:p>172621.2</text:p>
          </table:table-cell>
          <table:table-cell table:style-name="ce33" table:formula="of:=[.Q41]&gt;[.R41]" office:value-type="boolean" office:boolean-value="false" calcext:value-type="boolean">
            <text:p>FALSE</text:p>
          </table:table-cell>
          <table:table-cell table:style-name="ce38" table:formula="of:=(1-[.R41]/[.Q41])*100" office:value-type="float" office:value="-6.72336447673643" calcext:value-type="float">
            <text:p>-6.72336447673643</text:p>
          </table:table-cell>
          <table:table-cell table:style-name="ce6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24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style-name="ce40" table:formula="of:=SUM([$addvec.C40:$addvec.ZZ40]) / COUNT([$addvec.C40:$addvec.ZZ40])" office:value-type="float" office:value="541.28975" calcext:value-type="float">
            <text:p>541.28975</text:p>
          </table:table-cell>
          <table:table-cell table:style-name="ce41" table:formula="of:=[.X41]&gt;[.Y41]" office:value-type="boolean" office:boolean-value="true" calcext:value-type="boolean">
            <text:p>TRUE</text:p>
          </table:table-cell>
          <table:table-cell table:style-name="ce38" table:formula="of:=(1-[.Y41]/[.X41])*100" office:value-type="float" office:value="0.0555862470337454" calcext:value-type="float">
            <text:p>0.055586247033745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48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48" office:value-type="float" office:value="32.3397" calcext:value-type="float">
            <text:p>32.3397</text:p>
          </table:table-cell>
          <table:table-cell table:style-name="ce48" office:value-type="float" office:value="34.7995" calcext:value-type="float">
            <text:p>34.7995</text:p>
          </table:table-cell>
          <table:table-cell table:style-name="ce48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48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44.8266" calcext:value-type="float">
            <text:p>44.8266</text:p>
          </table:table-cell>
          <table:table-cell table:style-name="ce48" office:value-type="float" office:value="44.3529" calcext:value-type="float">
            <text:p>44.3529</text:p>
          </table:table-cell>
          <table:table-cell table:style-name="ce48" office:value-type="float" office:value="45.0191" calcext:value-type="float">
            <text:p>45.0191</text:p>
          </table:table-cell>
          <table:table-cell table:style-name="ce48" office:value-type="float" office:value="46.8303" calcext:value-type="float">
            <text:p>46.8303</text:p>
          </table:table-cell>
          <table:table-cell table:style-name="ce48" office:value-type="float" office:value="45.4619" calcext:value-type="float">
            <text:p>45.4619</text:p>
          </table:table-cell>
          <table:table-cell table:style-name="ce48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68.1431" calcext:value-type="float">
            <text:p>68.1431</text:p>
          </table:table-cell>
          <table:table-cell table:style-name="ce48" office:value-type="float" office:value="69.0171" calcext:value-type="float">
            <text:p>69.0171</text:p>
          </table:table-cell>
          <table:table-cell table:style-name="ce48" office:value-type="float" office:value="69.2588" calcext:value-type="float">
            <text:p>69.2588</text:p>
          </table:table-cell>
          <table:table-cell table:style-name="ce48" office:value-type="float" office:value="68.062" calcext:value-type="float">
            <text:p>68.062</text:p>
          </table:table-cell>
          <table:table-cell table:style-name="ce48" office:value-type="float" office:value="83.7612" calcext:value-type="float">
            <text:p>83.7612</text:p>
          </table:table-cell>
          <table:table-cell table:style-name="ce48" office:value-type="float" office:value="69.08" calcext:value-type="float">
            <text:p>69.08</text:p>
          </table:table-cell>
          <table:table-cell table:style-name="ce48" office:value-type="float" office:value="68.2127" calcext:value-type="float">
            <text:p>68.2127</text:p>
          </table:table-cell>
          <table:table-cell table:style-name="ce48" office:value-type="float" office:value="68.6293" calcext:value-type="float">
            <text:p>68.6293</text:p>
          </table:table-cell>
          <table:table-cell table:style-name="ce48" office:value-type="float" office:value="85.597" calcext:value-type="float">
            <text:p>85.597</text:p>
          </table:table-cell>
          <table:table-cell table:style-name="ce48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163.099" calcext:value-type="float">
            <text:p>163.099</text:p>
          </table:table-cell>
          <table:table-cell table:style-name="ce48" office:value-type="float" office:value="164.567" calcext:value-type="float">
            <text:p>164.567</text:p>
          </table:table-cell>
          <table:table-cell table:style-name="ce48" office:value-type="float" office:value="162.871" calcext:value-type="float">
            <text:p>162.871</text:p>
          </table:table-cell>
          <table:table-cell table:style-name="ce48" office:value-type="float" office:value="219.542" calcext:value-type="float">
            <text:p>219.542</text:p>
          </table:table-cell>
          <table:table-cell table:style-name="ce48" office:value-type="float" office:value="161.882" calcext:value-type="float">
            <text:p>161.882</text:p>
          </table:table-cell>
          <table:table-cell table:style-name="ce48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608.055" calcext:value-type="float">
            <text:p>608.055</text:p>
          </table:table-cell>
          <table:table-cell table:style-name="ce48" office:value-type="float" office:value="613.548" calcext:value-type="float">
            <text:p>613.548</text:p>
          </table:table-cell>
          <table:table-cell table:style-name="ce48" office:value-type="float" office:value="730.289" calcext:value-type="float">
            <text:p>730.289</text:p>
          </table:table-cell>
          <table:table-cell table:style-name="ce48" office:value-type="float" office:value="702.345" calcext:value-type="float">
            <text:p>702.345</text:p>
          </table:table-cell>
          <table:table-cell table:style-name="ce48" office:value-type="float" office:value="612.882" calcext:value-type="float">
            <text:p>612.882</text:p>
          </table:table-cell>
          <table:table-cell table:style-name="ce48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3354.8" calcext:value-type="float">
            <text:p>3354.8</text:p>
          </table:table-cell>
          <table:table-cell table:style-name="ce48" office:value-type="float" office:value="3267.14" calcext:value-type="float">
            <text:p>3267.14</text:p>
          </table:table-cell>
          <table:table-cell table:style-name="ce48" office:value-type="float" office:value="3279.01" calcext:value-type="float">
            <text:p>3279.01</text:p>
          </table:table-cell>
          <table:table-cell table:style-name="ce48" office:value-type="float" office:value="4417.13" calcext:value-type="float">
            <text:p>4417.13</text:p>
          </table:table-cell>
          <table:table-cell table:style-name="ce48" office:value-type="float" office:value="3276.61" calcext:value-type="float">
            <text:p>3276.61</text:p>
          </table:table-cell>
          <table:table-cell table:style-name="ce48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5560.08" calcext:value-type="float">
            <text:p>5560.08</text:p>
          </table:table-cell>
          <table:table-cell table:style-name="ce48" office:value-type="float" office:value="5585.11" calcext:value-type="float">
            <text:p>5585.11</text:p>
          </table:table-cell>
          <table:table-cell table:style-name="ce48" office:value-type="float" office:value="5622.72" calcext:value-type="float">
            <text:p>5622.72</text:p>
          </table:table-cell>
          <table:table-cell table:style-name="ce48" office:value-type="float" office:value="6056.14" calcext:value-type="float">
            <text:p>6056.14</text:p>
          </table:table-cell>
          <table:table-cell table:style-name="ce48" office:value-type="float" office:value="7121.42" calcext:value-type="float">
            <text:p>7121.42</text:p>
          </table:table-cell>
          <table:table-cell table:style-name="ce48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12277.9" calcext:value-type="float">
            <text:p>12277.9</text:p>
          </table:table-cell>
          <table:table-cell table:style-name="ce48" office:value-type="float" office:value="11901.6" calcext:value-type="float">
            <text:p>11901.6</text:p>
          </table:table-cell>
          <table:table-cell table:style-name="ce48" office:value-type="float" office:value="12376.3" calcext:value-type="float">
            <text:p>12376.3</text:p>
          </table:table-cell>
          <table:table-cell table:style-name="ce48" office:value-type="float" office:value="14252.7" calcext:value-type="float">
            <text:p>14252.7</text:p>
          </table:table-cell>
          <table:table-cell table:style-name="ce48" office:value-type="float" office:value="12149.9" calcext:value-type="float">
            <text:p>12149.9</text:p>
          </table:table-cell>
          <table:table-cell table:style-name="ce48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17109.9" calcext:value-type="float">
            <text:p>17109.9</text:p>
          </table:table-cell>
          <table:table-cell table:style-name="ce48" office:value-type="float" office:value="15377.4" calcext:value-type="float">
            <text:p>15377.4</text:p>
          </table:table-cell>
          <table:table-cell table:style-name="ce48" office:value-type="float" office:value="15368.8" calcext:value-type="float">
            <text:p>15368.8</text:p>
          </table:table-cell>
          <table:table-cell table:style-name="ce48" office:value-type="float" office:value="16970.5" calcext:value-type="float">
            <text:p>16970.5</text:p>
          </table:table-cell>
          <table:table-cell table:style-name="ce48" office:value-type="float" office:value="18210.9" calcext:value-type="float">
            <text:p>18210.9</text:p>
          </table:table-cell>
          <table:table-cell table:style-name="ce48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20488" calcext:value-type="float">
            <text:p>20488</text:p>
          </table:table-cell>
          <table:table-cell table:style-name="ce48" office:value-type="float" office:value="19502.3" calcext:value-type="float">
            <text:p>19502.3</text:p>
          </table:table-cell>
          <table:table-cell table:style-name="ce48" office:value-type="float" office:value="19536.7" calcext:value-type="float">
            <text:p>19536.7</text:p>
          </table:table-cell>
          <table:table-cell table:style-name="ce48" office:value-type="float" office:value="20932.9" calcext:value-type="float">
            <text:p>20932.9</text:p>
          </table:table-cell>
          <table:table-cell table:style-name="ce48" office:value-type="float" office:value="20545" calcext:value-type="float">
            <text:p>20545</text:p>
          </table:table-cell>
          <table:table-cell table:style-name="ce48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48" office:value-type="float" office:value="23964.8" calcext:value-type="float">
            <text:p>23964.8</text:p>
          </table:table-cell>
          <table:table-cell table:style-name="ce48" office:value-type="float" office:value="23354.4" calcext:value-type="float">
            <text:p>23354.4</text:p>
          </table:table-cell>
          <table:table-cell table:style-name="ce48" office:value-type="float" office:value="23671" calcext:value-type="float">
            <text:p>23671</text:p>
          </table:table-cell>
          <table:table-cell table:style-name="ce48" office:value-type="float" office:value="24264.1" calcext:value-type="float">
            <text:p>24264.1</text:p>
          </table:table-cell>
          <table:table-cell table:style-name="ce48" office:value-type="float" office:value="24653.3" calcext:value-type="float">
            <text:p>24653.3</text:p>
          </table:table-cell>
          <table:table-cell table:style-name="ce48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8" office:value-type="float" office:value="17.6927" calcext:value-type="float">
            <text:p>17.6927</text:p>
          </table:table-cell>
          <table:table-cell table:style-name="ce48" office:value-type="float" office:value="16.8612" calcext:value-type="float">
            <text:p>16.8612</text:p>
          </table:table-cell>
          <table:table-cell table:style-name="ce48" office:value-type="float" office:value="17.0556" calcext:value-type="float">
            <text:p>17.0556</text:p>
          </table:table-cell>
          <table:table-cell table:style-name="ce48" office:value-type="float" office:value="17.4449" calcext:value-type="float">
            <text:p>17.4449</text:p>
          </table:table-cell>
          <table:table-cell table:style-name="ce48" office:value-type="float" office:value="17.6644" calcext:value-type="float">
            <text:p>17.6644</text:p>
          </table:table-cell>
          <table:table-cell table:style-name="ce48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48" office:value-type="float" office:value="33.7404" calcext:value-type="float">
            <text:p>33.7404</text:p>
          </table:table-cell>
          <table:table-cell table:style-name="ce48" office:value-type="float" office:value="33.4522" calcext:value-type="float">
            <text:p>33.4522</text:p>
          </table:table-cell>
          <table:table-cell table:style-name="ce48" office:value-type="float" office:value="32.2187" calcext:value-type="float">
            <text:p>32.2187</text:p>
          </table:table-cell>
          <table:table-cell table:style-name="ce48" office:value-type="float" office:value="32.0357" calcext:value-type="float">
            <text:p>32.0357</text:p>
          </table:table-cell>
          <table:table-cell table:style-name="ce48" office:value-type="float" office:value="33.3232" calcext:value-type="float">
            <text:p>33.3232</text:p>
          </table:table-cell>
          <table:table-cell table:style-name="ce48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48" office:value-type="float" office:value="46.7785" calcext:value-type="float">
            <text:p>46.7785</text:p>
          </table:table-cell>
          <table:table-cell table:style-name="ce48" office:value-type="float" office:value="46.7681" calcext:value-type="float">
            <text:p>46.7681</text:p>
          </table:table-cell>
          <table:table-cell table:style-name="ce48" office:value-type="float" office:value="49.1214" calcext:value-type="float">
            <text:p>49.1214</text:p>
          </table:table-cell>
          <table:table-cell table:style-name="ce48" office:value-type="float" office:value="47.87" calcext:value-type="float">
            <text:p>47.87</text:p>
          </table:table-cell>
          <table:table-cell table:style-name="ce48" office:value-type="float" office:value="47.2826" calcext:value-type="float">
            <text:p>47.2826</text:p>
          </table:table-cell>
          <table:table-cell table:style-name="ce48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48" office:value-type="float" office:value="61.4995" calcext:value-type="float">
            <text:p>61.4995</text:p>
          </table:table-cell>
          <table:table-cell table:style-name="ce48" office:value-type="float" office:value="59.6184" calcext:value-type="float">
            <text:p>59.6184</text:p>
          </table:table-cell>
          <table:table-cell table:style-name="ce48" office:value-type="float" office:value="60.903" calcext:value-type="float">
            <text:p>60.903</text:p>
          </table:table-cell>
          <table:table-cell table:style-name="ce48" office:value-type="float" office:value="60.4051" calcext:value-type="float">
            <text:p>60.4051</text:p>
          </table:table-cell>
          <table:table-cell table:style-name="ce48" office:value-type="float" office:value="60.7785" calcext:value-type="float">
            <text:p>60.7785</text:p>
          </table:table-cell>
          <table:table-cell table:style-name="ce48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43917.4" calcext:value-type="float">
            <text:p>43917.4</text:p>
          </table:table-cell>
          <table:table-cell table:style-name="ce6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84134" calcext:value-type="float">
            <text:p>4.84134</text:p>
          </table:table-cell>
          <table:table-cell office:value-type="float" office:value="4.76166" calcext:value-type="float">
            <text:p>4.76166</text:p>
          </table:table-cell>
          <table:table-cell office:value-type="float" office:value="4.92586" calcext:value-type="float">
            <text:p>4.92586</text:p>
          </table:table-cell>
          <table:table-cell office:value-type="float" office:value="4.81478" calcext:value-type="float">
            <text:p>4.81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.2319" calcext:value-type="float">
            <text:p>8.2319</text:p>
          </table:table-cell>
          <table:table-cell office:value-type="float" office:value="8.57504" calcext:value-type="float">
            <text:p>8.57504</text:p>
          </table:table-cell>
          <table:table-cell office:value-type="float" office:value="8.69459" calcext:value-type="float">
            <text:p>8.69459</text:p>
          </table:table-cell>
          <table:table-cell office:value-type="float" office:value="8.4585" calcext:value-type="float">
            <text:p>8.45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.6616" calcext:value-type="float">
            <text:p>13.6616</text:p>
          </table:table-cell>
          <table:table-cell office:value-type="float" office:value="13.7284" calcext:value-type="float">
            <text:p>13.7284</text:p>
          </table:table-cell>
          <table:table-cell office:value-type="float" office:value="13.7746" calcext:value-type="float">
            <text:p>13.7746</text:p>
          </table:table-cell>
          <table:table-cell office:value-type="float" office:value="14.225" calcext:value-type="float">
            <text:p>14.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6.4884" calcext:value-type="float">
            <text:p>16.4884</text:p>
          </table:table-cell>
          <table:table-cell office:value-type="float" office:value="18.047" calcext:value-type="float">
            <text:p>18.047</text:p>
          </table:table-cell>
          <table:table-cell office:value-type="float" office:value="16.4777" calcext:value-type="float">
            <text:p>16.4777</text:p>
          </table:table-cell>
          <table:table-cell office:value-type="float" office:value="17.7787" calcext:value-type="float">
            <text:p>17.77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.4308" calcext:value-type="float">
            <text:p>20.4308</text:p>
          </table:table-cell>
          <table:table-cell office:value-type="float" office:value="21.0903" calcext:value-type="float">
            <text:p>21.0903</text:p>
          </table:table-cell>
          <table:table-cell office:value-type="float" office:value="19.8043" calcext:value-type="float">
            <text:p>19.8043</text:p>
          </table:table-cell>
          <table:table-cell office:value-type="float" office:value="21.2602" calcext:value-type="float">
            <text:p>21.26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3.1473" calcext:value-type="float">
            <text:p>23.1473</text:p>
          </table:table-cell>
          <table:table-cell office:value-type="float" office:value="22.8179" calcext:value-type="float">
            <text:p>22.8179</text:p>
          </table:table-cell>
          <table:table-cell office:value-type="float" office:value="22.1491" calcext:value-type="float">
            <text:p>22.1491</text:p>
          </table:table-cell>
          <table:table-cell office:value-type="float" office:value="22.8722" calcext:value-type="float">
            <text:p>22.87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7.3531" calcext:value-type="float">
            <text:p>27.3531</text:p>
          </table:table-cell>
          <table:table-cell office:value-type="float" office:value="27.7871" calcext:value-type="float">
            <text:p>27.7871</text:p>
          </table:table-cell>
          <table:table-cell office:value-type="float" office:value="26.1673" calcext:value-type="float">
            <text:p>26.1673</text:p>
          </table:table-cell>
          <table:table-cell office:value-type="float" office:value="26.0773" calcext:value-type="float">
            <text:p>26.07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.9083" calcext:value-type="float">
            <text:p>30.9083</text:p>
          </table:table-cell>
          <table:table-cell office:value-type="float" office:value="31.0524" calcext:value-type="float">
            <text:p>31.0524</text:p>
          </table:table-cell>
          <table:table-cell office:value-type="float" office:value="28.4979" calcext:value-type="float">
            <text:p>28.4979</text:p>
          </table:table-cell>
          <table:table-cell office:value-type="float" office:value="29.8875" calcext:value-type="float">
            <text:p>29.8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1.9605" calcext:value-type="float">
            <text:p>31.9605</text:p>
          </table:table-cell>
          <table:table-cell office:value-type="float" office:value="34.765" calcext:value-type="float">
            <text:p>34.765</text:p>
          </table:table-cell>
          <table:table-cell office:value-type="float" office:value="31.7436" calcext:value-type="float">
            <text:p>31.7436</text:p>
          </table:table-cell>
          <table:table-cell office:value-type="float" office:value="32.7717" calcext:value-type="float">
            <text:p>32.771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9.317" calcext:value-type="float">
            <text:p>169.317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4.162" calcext:value-type="float">
            <text:p>164.162</text:p>
          </table:table-cell>
          <table:table-cell office:value-type="float" office:value="162.209" calcext:value-type="float">
            <text:p>162.2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10.651" calcext:value-type="float">
            <text:p>210.651</text:p>
          </table:table-cell>
          <table:table-cell office:value-type="float" office:value="221.07" calcext:value-type="float">
            <text:p>221.07</text:p>
          </table:table-cell>
          <table:table-cell office:value-type="float" office:value="208.085" calcext:value-type="float">
            <text:p>208.085</text:p>
          </table:table-cell>
          <table:table-cell office:value-type="float" office:value="201.66" calcext:value-type="float">
            <text:p>201.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30.118" calcext:value-type="float">
            <text:p>230.118</text:p>
          </table:table-cell>
          <table:table-cell office:value-type="float" office:value="243.224" calcext:value-type="float">
            <text:p>243.224</text:p>
          </table:table-cell>
          <table:table-cell office:value-type="float" office:value="228.287" calcext:value-type="float">
            <text:p>228.287</text:p>
          </table:table-cell>
          <table:table-cell office:value-type="float" office:value="228.835" calcext:value-type="float">
            <text:p>228.8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4.69" calcext:value-type="float">
            <text:p>264.69</text:p>
          </table:table-cell>
          <table:table-cell office:value-type="float" office:value="255.786" calcext:value-type="float">
            <text:p>255.786</text:p>
          </table:table-cell>
          <table:table-cell office:value-type="float" office:value="254.092" calcext:value-type="float">
            <text:p>254.092</text:p>
          </table:table-cell>
          <table:table-cell office:value-type="float" office:value="252.487" calcext:value-type="float">
            <text:p>252.4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92.567" calcext:value-type="float">
            <text:p>392.567</text:p>
          </table:table-cell>
          <table:table-cell office:value-type="float" office:value="396.838" calcext:value-type="float">
            <text:p>396.838</text:p>
          </table:table-cell>
          <table:table-cell office:value-type="float" office:value="395.192" calcext:value-type="float">
            <text:p>395.192</text:p>
          </table:table-cell>
          <table:table-cell office:value-type="float" office:value="276.068" calcext:value-type="float">
            <text:p>276.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85.693" calcext:value-type="float">
            <text:p>485.693</text:p>
          </table:table-cell>
          <table:table-cell office:value-type="float" office:value="489.788" calcext:value-type="float">
            <text:p>489.788</text:p>
          </table:table-cell>
          <table:table-cell office:value-type="float" office:value="472.252" calcext:value-type="float">
            <text:p>472.252</text:p>
          </table:table-cell>
          <table:table-cell office:value-type="float" office:value="478.229" calcext:value-type="float">
            <text:p>478.2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05.709" calcext:value-type="float">
            <text:p>505.709</text:p>
          </table:table-cell>
          <table:table-cell office:value-type="float" office:value="523.077" calcext:value-type="float">
            <text:p>523.077</text:p>
          </table:table-cell>
          <table:table-cell office:value-type="float" office:value="517.02" calcext:value-type="float">
            <text:p>517.02</text:p>
          </table:table-cell>
          <table:table-cell office:value-type="float" office:value="501.972" calcext:value-type="float">
            <text:p>501.9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39.658" calcext:value-type="float">
            <text:p>539.658</text:p>
          </table:table-cell>
          <table:table-cell office:value-type="float" office:value="539.996" calcext:value-type="float">
            <text:p>539.996</text:p>
          </table:table-cell>
          <table:table-cell office:value-type="float" office:value="541.753" calcext:value-type="float">
            <text:p>541.753</text:p>
          </table:table-cell>
          <table:table-cell office:value-type="float" office:value="539.477" calcext:value-type="float">
            <text:p>539.4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4.481" calcext:value-type="float">
            <text:p>574.481</text:p>
          </table:table-cell>
          <table:table-cell office:value-type="float" office:value="577.942" calcext:value-type="float">
            <text:p>577.942</text:p>
          </table:table-cell>
          <table:table-cell office:value-type="float" office:value="578.303" calcext:value-type="float">
            <text:p>578.303</text:p>
          </table:table-cell>
          <table:table-cell office:value-type="float" office:value="582.68" calcext:value-type="float">
            <text:p>582.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13.298" calcext:value-type="float">
            <text:p>613.298</text:p>
          </table:table-cell>
          <table:table-cell office:value-type="float" office:value="613.68" calcext:value-type="float">
            <text:p>613.68</text:p>
          </table:table-cell>
          <table:table-cell office:value-type="float" office:value="613.456" calcext:value-type="float">
            <text:p>613.456</text:p>
          </table:table-cell>
          <table:table-cell office:value-type="float" office:value="620.297" calcext:value-type="float">
            <text:p>620.2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42.071" calcext:value-type="float">
            <text:p>642.071</text:p>
          </table:table-cell>
          <table:table-cell office:value-type="float" office:value="643.479" calcext:value-type="float">
            <text:p>643.479</text:p>
          </table:table-cell>
          <table:table-cell office:value-type="float" office:value="644.751" calcext:value-type="float">
            <text:p>644.751</text:p>
          </table:table-cell>
          <table:table-cell office:value-type="float" office:value="640.451" calcext:value-type="float">
            <text:p>640.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4.6582" calcext:value-type="float">
            <text:p>34.6582</text:p>
          </table:table-cell>
          <table:table-cell office:value-type="float" office:value="34.3908" calcext:value-type="float">
            <text:p>34.3908</text:p>
          </table:table-cell>
          <table:table-cell office:value-type="float" office:value="36.9029" calcext:value-type="float">
            <text:p>36.9029</text:p>
          </table:table-cell>
          <table:table-cell office:value-type="float" office:value="34.1381" calcext:value-type="float">
            <text:p>34.13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6.2999" calcext:value-type="float">
            <text:p>66.2999</text:p>
          </table:table-cell>
          <table:table-cell office:value-type="float" office:value="66.181" calcext:value-type="float">
            <text:p>66.181</text:p>
          </table:table-cell>
          <table:table-cell office:value-type="float" office:value="66.911" calcext:value-type="float">
            <text:p>66.911</text:p>
          </table:table-cell>
          <table:table-cell office:value-type="float" office:value="66.6358" calcext:value-type="float">
            <text:p>66.63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4185" calcext:value-type="float">
            <text:p>96.4185</text:p>
          </table:table-cell>
          <table:table-cell office:value-type="float" office:value="96.7786" calcext:value-type="float">
            <text:p>96.7786</text:p>
          </table:table-cell>
          <table:table-cell office:value-type="float" office:value="95.3225" calcext:value-type="float">
            <text:p>95.3225</text:p>
          </table:table-cell>
          <table:table-cell office:value-type="float" office:value="95.3431" calcext:value-type="float">
            <text:p>95.34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151" calcext:value-type="float">
            <text:p>136.151</text:p>
          </table:table-cell>
          <table:table-cell office:value-type="float" office:value="127.781" calcext:value-type="float">
            <text:p>127.781</text:p>
          </table:table-cell>
          <table:table-cell office:value-type="float" office:value="127.301" calcext:value-type="float">
            <text:p>127.301</text:p>
          </table:table-cell>
          <table:table-cell office:value-type="float" office:value="126.515" calcext:value-type="float">
            <text:p>126.5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302" calcext:value-type="float">
            <text:p>157.302</text:p>
          </table:table-cell>
          <table:table-cell office:value-type="float" office:value="162.337" calcext:value-type="float">
            <text:p>162.337</text:p>
          </table:table-cell>
          <table:table-cell office:value-type="float" office:value="163.431" calcext:value-type="float">
            <text:p>163.431</text:p>
          </table:table-cell>
          <table:table-cell office:value-type="float" office:value="156.271" calcext:value-type="float">
            <text:p>156.2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8.841" calcext:value-type="float">
            <text:p>188.841</text:p>
          </table:table-cell>
          <table:table-cell office:value-type="float" office:value="198.271" calcext:value-type="float">
            <text:p>198.271</text:p>
          </table:table-cell>
          <table:table-cell office:value-type="float" office:value="187.446" calcext:value-type="float">
            <text:p>187.446</text:p>
          </table:table-cell>
          <table:table-cell office:value-type="float" office:value="188.904" calcext:value-type="float">
            <text:p>188.9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6.155" calcext:value-type="float">
            <text:p>216.155</text:p>
          </table:table-cell>
          <table:table-cell office:value-type="float" office:value="215.763" calcext:value-type="float">
            <text:p>215.763</text:p>
          </table:table-cell>
          <table:table-cell office:value-type="float" office:value="214.96" calcext:value-type="float">
            <text:p>214.96</text:p>
          </table:table-cell>
          <table:table-cell office:value-type="float" office:value="214.901" calcext:value-type="float">
            <text:p>214.9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6.304" calcext:value-type="float">
            <text:p>246.304</text:p>
          </table:table-cell>
          <table:table-cell office:value-type="float" office:value="244.785" calcext:value-type="float">
            <text:p>244.785</text:p>
          </table:table-cell>
          <table:table-cell office:value-type="float" office:value="247.329" calcext:value-type="float">
            <text:p>247.329</text:p>
          </table:table-cell>
          <table:table-cell office:value-type="float" office:value="244.147" calcext:value-type="float">
            <text:p>244.1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446" calcext:value-type="float">
            <text:p>276.446</text:p>
          </table:table-cell>
          <table:table-cell office:value-type="float" office:value="275.524" calcext:value-type="float">
            <text:p>275.524</text:p>
          </table:table-cell>
          <table:table-cell office:value-type="float" office:value="275.327" calcext:value-type="float">
            <text:p>275.327</text:p>
          </table:table-cell>
          <table:table-cell office:value-type="float" office:value="274.558" calcext:value-type="float">
            <text:p>274.55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68.27" calcext:value-type="float">
            <text:p>1468.27</text:p>
          </table:table-cell>
          <table:table-cell office:value-type="float" office:value="1472.53" calcext:value-type="float">
            <text:p>1472.53</text:p>
          </table:table-cell>
          <table:table-cell office:value-type="float" office:value="1471.68" calcext:value-type="float">
            <text:p>1471.68</text:p>
          </table:table-cell>
          <table:table-cell office:value-type="float" office:value="1464.66" calcext:value-type="float">
            <text:p>1464.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71.31" calcext:value-type="float">
            <text:p>1671.31</text:p>
          </table:table-cell>
          <table:table-cell office:value-type="float" office:value="1669.21" calcext:value-type="float">
            <text:p>1669.21</text:p>
          </table:table-cell>
          <table:table-cell office:value-type="float" office:value="1655.91" calcext:value-type="float">
            <text:p>1655.91</text:p>
          </table:table-cell>
          <table:table-cell office:value-type="float" office:value="1675.09" calcext:value-type="float">
            <text:p>1675.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81.31" calcext:value-type="float">
            <text:p>2081.31</text:p>
          </table:table-cell>
          <table:table-cell office:value-type="float" office:value="2077.44" calcext:value-type="float">
            <text:p>2077.44</text:p>
          </table:table-cell>
          <table:table-cell office:value-type="float" office:value="2078.56" calcext:value-type="float">
            <text:p>2078.56</text:p>
          </table:table-cell>
          <table:table-cell office:value-type="float" office:value="2066.67" calcext:value-type="float">
            <text:p>2066.6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92.6" calcext:value-type="float">
            <text:p>2292.6</text:p>
          </table:table-cell>
          <table:table-cell office:value-type="float" office:value="2286.3" calcext:value-type="float">
            <text:p>2286.3</text:p>
          </table:table-cell>
          <table:table-cell office:value-type="float" office:value="2290.66" calcext:value-type="float">
            <text:p>2290.66</text:p>
          </table:table-cell>
          <table:table-cell office:value-type="float" office:value="2276.97" calcext:value-type="float">
            <text:p>2276.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91.26" calcext:value-type="float">
            <text:p>2491.26</text:p>
          </table:table-cell>
          <table:table-cell office:value-type="float" office:value="2497.72" calcext:value-type="float">
            <text:p>2497.72</text:p>
          </table:table-cell>
          <table:table-cell office:value-type="float" office:value="2492.88" calcext:value-type="float">
            <text:p>2492.88</text:p>
          </table:table-cell>
          <table:table-cell office:value-type="float" office:value="2494.2" calcext:value-type="float">
            <text:p>2494.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383.15" calcext:value-type="float">
            <text:p>4383.15</text:p>
          </table:table-cell>
          <table:table-cell office:value-type="float" office:value="4356.22" calcext:value-type="float">
            <text:p>4356.22</text:p>
          </table:table-cell>
          <table:table-cell office:value-type="float" office:value="4377.88" calcext:value-type="float">
            <text:p>4377.88</text:p>
          </table:table-cell>
          <table:table-cell office:value-type="float" office:value="4355.95" calcext:value-type="float">
            <text:p>4355.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714.33" calcext:value-type="float">
            <text:p>4714.33</text:p>
          </table:table-cell>
          <table:table-cell office:value-type="float" office:value="4716.22" calcext:value-type="float">
            <text:p>4716.22</text:p>
          </table:table-cell>
          <table:table-cell office:value-type="float" office:value="4699.73" calcext:value-type="float">
            <text:p>4699.73</text:p>
          </table:table-cell>
          <table:table-cell office:value-type="float" office:value="4691.59" calcext:value-type="float">
            <text:p>4691.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056.03" calcext:value-type="float">
            <text:p>5056.03</text:p>
          </table:table-cell>
          <table:table-cell office:value-type="float" office:value="5069.35" calcext:value-type="float">
            <text:p>5069.35</text:p>
          </table:table-cell>
          <table:table-cell office:value-type="float" office:value="5075.52" calcext:value-type="float">
            <text:p>5075.52</text:p>
          </table:table-cell>
          <table:table-cell office:value-type="float" office:value="5058.34" calcext:value-type="float">
            <text:p>5058.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352.36" calcext:value-type="float">
            <text:p>5352.36</text:p>
          </table:table-cell>
          <table:table-cell office:value-type="float" office:value="5410.78" calcext:value-type="float">
            <text:p>5410.78</text:p>
          </table:table-cell>
          <table:table-cell office:value-type="float" office:value="5377.77" calcext:value-type="float">
            <text:p>5377.77</text:p>
          </table:table-cell>
          <table:table-cell office:value-type="float" office:value="5343.83" calcext:value-type="float">
            <text:p>5343.8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698.05" calcext:value-type="float">
            <text:p>5698.05</text:p>
          </table:table-cell>
          <table:table-cell office:value-type="float" office:value="5682.01" calcext:value-type="float">
            <text:p>5682.01</text:p>
          </table:table-cell>
          <table:table-cell office:value-type="float" office:value="5742.03" calcext:value-type="float">
            <text:p>5742.03</text:p>
          </table:table-cell>
          <table:table-cell office:value-type="float" office:value="5715.29" calcext:value-type="float">
            <text:p>5715.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017.97" calcext:value-type="float">
            <text:p>6017.97</text:p>
          </table:table-cell>
          <table:table-cell office:value-type="float" office:value="6000.86" calcext:value-type="float">
            <text:p>6000.86</text:p>
          </table:table-cell>
          <table:table-cell office:value-type="float" office:value="6030.18" calcext:value-type="float">
            <text:p>6030.18</text:p>
          </table:table-cell>
          <table:table-cell office:value-type="float" office:value="6006.08" calcext:value-type="float">
            <text:p>6006.08</text:p>
          </table:table-cell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95062" calcext:value-type="float">
            <text:p>3.95062</text:p>
          </table:table-cell>
          <table:table-cell office:value-type="float" office:value="4.10192" calcext:value-type="float">
            <text:p>4.10192</text:p>
          </table:table-cell>
          <table:table-cell office:value-type="float" office:value="3.87338" calcext:value-type="float">
            <text:p>3.87338</text:p>
          </table:table-cell>
          <table:table-cell office:value-type="float" office:value="4.21907" calcext:value-type="float">
            <text:p>4.21907</text:p>
          </table:table-cell>
          <table:table-cell office:value-type="float" office:value="4.91085" calcext:value-type="float">
            <text:p>4.91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65133" calcext:value-type="float">
            <text:p>7.65133</text:p>
          </table:table-cell>
          <table:table-cell office:value-type="float" office:value="6.9936" calcext:value-type="float">
            <text:p>6.9936</text:p>
          </table:table-cell>
          <table:table-cell office:value-type="float" office:value="7.94614" calcext:value-type="float">
            <text:p>7.94614</text:p>
          </table:table-cell>
          <table:table-cell office:value-type="float" office:value="7.02192" calcext:value-type="float">
            <text:p>7.02192</text:p>
          </table:table-cell>
          <table:table-cell office:value-type="float" office:value="7.68819" calcext:value-type="float">
            <text:p>7.688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9962" calcext:value-type="float">
            <text:p>10.9962</text:p>
          </table:table-cell>
          <table:table-cell office:value-type="float" office:value="10.5083" calcext:value-type="float">
            <text:p>10.5083</text:p>
          </table:table-cell>
          <table:table-cell office:value-type="float" office:value="11.2804" calcext:value-type="float">
            <text:p>11.2804</text:p>
          </table:table-cell>
          <table:table-cell office:value-type="float" office:value="10.1739" calcext:value-type="float">
            <text:p>10.1739</text:p>
          </table:table-cell>
          <table:table-cell office:value-type="float" office:value="11.1125" calcext:value-type="float">
            <text:p>11.1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2498" calcext:value-type="float">
            <text:p>13.2498</text:p>
          </table:table-cell>
          <table:table-cell office:value-type="float" office:value="14.1351" calcext:value-type="float">
            <text:p>14.1351</text:p>
          </table:table-cell>
          <table:table-cell office:value-type="float" office:value="14.882" calcext:value-type="float">
            <text:p>14.882</text:p>
          </table:table-cell>
          <table:table-cell office:value-type="float" office:value="13.908" calcext:value-type="float">
            <text:p>13.908</text:p>
          </table:table-cell>
          <table:table-cell office:value-type="float" office:value="13.3959" calcext:value-type="float">
            <text:p>13.3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.6545" calcext:value-type="float">
            <text:p>16.6545</text:p>
          </table:table-cell>
          <table:table-cell office:value-type="float" office:value="15.9618" calcext:value-type="float">
            <text:p>15.9618</text:p>
          </table:table-cell>
          <table:table-cell office:value-type="float" office:value="16.2349" calcext:value-type="float">
            <text:p>16.2349</text:p>
          </table:table-cell>
          <table:table-cell office:value-type="float" office:value="16.7531" calcext:value-type="float">
            <text:p>16.7531</text:p>
          </table:table-cell>
          <table:table-cell office:value-type="float" office:value="17.9408" calcext:value-type="float">
            <text:p>17.9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3885" calcext:value-type="float">
            <text:p>18.3885</text:p>
          </table:table-cell>
          <table:table-cell office:value-type="float" office:value="20.4665" calcext:value-type="float">
            <text:p>20.4665</text:p>
          </table:table-cell>
          <table:table-cell office:value-type="float" office:value="18.6269" calcext:value-type="float">
            <text:p>18.6269</text:p>
          </table:table-cell>
          <table:table-cell office:value-type="float" office:value="21.846" calcext:value-type="float">
            <text:p>21.846</text:p>
          </table:table-cell>
          <table:table-cell office:value-type="float" office:value="21.7656" calcext:value-type="float">
            <text:p>21.76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844" calcext:value-type="float">
            <text:p>21.844</text:p>
          </table:table-cell>
          <table:table-cell office:value-type="float" office:value="22.2211" calcext:value-type="float">
            <text:p>22.2211</text:p>
          </table:table-cell>
          <table:table-cell office:value-type="float" office:value="21.5286" calcext:value-type="float">
            <text:p>21.5286</text:p>
          </table:table-cell>
          <table:table-cell office:value-type="float" office:value="23.9745" calcext:value-type="float">
            <text:p>23.9745</text:p>
          </table:table-cell>
          <table:table-cell office:value-type="float" office:value="21.545" calcext:value-type="float">
            <text:p>21.5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4.1014" calcext:value-type="float">
            <text:p>24.1014</text:p>
          </table:table-cell>
          <table:table-cell office:value-type="float" office:value="22.8749" calcext:value-type="float">
            <text:p>22.8749</text:p>
          </table:table-cell>
          <table:table-cell office:value-type="float" office:value="25.6677" calcext:value-type="float">
            <text:p>25.6677</text:p>
          </table:table-cell>
          <table:table-cell office:value-type="float" office:value="23.628" calcext:value-type="float">
            <text:p>23.628</text:p>
          </table:table-cell>
          <table:table-cell office:value-type="float" office:value="25.0052" calcext:value-type="float">
            <text:p>25.0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534" calcext:value-type="float">
            <text:p>26.9534</text:p>
          </table:table-cell>
          <table:table-cell office:value-type="float" office:value="26.2574" calcext:value-type="float">
            <text:p>26.2574</text:p>
          </table:table-cell>
          <table:table-cell office:value-type="float" office:value="26.6611" calcext:value-type="float">
            <text:p>26.6611</text:p>
          </table:table-cell>
          <table:table-cell office:value-type="float" office:value="26.137" calcext:value-type="float">
            <text:p>26.137</text:p>
          </table:table-cell>
          <table:table-cell office:value-type="float" office:value="26.6531" calcext:value-type="float">
            <text:p>26.653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.518" calcext:value-type="float">
            <text:p>100.518</text:p>
          </table:table-cell>
          <table:table-cell office:value-type="float" office:value="57.1374" calcext:value-type="float">
            <text:p>57.1374</text:p>
          </table:table-cell>
          <table:table-cell office:value-type="float" office:value="58.8411" calcext:value-type="float">
            <text:p>58.8411</text:p>
          </table:table-cell>
          <table:table-cell office:value-type="float" office:value="88.4501" calcext:value-type="float">
            <text:p>88.4501</text:p>
          </table:table-cell>
          <table:table-cell office:value-type="float" office:value="56.4652" calcext:value-type="float">
            <text:p>56.46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20.438" calcext:value-type="float">
            <text:p>920.438</text:p>
          </table:table-cell>
          <table:table-cell office:value-type="float" office:value="486.357" calcext:value-type="float">
            <text:p>486.357</text:p>
          </table:table-cell>
          <table:table-cell office:value-type="float" office:value="786.344" calcext:value-type="float">
            <text:p>786.344</text:p>
          </table:table-cell>
          <table:table-cell office:value-type="float" office:value="538.944" calcext:value-type="float">
            <text:p>538.944</text:p>
          </table:table-cell>
          <table:table-cell office:value-type="float" office:value="935.667" calcext:value-type="float">
            <text:p>935.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89.19" calcext:value-type="float">
            <text:p>1689.19</text:p>
          </table:table-cell>
          <table:table-cell office:value-type="float" office:value="1455.37" calcext:value-type="float">
            <text:p>1455.37</text:p>
          </table:table-cell>
          <table:table-cell office:value-type="float" office:value="1632.92" calcext:value-type="float">
            <text:p>1632.92</text:p>
          </table:table-cell>
          <table:table-cell office:value-type="float" office:value="1832.24" calcext:value-type="float">
            <text:p>1832.24</text:p>
          </table:table-cell>
          <table:table-cell office:value-type="float" office:value="1695.87" calcext:value-type="float">
            <text:p>1695.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79.85" calcext:value-type="float">
            <text:p>2479.85</text:p>
          </table:table-cell>
          <table:table-cell office:value-type="float" office:value="2292.23" calcext:value-type="float">
            <text:p>2292.23</text:p>
          </table:table-cell>
          <table:table-cell office:value-type="float" office:value="2410.23" calcext:value-type="float">
            <text:p>2410.23</text:p>
          </table:table-cell>
          <table:table-cell office:value-type="float" office:value="2357.2" calcext:value-type="float">
            <text:p>2357.2</text:p>
          </table:table-cell>
          <table:table-cell office:value-type="float" office:value="2480.96" calcext:value-type="float">
            <text:p>2480.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074.36" calcext:value-type="float">
            <text:p>3074.36</text:p>
          </table:table-cell>
          <table:table-cell office:value-type="float" office:value="3311.59" calcext:value-type="float">
            <text:p>3311.59</text:p>
          </table:table-cell>
          <table:table-cell office:value-type="float" office:value="3281.72" calcext:value-type="float">
            <text:p>3281.72</text:p>
          </table:table-cell>
          <table:table-cell office:value-type="float" office:value="3173.13" calcext:value-type="float">
            <text:p>3173.13</text:p>
          </table:table-cell>
          <table:table-cell office:value-type="float" office:value="3385.06" calcext:value-type="float">
            <text:p>3385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251.22" calcext:value-type="float">
            <text:p>4251.22</text:p>
          </table:table-cell>
          <table:table-cell office:value-type="float" office:value="4118.53" calcext:value-type="float">
            <text:p>4118.53</text:p>
          </table:table-cell>
          <table:table-cell office:value-type="float" office:value="4108.4" calcext:value-type="float">
            <text:p>4108.4</text:p>
          </table:table-cell>
          <table:table-cell office:value-type="float" office:value="4139.96" calcext:value-type="float">
            <text:p>4139.96</text:p>
          </table:table-cell>
          <table:table-cell office:value-type="float" office:value="3941.39" calcext:value-type="float">
            <text:p>3941.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277.04" calcext:value-type="float">
            <text:p>5277.04</text:p>
          </table:table-cell>
          <table:table-cell office:value-type="float" office:value="5045.83" calcext:value-type="float">
            <text:p>5045.83</text:p>
          </table:table-cell>
          <table:table-cell office:value-type="float" office:value="5185.08" calcext:value-type="float">
            <text:p>5185.08</text:p>
          </table:table-cell>
          <table:table-cell office:value-type="float" office:value="5229.56" calcext:value-type="float">
            <text:p>5229.56</text:p>
          </table:table-cell>
          <table:table-cell office:value-type="float" office:value="5218.46" calcext:value-type="float">
            <text:p>5218.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074.46" calcext:value-type="float">
            <text:p>7074.46</text:p>
          </table:table-cell>
          <table:table-cell office:value-type="float" office:value="6404.32" calcext:value-type="float">
            <text:p>6404.32</text:p>
          </table:table-cell>
          <table:table-cell office:value-type="float" office:value="6347.24" calcext:value-type="float">
            <text:p>6347.24</text:p>
          </table:table-cell>
          <table:table-cell office:value-type="float" office:value="6243.67" calcext:value-type="float">
            <text:p>6243.67</text:p>
          </table:table-cell>
          <table:table-cell office:value-type="float" office:value="6281.27" calcext:value-type="float">
            <text:p>6281.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573.99" calcext:value-type="float">
            <text:p>8573.99</text:p>
          </table:table-cell>
          <table:table-cell office:value-type="float" office:value="8516.32" calcext:value-type="float">
            <text:p>8516.32</text:p>
          </table:table-cell>
          <table:table-cell office:value-type="float" office:value="8654" calcext:value-type="float">
            <text:p>8654</text:p>
          </table:table-cell>
          <table:table-cell office:value-type="float" office:value="9198.59" calcext:value-type="float">
            <text:p>9198.59</text:p>
          </table:table-cell>
          <table:table-cell office:value-type="float" office:value="8506.78" calcext:value-type="float">
            <text:p>8506.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768.9" calcext:value-type="float">
            <text:p>10768.9</text:p>
          </table:table-cell>
          <table:table-cell office:value-type="float" office:value="10217.7" calcext:value-type="float">
            <text:p>10217.7</text:p>
          </table:table-cell>
          <table:table-cell office:value-type="float" office:value="10431.1" calcext:value-type="float">
            <text:p>10431.1</text:p>
          </table:table-cell>
          <table:table-cell office:value-type="float" office:value="10175.7" calcext:value-type="float">
            <text:p>10175.7</text:p>
          </table:table-cell>
          <table:table-cell office:value-type="float" office:value="10122.1" calcext:value-type="float">
            <text:p>10122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620.8" calcext:value-type="float">
            <text:p>13620.8</text:p>
          </table:table-cell>
          <table:table-cell office:value-type="float" office:value="14150.4" calcext:value-type="float">
            <text:p>14150.4</text:p>
          </table:table-cell>
          <table:table-cell office:value-type="float" office:value="14648.3" calcext:value-type="float">
            <text:p>14648.3</text:p>
          </table:table-cell>
          <table:table-cell office:value-type="float" office:value="13982.8" calcext:value-type="float">
            <text:p>13982.8</text:p>
          </table:table-cell>
          <table:table-cell office:value-type="float" office:value="14076.6" calcext:value-type="float">
            <text:p>14076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8.8891" calcext:value-type="float">
            <text:p>28.8891</text:p>
          </table:table-cell>
          <table:table-cell office:value-type="float" office:value="29.927" calcext:value-type="float">
            <text:p>29.927</text:p>
          </table:table-cell>
          <table:table-cell office:value-type="float" office:value="28.8215" calcext:value-type="float">
            <text:p>28.8215</text:p>
          </table:table-cell>
          <table:table-cell office:value-type="float" office:value="29.1613" calcext:value-type="float">
            <text:p>29.1613</text:p>
          </table:table-cell>
          <table:table-cell office:value-type="float" office:value="31.2667" calcext:value-type="float">
            <text:p>31.2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5.3237" calcext:value-type="float">
            <text:p>55.3237</text:p>
          </table:table-cell>
          <table:table-cell office:value-type="float" office:value="54.3109" calcext:value-type="float">
            <text:p>54.3109</text:p>
          </table:table-cell>
          <table:table-cell office:value-type="float" office:value="56.6744" calcext:value-type="float">
            <text:p>56.6744</text:p>
          </table:table-cell>
          <table:table-cell office:value-type="float" office:value="54.8261" calcext:value-type="float">
            <text:p>54.8261</text:p>
          </table:table-cell>
          <table:table-cell office:value-type="float" office:value="58.0877" calcext:value-type="float">
            <text:p>58.08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5517" calcext:value-type="float">
            <text:p>77.5517</text:p>
          </table:table-cell>
          <table:table-cell office:value-type="float" office:value="79.6058" calcext:value-type="float">
            <text:p>79.6058</text:p>
          </table:table-cell>
          <table:table-cell office:value-type="float" office:value="79.2556" calcext:value-type="float">
            <text:p>79.2556</text:p>
          </table:table-cell>
          <table:table-cell office:value-type="float" office:value="77.8855" calcext:value-type="float">
            <text:p>77.8855</text:p>
          </table:table-cell>
          <table:table-cell office:value-type="float" office:value="81.9486" calcext:value-type="float">
            <text:p>81.94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383" calcext:value-type="float">
            <text:p>101.383</text:p>
          </table:table-cell>
          <table:table-cell office:value-type="float" office:value="106.578" calcext:value-type="float">
            <text:p>106.578</text:p>
          </table:table-cell>
          <table:table-cell office:value-type="float" office:value="101.883" calcext:value-type="float">
            <text:p>101.883</text:p>
          </table:table-cell>
          <table:table-cell office:value-type="float" office:value="102.317" calcext:value-type="float">
            <text:p>102.317</text:p>
          </table:table-cell>
          <table:table-cell office:value-type="float" office:value="102.515" calcext:value-type="float">
            <text:p>102.5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3.535" calcext:value-type="float">
            <text:p>123.535</text:p>
          </table:table-cell>
          <table:table-cell office:value-type="float" office:value="130.108" calcext:value-type="float">
            <text:p>130.108</text:p>
          </table:table-cell>
          <table:table-cell office:value-type="float" office:value="124.194" calcext:value-type="float">
            <text:p>124.194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4.408" calcext:value-type="float">
            <text:p>124.4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52.887" calcext:value-type="float">
            <text:p>152.887</text:p>
          </table:table-cell>
          <table:table-cell office:value-type="float" office:value="147.05" calcext:value-type="float">
            <text:p>147.05</text:p>
          </table:table-cell>
          <table:table-cell office:value-type="float" office:value="147.067" calcext:value-type="float">
            <text:p>147.067</text:p>
          </table:table-cell>
          <table:table-cell office:value-type="float" office:value="147.93" calcext:value-type="float">
            <text:p>147.93</text:p>
          </table:table-cell>
          <table:table-cell office:value-type="float" office:value="146.731" calcext:value-type="float">
            <text:p>146.7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0.379" calcext:value-type="float">
            <text:p>170.379</text:p>
          </table:table-cell>
          <table:table-cell office:value-type="float" office:value="169.449" calcext:value-type="float">
            <text:p>169.449</text:p>
          </table:table-cell>
          <table:table-cell office:value-type="float" office:value="175.278" calcext:value-type="float">
            <text:p>175.278</text:p>
          </table:table-cell>
          <table:table-cell office:value-type="float" office:value="169.888" calcext:value-type="float">
            <text:p>169.888</text:p>
          </table:table-cell>
          <table:table-cell office:value-type="float" office:value="179.931" calcext:value-type="float">
            <text:p>179.9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2.54" calcext:value-type="float">
            <text:p>192.54</text:p>
          </table:table-cell>
          <table:table-cell office:value-type="float" office:value="195.608" calcext:value-type="float">
            <text:p>195.608</text:p>
          </table:table-cell>
          <table:table-cell office:value-type="float" office:value="191.885" calcext:value-type="float">
            <text:p>191.885</text:p>
          </table:table-cell>
          <table:table-cell office:value-type="float" office:value="195.507" calcext:value-type="float">
            <text:p>195.507</text:p>
          </table:table-cell>
          <table:table-cell office:value-type="float" office:value="192.051" calcext:value-type="float">
            <text:p>192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3.118" calcext:value-type="float">
            <text:p>213.118</text:p>
          </table:table-cell>
          <table:table-cell office:value-type="float" office:value="214.159" calcext:value-type="float">
            <text:p>214.159</text:p>
          </table:table-cell>
          <table:table-cell office:value-type="float" office:value="216.493" calcext:value-type="float">
            <text:p>216.493</text:p>
          </table:table-cell>
          <table:table-cell office:value-type="float" office:value="213.789" calcext:value-type="float">
            <text:p>213.789</text:p>
          </table:table-cell>
          <table:table-cell office:value-type="float" office:value="214.949" calcext:value-type="float">
            <text:p>214.94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90.557" calcext:value-type="float">
            <text:p>490.557</text:p>
          </table:table-cell>
          <table:table-cell office:value-type="float" office:value="488.818" calcext:value-type="float">
            <text:p>488.818</text:p>
          </table:table-cell>
          <table:table-cell office:value-type="float" office:value="521.494" calcext:value-type="float">
            <text:p>521.494</text:p>
          </table:table-cell>
          <table:table-cell office:value-type="float" office:value="492.392" calcext:value-type="float">
            <text:p>492.392</text:p>
          </table:table-cell>
          <table:table-cell office:value-type="float" office:value="520.698" calcext:value-type="float">
            <text:p>520.6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8362.17" calcext:value-type="float">
            <text:p>8362.17</text:p>
          </table:table-cell>
          <table:table-cell office:value-type="float" office:value="6814.08" calcext:value-type="float">
            <text:p>6814.08</text:p>
          </table:table-cell>
          <table:table-cell office:value-type="float" office:value="6113.78" calcext:value-type="float">
            <text:p>6113.78</text:p>
          </table:table-cell>
          <table:table-cell office:value-type="float" office:value="5976.47" calcext:value-type="float">
            <text:p>5976.47</text:p>
          </table:table-cell>
          <table:table-cell office:value-type="float" office:value="8819.62" calcext:value-type="float">
            <text:p>8819.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435.8" calcext:value-type="float">
            <text:p>19435.8</text:p>
          </table:table-cell>
          <table:table-cell office:value-type="float" office:value="17879.3" calcext:value-type="float">
            <text:p>17879.3</text:p>
          </table:table-cell>
          <table:table-cell office:value-type="float" office:value="30183.5" calcext:value-type="float">
            <text:p>30183.5</text:p>
          </table:table-cell>
          <table:table-cell office:value-type="float" office:value="18564" calcext:value-type="float">
            <text:p>18564</text:p>
          </table:table-cell>
          <table:table-cell office:value-type="float" office:value="18918.6" calcext:value-type="float">
            <text:p>18918.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47965.2" calcext:value-type="float">
            <text:p>47965.2</text:p>
          </table:table-cell>
          <table:table-cell office:value-type="float" office:value="31814.9" calcext:value-type="float">
            <text:p>31814.9</text:p>
          </table:table-cell>
          <table:table-cell office:value-type="float" office:value="49504.5" calcext:value-type="float">
            <text:p>49504.5</text:p>
          </table:table-cell>
          <table:table-cell office:value-type="float" office:value="52039.8" calcext:value-type="float">
            <text:p>52039.8</text:p>
          </table:table-cell>
          <table:table-cell office:value-type="float" office:value="47993.6" calcext:value-type="float">
            <text:p>47993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4561.4" calcext:value-type="float">
            <text:p>74561.4</text:p>
          </table:table-cell>
          <table:table-cell office:value-type="float" office:value="74680.2" calcext:value-type="float">
            <text:p>74680.2</text:p>
          </table:table-cell>
          <table:table-cell office:value-type="float" office:value="74101.4" calcext:value-type="float">
            <text:p>74101.4</text:p>
          </table:table-cell>
          <table:table-cell office:value-type="float" office:value="74818.7" calcext:value-type="float">
            <text:p>74818.7</text:p>
          </table:table-cell>
          <table:table-cell office:value-type="float" office:value="70194.6" calcext:value-type="float">
            <text:p>70194.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86.9" calcext:value-type="float">
            <text:p>97586.9</text:p>
          </table:table-cell>
          <table:table-cell office:value-type="float" office:value="98459.1" calcext:value-type="float">
            <text:p>98459.1</text:p>
          </table:table-cell>
          <table:table-cell office:value-type="float" office:value="97921.1" calcext:value-type="float">
            <text:p>97921.1</text:p>
          </table:table-cell>
          <table:table-cell office:value-type="float" office:value="97451.9" calcext:value-type="float">
            <text:p>97451.9</text:p>
          </table:table-cell>
          <table:table-cell office:value-type="float" office:value="98149.5" calcext:value-type="float">
            <text:p>98149.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25043" calcext:value-type="float">
            <text:p>125043</text:p>
          </table:table-cell>
          <table:table-cell office:value-type="float" office:value="125963" calcext:value-type="float">
            <text:p>125963</text:p>
          </table:table-cell>
          <table:table-cell office:value-type="float" office:value="132408" calcext:value-type="float">
            <text:p>132408</text:p>
          </table:table-cell>
          <table:table-cell office:value-type="float" office:value="126785" calcext:value-type="float">
            <text:p>126785</text:p>
          </table:table-cell>
          <table:table-cell office:value-type="float" office:value="131358" calcext:value-type="float">
            <text:p>13135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48813" calcext:value-type="float">
            <text:p>148813</text:p>
          </table:table-cell>
          <table:table-cell office:value-type="float" office:value="154171" calcext:value-type="float">
            <text:p>154171</text:p>
          </table:table-cell>
          <table:table-cell office:value-type="float" office:value="149342" calcext:value-type="float">
            <text:p>149342</text:p>
          </table:table-cell>
          <table:table-cell office:value-type="float" office:value="152237" calcext:value-type="float">
            <text:p>152237</text:p>
          </table:table-cell>
          <table:table-cell office:value-type="float" office:value="151101" calcext:value-type="float">
            <text:p>1511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86394" calcext:value-type="float">
            <text:p>186394</text:p>
          </table:table-cell>
          <table:table-cell office:value-type="float" office:value="195266" calcext:value-type="float">
            <text:p>195266</text:p>
          </table:table-cell>
          <table:table-cell office:value-type="float" office:value="186456" calcext:value-type="float">
            <text:p>186456</text:p>
          </table:table-cell>
          <table:table-cell office:value-type="float" office:value="183009" calcext:value-type="float">
            <text:p>183009</text:p>
          </table:table-cell>
          <table:table-cell office:value-type="float" office:value="190931" calcext:value-type="float">
            <text:p>1909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7199" calcext:value-type="float">
            <text:p>227199</text:p>
          </table:table-cell>
          <table:table-cell office:value-type="float" office:value="227269" calcext:value-type="float">
            <text:p>227269</text:p>
          </table:table-cell>
          <table:table-cell office:value-type="float" office:value="226764" calcext:value-type="float">
            <text:p>226764</text:p>
          </table:table-cell>
          <table:table-cell office:value-type="float" office:value="226963" calcext:value-type="float">
            <text:p>226963</text:p>
          </table:table-cell>
          <table:table-cell office:value-type="float" office:value="229415" calcext:value-type="float">
            <text:p>2294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602" calcext:value-type="float">
            <text:p>256602</text:p>
          </table:table-cell>
          <table:table-cell office:value-type="float" office:value="260786" calcext:value-type="float">
            <text:p>260786</text:p>
          </table:table-cell>
          <table:table-cell office:value-type="float" office:value="257072" calcext:value-type="float">
            <text:p>257072</text:p>
          </table:table-cell>
          <table:table-cell office:value-type="float" office:value="257919" calcext:value-type="float">
            <text:p>257919</text:p>
          </table:table-cell>
          <table:table-cell office:value-type="float" office:value="260355" calcext:value-type="float">
            <text:p>260355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62314" calcext:value-type="float">
            <text:p>2.62314</text:p>
          </table:table-cell>
          <table:table-cell office:value-type="float" office:value="2.29786" calcext:value-type="float">
            <text:p>2.29786</text:p>
          </table:table-cell>
          <table:table-cell office:value-type="float" office:value="2.6071" calcext:value-type="float">
            <text:p>2.6071</text:p>
          </table:table-cell>
          <table:table-cell office:value-type="float" office:value="2.74176" calcext:value-type="float">
            <text:p>2.74176</text:p>
          </table:table-cell>
          <table:table-cell office:value-type="float" office:value="2.34394" calcext:value-type="float">
            <text:p>2.343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10995" calcext:value-type="float">
            <text:p>4.10995</text:p>
          </table:table-cell>
          <table:table-cell office:value-type="float" office:value="4.21574" calcext:value-type="float">
            <text:p>4.21574</text:p>
          </table:table-cell>
          <table:table-cell office:value-type="float" office:value="3.55085" calcext:value-type="float">
            <text:p>3.55085</text:p>
          </table:table-cell>
          <table:table-cell office:value-type="float" office:value="3.66592" calcext:value-type="float">
            <text:p>3.66592</text:p>
          </table:table-cell>
          <table:table-cell office:value-type="float" office:value="4.06131" calcext:value-type="float">
            <text:p>4.06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9201" calcext:value-type="float">
            <text:p>5.9201</text:p>
          </table:table-cell>
          <table:table-cell office:value-type="float" office:value="5.55917" calcext:value-type="float">
            <text:p>5.55917</text:p>
          </table:table-cell>
          <table:table-cell office:value-type="float" office:value="5.1751" calcext:value-type="float">
            <text:p>5.1751</text:p>
          </table:table-cell>
          <table:table-cell office:value-type="float" office:value="5.30634" calcext:value-type="float">
            <text:p>5.30634</text:p>
          </table:table-cell>
          <table:table-cell office:value-type="float" office:value="5.33139" calcext:value-type="float">
            <text:p>5.331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72445" calcext:value-type="float">
            <text:p>7.72445</text:p>
          </table:table-cell>
          <table:table-cell office:value-type="float" office:value="7.81459" calcext:value-type="float">
            <text:p>7.81459</text:p>
          </table:table-cell>
          <table:table-cell office:value-type="float" office:value="7.89578" calcext:value-type="float">
            <text:p>7.89578</text:p>
          </table:table-cell>
          <table:table-cell office:value-type="float" office:value="8.47805" calcext:value-type="float">
            <text:p>8.47805</text:p>
          </table:table-cell>
          <table:table-cell office:value-type="float" office:value="8.03254" calcext:value-type="float">
            <text:p>8.032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3737" calcext:value-type="float">
            <text:p>9.3737</text:p>
          </table:table-cell>
          <table:table-cell office:value-type="float" office:value="9.34115" calcext:value-type="float">
            <text:p>9.34115</text:p>
          </table:table-cell>
          <table:table-cell office:value-type="float" office:value="8.98739" calcext:value-type="float">
            <text:p>8.98739</text:p>
          </table:table-cell>
          <table:table-cell office:value-type="float" office:value="9.83968" calcext:value-type="float">
            <text:p>9.83968</text:p>
          </table:table-cell>
          <table:table-cell office:value-type="float" office:value="9.59283" calcext:value-type="float">
            <text:p>9.592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.2959" calcext:value-type="float">
            <text:p>11.2959</text:p>
          </table:table-cell>
          <table:table-cell office:value-type="float" office:value="10.2541" calcext:value-type="float">
            <text:p>10.2541</text:p>
          </table:table-cell>
          <table:table-cell office:value-type="float" office:value="11.3486" calcext:value-type="float">
            <text:p>11.3486</text:p>
          </table:table-cell>
          <table:table-cell office:value-type="float" office:value="10.6548" calcext:value-type="float">
            <text:p>10.6548</text:p>
          </table:table-cell>
          <table:table-cell office:value-type="float" office:value="10.7868" calcext:value-type="float">
            <text:p>10.78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8922" calcext:value-type="float">
            <text:p>12.8922</text:p>
          </table:table-cell>
          <table:table-cell office:value-type="float" office:value="12.598" calcext:value-type="float">
            <text:p>12.598</text:p>
          </table:table-cell>
          <table:table-cell office:value-type="float" office:value="12.8202" calcext:value-type="float">
            <text:p>12.8202</text:p>
          </table:table-cell>
          <table:table-cell office:value-type="float" office:value="13.1637" calcext:value-type="float">
            <text:p>13.1637</text:p>
          </table:table-cell>
          <table:table-cell office:value-type="float" office:value="12.6443" calcext:value-type="float">
            <text:p>12.6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0986" calcext:value-type="float">
            <text:p>14.0986</text:p>
          </table:table-cell>
          <table:table-cell office:value-type="float" office:value="14.4688" calcext:value-type="float">
            <text:p>14.4688</text:p>
          </table:table-cell>
          <table:table-cell office:value-type="float" office:value="14.1922" calcext:value-type="float">
            <text:p>14.1922</text:p>
          </table:table-cell>
          <table:table-cell office:value-type="float" office:value="13.8965" calcext:value-type="float">
            <text:p>13.8965</text:p>
          </table:table-cell>
          <table:table-cell office:value-type="float" office:value="13.7742" calcext:value-type="float">
            <text:p>13.77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7389" calcext:value-type="float">
            <text:p>15.7389</text:p>
          </table:table-cell>
          <table:table-cell office:value-type="float" office:value="15.7451" calcext:value-type="float">
            <text:p>15.7451</text:p>
          </table:table-cell>
          <table:table-cell office:value-type="float" office:value="16.0604" calcext:value-type="float">
            <text:p>16.0604</text:p>
          </table:table-cell>
          <table:table-cell office:value-type="float" office:value="15.5929" calcext:value-type="float">
            <text:p>15.5929</text:p>
          </table:table-cell>
          <table:table-cell office:value-type="float" office:value="15.6707" calcext:value-type="float">
            <text:p>15.67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2938" calcext:value-type="float">
            <text:p>38.2938</text:p>
          </table:table-cell>
          <table:table-cell office:value-type="float" office:value="37.6856" calcext:value-type="float">
            <text:p>37.6856</text:p>
          </table:table-cell>
          <table:table-cell office:value-type="float" office:value="38.2711" calcext:value-type="float">
            <text:p>38.2711</text:p>
          </table:table-cell>
          <table:table-cell office:value-type="float" office:value="38.6192" calcext:value-type="float">
            <text:p>38.6192</text:p>
          </table:table-cell>
          <table:table-cell office:value-type="float" office:value="38.3119" calcext:value-type="float">
            <text:p>38.3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4.0963" calcext:value-type="float">
            <text:p>44.0963</text:p>
          </table:table-cell>
          <table:table-cell office:value-type="float" office:value="43.4033" calcext:value-type="float">
            <text:p>43.4033</text:p>
          </table:table-cell>
          <table:table-cell office:value-type="float" office:value="43.9606" calcext:value-type="float">
            <text:p>43.9606</text:p>
          </table:table-cell>
          <table:table-cell office:value-type="float" office:value="44.2947" calcext:value-type="float">
            <text:p>44.2947</text:p>
          </table:table-cell>
          <table:table-cell office:value-type="float" office:value="43.2819" calcext:value-type="float">
            <text:p>43.28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71.9328" calcext:value-type="float">
            <text:p>71.9328</text:p>
          </table:table-cell>
          <table:table-cell office:value-type="float" office:value="72.862" calcext:value-type="float">
            <text:p>72.862</text:p>
          </table:table-cell>
          <table:table-cell office:value-type="float" office:value="74.138" calcext:value-type="float">
            <text:p>74.138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73.3222" calcext:value-type="float">
            <text:p>73.32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84.502" calcext:value-type="float">
            <text:p>184.502</text:p>
          </table:table-cell>
          <table:table-cell office:value-type="float" office:value="190.929" calcext:value-type="float">
            <text:p>190.929</text:p>
          </table:table-cell>
          <table:table-cell office:value-type="float" office:value="190.78" calcext:value-type="float">
            <text:p>190.78</text:p>
          </table:table-cell>
          <table:table-cell office:value-type="float" office:value="207.96" calcext:value-type="float">
            <text:p>207.96</text:p>
          </table:table-cell>
          <table:table-cell office:value-type="float" office:value="186.849" calcext:value-type="float">
            <text:p>186.8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98.896" calcext:value-type="float">
            <text:p>298.896</text:p>
          </table:table-cell>
          <table:table-cell office:value-type="float" office:value="300.751" calcext:value-type="float">
            <text:p>300.751</text:p>
          </table:table-cell>
          <table:table-cell office:value-type="float" office:value="323.094" calcext:value-type="float">
            <text:p>323.094</text:p>
          </table:table-cell>
          <table:table-cell office:value-type="float" office:value="322.062" calcext:value-type="float">
            <text:p>322.062</text:p>
          </table:table-cell>
          <table:table-cell office:value-type="float" office:value="296.907" calcext:value-type="float">
            <text:p>296.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6.99" calcext:value-type="float">
            <text:p>2006.99</text:p>
          </table:table-cell>
          <table:table-cell office:value-type="float" office:value="1253.86" calcext:value-type="float">
            <text:p>1253.86</text:p>
          </table:table-cell>
          <table:table-cell office:value-type="float" office:value="3348.65" calcext:value-type="float">
            <text:p>3348.65</text:p>
          </table:table-cell>
          <table:table-cell office:value-type="float" office:value="2042.07" calcext:value-type="float">
            <text:p>2042.07</text:p>
          </table:table-cell>
          <table:table-cell office:value-type="float" office:value="1266.11" calcext:value-type="float">
            <text:p>1266.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56.32" calcext:value-type="float">
            <text:p>4756.32</text:p>
          </table:table-cell>
          <table:table-cell office:value-type="float" office:value="5572.82" calcext:value-type="float">
            <text:p>5572.82</text:p>
          </table:table-cell>
          <table:table-cell office:value-type="float" office:value="5596.74" calcext:value-type="float">
            <text:p>5596.74</text:p>
          </table:table-cell>
          <table:table-cell office:value-type="float" office:value="5592.96" calcext:value-type="float">
            <text:p>5592.96</text:p>
          </table:table-cell>
          <table:table-cell office:value-type="float" office:value="5586.46" calcext:value-type="float">
            <text:p>5586.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714" calcext:value-type="float">
            <text:p>9714</text:p>
          </table:table-cell>
          <table:table-cell office:value-type="float" office:value="9670.31" calcext:value-type="float">
            <text:p>9670.31</text:p>
          </table:table-cell>
          <table:table-cell office:value-type="float" office:value="7971.55" calcext:value-type="float">
            <text:p>7971.55</text:p>
          </table:table-cell>
          <table:table-cell office:value-type="float" office:value="8100.33" calcext:value-type="float">
            <text:p>8100.33</text:p>
          </table:table-cell>
          <table:table-cell office:value-type="float" office:value="9688.18" calcext:value-type="float">
            <text:p>9688.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534.5" calcext:value-type="float">
            <text:p>13534.5</text:p>
          </table:table-cell>
          <table:table-cell office:value-type="float" office:value="15776.3" calcext:value-type="float">
            <text:p>15776.3</text:p>
          </table:table-cell>
          <table:table-cell office:value-type="float" office:value="15776.7" calcext:value-type="float">
            <text:p>15776.7</text:p>
          </table:table-cell>
          <table:table-cell office:value-type="float" office:value="15616.3" calcext:value-type="float">
            <text:p>15616.3</text:p>
          </table:table-cell>
          <table:table-cell office:value-type="float" office:value="13455.4" calcext:value-type="float">
            <text:p>13455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8043.5" calcext:value-type="float">
            <text:p>18043.5</text:p>
          </table:table-cell>
          <table:table-cell office:value-type="float" office:value="17902.3" calcext:value-type="float">
            <text:p>17902.3</text:p>
          </table:table-cell>
          <table:table-cell office:value-type="float" office:value="19541.6" calcext:value-type="float">
            <text:p>19541.6</text:p>
          </table:table-cell>
          <table:table-cell office:value-type="float" office:value="19307.9" calcext:value-type="float">
            <text:p>19307.9</text:p>
          </table:table-cell>
          <table:table-cell office:value-type="float" office:value="18461.6" calcext:value-type="float">
            <text:p>18461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2731.4" calcext:value-type="float">
            <text:p>22731.4</text:p>
          </table:table-cell>
          <table:table-cell office:value-type="float" office:value="23198.7" calcext:value-type="float">
            <text:p>23198.7</text:p>
          </table:table-cell>
          <table:table-cell office:value-type="float" office:value="23373.5" calcext:value-type="float">
            <text:p>23373.5</text:p>
          </table:table-cell>
          <table:table-cell office:value-type="float" office:value="23228.7" calcext:value-type="float">
            <text:p>23228.7</text:p>
          </table:table-cell>
          <table:table-cell office:value-type="float" office:value="22700.6" calcext:value-type="float">
            <text:p>22700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8.5344" calcext:value-type="float">
            <text:p>18.5344</text:p>
          </table:table-cell>
          <table:table-cell office:value-type="float" office:value="17.3368" calcext:value-type="float">
            <text:p>17.3368</text:p>
          </table:table-cell>
          <table:table-cell office:value-type="float" office:value="16.8365" calcext:value-type="float">
            <text:p>16.8365</text:p>
          </table:table-cell>
          <table:table-cell office:value-type="float" office:value="17.7542" calcext:value-type="float">
            <text:p>17.7542</text:p>
          </table:table-cell>
          <table:table-cell office:value-type="float" office:value="17.0799" calcext:value-type="float">
            <text:p>17.0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2.3585" calcext:value-type="float">
            <text:p>32.3585</text:p>
          </table:table-cell>
          <table:table-cell office:value-type="float" office:value="33.0367" calcext:value-type="float">
            <text:p>33.0367</text:p>
          </table:table-cell>
          <table:table-cell office:value-type="float" office:value="33.5606" calcext:value-type="float">
            <text:p>33.5606</text:p>
          </table:table-cell>
          <table:table-cell office:value-type="float" office:value="31.1471" calcext:value-type="float">
            <text:p>31.1471</text:p>
          </table:table-cell>
          <table:table-cell office:value-type="float" office:value="32.3338" calcext:value-type="float">
            <text:p>32.3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0.0239" calcext:value-type="float">
            <text:p>50.0239</text:p>
          </table:table-cell>
          <table:table-cell office:value-type="float" office:value="46.8399" calcext:value-type="float">
            <text:p>46.8399</text:p>
          </table:table-cell>
          <table:table-cell office:value-type="float" office:value="45.8573" calcext:value-type="float">
            <text:p>45.8573</text:p>
          </table:table-cell>
          <table:table-cell office:value-type="float" office:value="45.7898" calcext:value-type="float">
            <text:p>45.7898</text:p>
          </table:table-cell>
          <table:table-cell office:value-type="float" office:value="46.139" calcext:value-type="float">
            <text:p>46.1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8.3025" calcext:value-type="float">
            <text:p>58.3025</text:p>
          </table:table-cell>
          <table:table-cell office:value-type="float" office:value="61.4311" calcext:value-type="float">
            <text:p>61.4311</text:p>
          </table:table-cell>
          <table:table-cell office:value-type="float" office:value="60.6803" calcext:value-type="float">
            <text:p>60.6803</text:p>
          </table:table-cell>
          <table:table-cell office:value-type="float" office:value="62.7991" calcext:value-type="float">
            <text:p>62.7991</text:p>
          </table:table-cell>
          <table:table-cell office:value-type="float" office:value="60.3978" calcext:value-type="float">
            <text:p>60.39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3.3678" calcext:value-type="float">
            <text:p>73.3678</text:p>
          </table:table-cell>
          <table:table-cell office:value-type="float" office:value="73.4795" calcext:value-type="float">
            <text:p>73.4795</text:p>
          </table:table-cell>
          <table:table-cell office:value-type="float" office:value="74.5984" calcext:value-type="float">
            <text:p>74.5984</text:p>
          </table:table-cell>
          <table:table-cell office:value-type="float" office:value="74.8968" calcext:value-type="float">
            <text:p>74.8968</text:p>
          </table:table-cell>
          <table:table-cell office:value-type="float" office:value="73.952" calcext:value-type="float">
            <text:p>73.9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8.8325" calcext:value-type="float">
            <text:p>88.8325</text:p>
          </table:table-cell>
          <table:table-cell office:value-type="float" office:value="88.636" calcext:value-type="float">
            <text:p>88.636</text:p>
          </table:table-cell>
          <table:table-cell office:value-type="float" office:value="88.7683" calcext:value-type="float">
            <text:p>88.7683</text:p>
          </table:table-cell>
          <table:table-cell office:value-type="float" office:value="87.7343" calcext:value-type="float">
            <text:p>87.7343</text:p>
          </table:table-cell>
          <table:table-cell office:value-type="float" office:value="89.3148" calcext:value-type="float">
            <text:p>89.31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711" calcext:value-type="float">
            <text:p>103.711</text:p>
          </table:table-cell>
          <table:table-cell office:value-type="float" office:value="107.796" calcext:value-type="float">
            <text:p>107.796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04.198" calcext:value-type="float">
            <text:p>104.1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7.703" calcext:value-type="float">
            <text:p>117.703</text:p>
          </table:table-cell>
          <table:table-cell office:value-type="float" office:value="120.459" calcext:value-type="float">
            <text:p>120.459</text:p>
          </table:table-cell>
          <table:table-cell office:value-type="float" office:value="140.048" calcext:value-type="float">
            <text:p>140.048</text:p>
          </table:table-cell>
          <table:table-cell office:value-type="float" office:value="120.695" calcext:value-type="float">
            <text:p>120.695</text:p>
          </table:table-cell>
          <table:table-cell office:value-type="float" office:value="119.824" calcext:value-type="float">
            <text:p>119.8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0.495" calcext:value-type="float">
            <text:p>130.495</text:p>
          </table:table-cell>
          <table:table-cell office:value-type="float" office:value="134.099" calcext:value-type="float">
            <text:p>134.099</text:p>
          </table:table-cell>
          <table:table-cell office:value-type="float" office:value="135.522" calcext:value-type="float">
            <text:p>135.522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6.102" calcext:value-type="float">
            <text:p>136.10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87.464" calcext:value-type="float">
            <text:p>187.464</text:p>
          </table:table-cell>
          <table:table-cell office:value-type="float" office:value="161.559" calcext:value-type="float">
            <text:p>161.559</text:p>
          </table:table-cell>
          <table:table-cell office:value-type="float" office:value="188.531" calcext:value-type="float">
            <text:p>188.531</text:p>
          </table:table-cell>
          <table:table-cell office:value-type="float" office:value="190.302" calcext:value-type="float">
            <text:p>190.302</text:p>
          </table:table-cell>
          <table:table-cell office:value-type="float" office:value="161.499" calcext:value-type="float">
            <text:p>161.4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852" calcext:value-type="float">
            <text:p>391.852</text:p>
          </table:table-cell>
          <table:table-cell office:value-type="float" office:value="390.059" calcext:value-type="float">
            <text:p>390.059</text:p>
          </table:table-cell>
          <table:table-cell office:value-type="float" office:value="391.176" calcext:value-type="float">
            <text:p>391.176</text:p>
          </table:table-cell>
          <table:table-cell office:value-type="float" office:value="402.792" calcext:value-type="float">
            <text:p>402.792</text:p>
          </table:table-cell>
          <table:table-cell office:value-type="float" office:value="391.667" calcext:value-type="float">
            <text:p>391.6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2.769" calcext:value-type="float">
            <text:p>442.769</text:p>
          </table:table-cell>
          <table:table-cell office:value-type="float" office:value="467.479" calcext:value-type="float">
            <text:p>467.479</text:p>
          </table:table-cell>
          <table:table-cell office:value-type="float" office:value="455.354" calcext:value-type="float">
            <text:p>455.354</text:p>
          </table:table-cell>
          <table:table-cell office:value-type="float" office:value="468.042" calcext:value-type="float">
            <text:p>468.042</text:p>
          </table:table-cell>
          <table:table-cell office:value-type="float" office:value="455.057" calcext:value-type="float">
            <text:p>455.05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26.12" calcext:value-type="float">
            <text:p>2226.12</text:p>
          </table:table-cell>
          <table:table-cell office:value-type="float" office:value="2279.77" calcext:value-type="float">
            <text:p>2279.77</text:p>
          </table:table-cell>
          <table:table-cell office:value-type="float" office:value="2273.38" calcext:value-type="float">
            <text:p>2273.38</text:p>
          </table:table-cell>
          <table:table-cell office:value-type="float" office:value="2257.74" calcext:value-type="float">
            <text:p>2257.74</text:p>
          </table:table-cell>
          <table:table-cell office:value-type="float" office:value="2276.4" calcext:value-type="float">
            <text:p>2276.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4027.14" calcext:value-type="float">
            <text:p>4027.14</text:p>
          </table:table-cell>
          <table:table-cell office:value-type="float" office:value="4009.79" calcext:value-type="float">
            <text:p>4009.79</text:p>
          </table:table-cell>
          <table:table-cell office:value-type="float" office:value="3969.96" calcext:value-type="float">
            <text:p>3969.96</text:p>
          </table:table-cell>
          <table:table-cell office:value-type="float" office:value="3996" calcext:value-type="float">
            <text:p>3996</text:p>
          </table:table-cell>
          <table:table-cell office:value-type="float" office:value="4010.8" calcext:value-type="float">
            <text:p>4010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307.6" calcext:value-type="float">
            <text:p>11307.6</text:p>
          </table:table-cell>
          <table:table-cell office:value-type="float" office:value="10246.8" calcext:value-type="float">
            <text:p>10246.8</text:p>
          </table:table-cell>
          <table:table-cell office:value-type="float" office:value="10197.8" calcext:value-type="float">
            <text:p>10197.8</text:p>
          </table:table-cell>
          <table:table-cell office:value-type="float" office:value="10277.6" calcext:value-type="float">
            <text:p>10277.6</text:p>
          </table:table-cell>
          <table:table-cell office:value-type="float" office:value="10276.3" calcext:value-type="float">
            <text:p>10276.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0708.1" calcext:value-type="float">
            <text:p>50708.1</text:p>
          </table:table-cell>
          <table:table-cell office:value-type="float" office:value="50150.2" calcext:value-type="float">
            <text:p>50150.2</text:p>
          </table:table-cell>
          <table:table-cell office:value-type="float" office:value="49887.9" calcext:value-type="float">
            <text:p>49887.9</text:p>
          </table:table-cell>
          <table:table-cell office:value-type="float" office:value="50045.8" calcext:value-type="float">
            <text:p>50045.8</text:p>
          </table:table-cell>
          <table:table-cell office:value-type="float" office:value="50491.1" calcext:value-type="float">
            <text:p>50491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015.7" calcext:value-type="float">
            <text:p>81015.7</text:p>
          </table:table-cell>
          <table:table-cell office:value-type="float" office:value="80408.2" calcext:value-type="float">
            <text:p>80408.2</text:p>
          </table:table-cell>
          <table:table-cell office:value-type="float" office:value="80354.9" calcext:value-type="float">
            <text:p>80354.9</text:p>
          </table:table-cell>
          <table:table-cell office:value-type="float" office:value="79879.1" calcext:value-type="float">
            <text:p>79879.1</text:p>
          </table:table-cell>
          <table:table-cell office:value-type="float" office:value="82020.1" calcext:value-type="float">
            <text:p>82020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0854" calcext:value-type="float">
            <text:p>110854</text:p>
          </table:table-cell>
          <table:table-cell office:value-type="float" office:value="112167" calcext:value-type="float">
            <text:p>112167</text:p>
          </table:table-cell>
          <table:table-cell office:value-type="float" office:value="111340" calcext:value-type="float">
            <text:p>111340</text:p>
          </table:table-cell>
          <table:table-cell office:value-type="float" office:value="111470" calcext:value-type="float">
            <text:p>111470</text:p>
          </table:table-cell>
          <table:table-cell office:value-type="float" office:value="112484" calcext:value-type="float">
            <text:p>11248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0319" calcext:value-type="float">
            <text:p>140319</text:p>
          </table:table-cell>
          <table:table-cell office:value-type="float" office:value="140380" calcext:value-type="float">
            <text:p>140380</text:p>
          </table:table-cell>
          <table:table-cell office:value-type="float" office:value="141122" calcext:value-type="float">
            <text:p>141122</text:p>
          </table:table-cell>
          <table:table-cell office:value-type="float" office:value="141359" calcext:value-type="float">
            <text:p>141359</text:p>
          </table:table-cell>
          <table:table-cell office:value-type="float" office:value="141336" calcext:value-type="float">
            <text:p>1413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2473" calcext:value-type="float">
            <text:p>172473</text:p>
          </table:table-cell>
          <table:table-cell office:value-type="float" office:value="172210" calcext:value-type="float">
            <text:p>172210</text:p>
          </table:table-cell>
          <table:table-cell office:value-type="float" office:value="171801" calcext:value-type="float">
            <text:p>171801</text:p>
          </table:table-cell>
          <table:table-cell office:value-type="float" office:value="172693" calcext:value-type="float">
            <text:p>172693</text:p>
          </table:table-cell>
          <table:table-cell office:value-type="float" office:value="173929" calcext:value-type="float">
            <text:p>173929</text:p>
          </table:table-cell>
        </table:table-row>
      </table:table>
      <table:table table:name="addvec" table:style-name="ta1">
        <table:table-column table:style-name="co2" table:number-columns-repeated="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03014" calcext:value-type="float">
            <text:p>3.03014</text:p>
          </table:table-cell>
          <table:table-cell office:value-type="float" office:value="3.0327" calcext:value-type="float">
            <text:p>3.0327</text:p>
          </table:table-cell>
          <table:table-cell office:value-type="float" office:value="3.02675" calcext:value-type="float">
            <text:p>3.02675</text:p>
          </table:table-cell>
          <table:table-cell office:value-type="float" office:value="3.51302" calcext:value-type="float">
            <text:p>3.51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54336" calcext:value-type="float">
            <text:p>6.54336</text:p>
          </table:table-cell>
          <table:table-cell office:value-type="float" office:value="5.77894" calcext:value-type="float">
            <text:p>5.77894</text:p>
          </table:table-cell>
          <table:table-cell office:value-type="float" office:value="5.6697" calcext:value-type="float">
            <text:p>5.6697</text:p>
          </table:table-cell>
          <table:table-cell office:value-type="float" office:value="6.59168" calcext:value-type="float">
            <text:p>6.59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51443" calcext:value-type="float">
            <text:p>9.51443</text:p>
          </table:table-cell>
          <table:table-cell office:value-type="float" office:value="8.8817" calcext:value-type="float">
            <text:p>8.8817</text:p>
          </table:table-cell>
          <table:table-cell office:value-type="float" office:value="8.54422" calcext:value-type="float">
            <text:p>8.54422</text:p>
          </table:table-cell>
          <table:table-cell office:value-type="float" office:value="10.058" calcext:value-type="float">
            <text:p>10.0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5873" calcext:value-type="float">
            <text:p>12.5873</text:p>
          </table:table-cell>
          <table:table-cell office:value-type="float" office:value="12.6551" calcext:value-type="float">
            <text:p>12.6551</text:p>
          </table:table-cell>
          <table:table-cell office:value-type="float" office:value="13.2854" calcext:value-type="float">
            <text:p>13.2854</text:p>
          </table:table-cell>
          <table:table-cell office:value-type="float" office:value="12.4203" calcext:value-type="float">
            <text:p>12.42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6434" calcext:value-type="float">
            <text:p>14.6434</text:p>
          </table:table-cell>
          <table:table-cell office:value-type="float" office:value="13.7789" calcext:value-type="float">
            <text:p>13.7789</text:p>
          </table:table-cell>
          <table:table-cell office:value-type="float" office:value="13.687" calcext:value-type="float">
            <text:p>13.687</text:p>
          </table:table-cell>
          <table:table-cell office:value-type="float" office:value="13.9709" calcext:value-type="float">
            <text:p>13.97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.4337" calcext:value-type="float">
            <text:p>15.4337</text:p>
          </table:table-cell>
          <table:table-cell office:value-type="float" office:value="16.3032" calcext:value-type="float">
            <text:p>16.3032</text:p>
          </table:table-cell>
          <table:table-cell office:value-type="float" office:value="18.0434" calcext:value-type="float">
            <text:p>18.0434</text:p>
          </table:table-cell>
          <table:table-cell office:value-type="float" office:value="16.4024" calcext:value-type="float">
            <text:p>16.4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2492" calcext:value-type="float">
            <text:p>18.2492</text:p>
          </table:table-cell>
          <table:table-cell office:value-type="float" office:value="18.2686" calcext:value-type="float">
            <text:p>18.2686</text:p>
          </table:table-cell>
          <table:table-cell office:value-type="float" office:value="18.4115" calcext:value-type="float">
            <text:p>18.4115</text:p>
          </table:table-cell>
          <table:table-cell office:value-type="float" office:value="18.0583" calcext:value-type="float">
            <text:p>18.0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.4534" calcext:value-type="float">
            <text:p>20.4534</text:p>
          </table:table-cell>
          <table:table-cell office:value-type="float" office:value="19.2899" calcext:value-type="float">
            <text:p>19.2899</text:p>
          </table:table-cell>
          <table:table-cell office:value-type="float" office:value="19.0568" calcext:value-type="float">
            <text:p>19.0568</text:p>
          </table:table-cell>
          <table:table-cell office:value-type="float" office:value="20.0575" calcext:value-type="float">
            <text:p>20.05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3.2032" calcext:value-type="float">
            <text:p>23.2032</text:p>
          </table:table-cell>
          <table:table-cell office:value-type="float" office:value="23.6769" calcext:value-type="float">
            <text:p>23.6769</text:p>
          </table:table-cell>
          <table:table-cell office:value-type="float" office:value="27.1299" calcext:value-type="float">
            <text:p>27.1299</text:p>
          </table:table-cell>
          <table:table-cell office:value-type="float" office:value="22.143" calcext:value-type="float">
            <text:p>22.14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7.595" calcext:value-type="float">
            <text:p>27.595</text:p>
          </table:table-cell>
          <table:table-cell office:value-type="float" office:value="23.7687" calcext:value-type="float">
            <text:p>23.7687</text:p>
          </table:table-cell>
          <table:table-cell office:value-type="float" office:value="26.1673" calcext:value-type="float">
            <text:p>26.1673</text:p>
          </table:table-cell>
          <table:table-cell office:value-type="float" office:value="23.9508" calcext:value-type="float">
            <text:p>23.95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7.8262" calcext:value-type="float">
            <text:p>27.8262</text:p>
          </table:table-cell>
          <table:table-cell office:value-type="float" office:value="26.7593" calcext:value-type="float">
            <text:p>26.7593</text:p>
          </table:table-cell>
          <table:table-cell office:value-type="float" office:value="33.3601" calcext:value-type="float">
            <text:p>33.3601</text:p>
          </table:table-cell>
          <table:table-cell office:value-type="float" office:value="27.8423" calcext:value-type="float">
            <text:p>27.84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2.0156" calcext:value-type="float">
            <text:p>32.0156</text:p>
          </table:table-cell>
          <table:table-cell office:value-type="float" office:value="30.2483" calcext:value-type="float">
            <text:p>30.2483</text:p>
          </table:table-cell>
          <table:table-cell office:value-type="float" office:value="32.0567" calcext:value-type="float">
            <text:p>32.0567</text:p>
          </table:table-cell>
          <table:table-cell office:value-type="float" office:value="30.7853" calcext:value-type="float">
            <text:p>30.78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3433" calcext:value-type="float">
            <text:p>34.3433</text:p>
          </table:table-cell>
          <table:table-cell office:value-type="float" office:value="37.4538" calcext:value-type="float">
            <text:p>37.4538</text:p>
          </table:table-cell>
          <table:table-cell office:value-type="float" office:value="43.4996" calcext:value-type="float">
            <text:p>43.4996</text:p>
          </table:table-cell>
          <table:table-cell office:value-type="float" office:value="38.5027" calcext:value-type="float">
            <text:p>38.50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8811" calcext:value-type="float">
            <text:p>37.8811</text:p>
          </table:table-cell>
          <table:table-cell office:value-type="float" office:value="41.7043" calcext:value-type="float">
            <text:p>41.7043</text:p>
          </table:table-cell>
          <table:table-cell office:value-type="float" office:value="37.5624" calcext:value-type="float">
            <text:p>37.5624</text:p>
          </table:table-cell>
          <table:table-cell office:value-type="float" office:value="37.3628" calcext:value-type="float">
            <text:p>37.3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82" calcext:value-type="float">
            <text:p>40.82</text:p>
          </table:table-cell>
          <table:table-cell office:value-type="float" office:value="44.1686" calcext:value-type="float">
            <text:p>44.1686</text:p>
          </table:table-cell>
          <table:table-cell office:value-type="float" office:value="41.3192" calcext:value-type="float">
            <text:p>41.3192</text:p>
          </table:table-cell>
          <table:table-cell office:value-type="float" office:value="41.5219" calcext:value-type="float">
            <text:p>41.52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4.4355" calcext:value-type="float">
            <text:p>44.4355</text:p>
          </table:table-cell>
          <table:table-cell office:value-type="float" office:value="47.0703" calcext:value-type="float">
            <text:p>47.0703</text:p>
          </table:table-cell>
          <table:table-cell office:value-type="float" office:value="43.8777" calcext:value-type="float">
            <text:p>43.8777</text:p>
          </table:table-cell>
          <table:table-cell office:value-type="float" office:value="44.1928" calcext:value-type="float">
            <text:p>44.19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4395" calcext:value-type="float">
            <text:p>47.4395</text:p>
          </table:table-cell>
          <table:table-cell office:value-type="float" office:value="47.4733" calcext:value-type="float">
            <text:p>47.4733</text:p>
          </table:table-cell>
          <table:table-cell office:value-type="float" office:value="50.0654" calcext:value-type="float">
            <text:p>50.0654</text:p>
          </table:table-cell>
          <table:table-cell office:value-type="float" office:value="53.1508" calcext:value-type="float">
            <text:p>53.15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9583" calcext:value-type="float">
            <text:p>50.9583</text:p>
          </table:table-cell>
          <table:table-cell office:value-type="float" office:value="50.8556" calcext:value-type="float">
            <text:p>50.8556</text:p>
          </table:table-cell>
          <table:table-cell office:value-type="float" office:value="51.0038" calcext:value-type="float">
            <text:p>51.0038</text:p>
          </table:table-cell>
          <table:table-cell office:value-type="float" office:value="50.1883" calcext:value-type="float">
            <text:p>50.18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4.5771" calcext:value-type="float">
            <text:p>54.5771</text:p>
          </table:table-cell>
          <table:table-cell office:value-type="float" office:value="57.184" calcext:value-type="float">
            <text:p>57.184</text:p>
          </table:table-cell>
          <table:table-cell office:value-type="float" office:value="53.3428" calcext:value-type="float">
            <text:p>53.3428</text:p>
          </table:table-cell>
          <table:table-cell office:value-type="float" office:value="53.5675" calcext:value-type="float">
            <text:p>53.56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6758" calcext:value-type="float">
            <text:p>57.6758</text:p>
          </table:table-cell>
          <table:table-cell office:value-type="float" office:value="59.136" calcext:value-type="float">
            <text:p>59.136</text:p>
          </table:table-cell>
          <table:table-cell office:value-type="float" office:value="60.2268" calcext:value-type="float">
            <text:p>60.2268</text:p>
          </table:table-cell>
          <table:table-cell office:value-type="float" office:value="57.056" calcext:value-type="float">
            <text:p>57.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7263" calcext:value-type="float">
            <text:p>22.7263</text:p>
          </table:table-cell>
          <table:table-cell office:value-type="float" office:value="25.0719" calcext:value-type="float">
            <text:p>25.0719</text:p>
          </table:table-cell>
          <table:table-cell office:value-type="float" office:value="24.7181" calcext:value-type="float">
            <text:p>24.7181</text:p>
          </table:table-cell>
          <table:table-cell office:value-type="float" office:value="23.6165" calcext:value-type="float">
            <text:p>23.61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432" calcext:value-type="float">
            <text:p>42.2432</text:p>
          </table:table-cell>
          <table:table-cell office:value-type="float" office:value="43.2821" calcext:value-type="float">
            <text:p>43.2821</text:p>
          </table:table-cell>
          <table:table-cell office:value-type="float" office:value="43.6224" calcext:value-type="float">
            <text:p>43.6224</text:p>
          </table:table-cell>
          <table:table-cell office:value-type="float" office:value="41.9548" calcext:value-type="float">
            <text:p>41.95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9.8692" calcext:value-type="float">
            <text:p>59.8692</text:p>
          </table:table-cell>
          <table:table-cell office:value-type="float" office:value="61.5569" calcext:value-type="float">
            <text:p>61.5569</text:p>
          </table:table-cell>
          <table:table-cell office:value-type="float" office:value="62.5277" calcext:value-type="float">
            <text:p>62.5277</text:p>
          </table:table-cell>
          <table:table-cell office:value-type="float" office:value="61.6192" calcext:value-type="float">
            <text:p>61.61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471" calcext:value-type="float">
            <text:p>80.3471</text:p>
          </table:table-cell>
          <table:table-cell office:value-type="float" office:value="81.8627" calcext:value-type="float">
            <text:p>81.8627</text:p>
          </table:table-cell>
          <table:table-cell office:value-type="float" office:value="80.0952" calcext:value-type="float">
            <text:p>80.0952</text:p>
          </table:table-cell>
          <table:table-cell office:value-type="float" office:value="87.2598" calcext:value-type="float">
            <text:p>87.25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4596" calcext:value-type="float">
            <text:p>99.4596</text:p>
          </table:table-cell>
          <table:table-cell office:value-type="float" office:value="98.6398" calcext:value-type="float">
            <text:p>98.6398</text:p>
          </table:table-cell>
          <table:table-cell office:value-type="float" office:value="98.943" calcext:value-type="float">
            <text:p>98.943</text:p>
          </table:table-cell>
          <table:table-cell office:value-type="float" office:value="98.3391" calcext:value-type="float">
            <text:p>98.33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7.59" calcext:value-type="float">
            <text:p>117.59</text:p>
          </table:table-cell>
          <table:table-cell office:value-type="float" office:value="118.451" calcext:value-type="float">
            <text:p>118.451</text:p>
          </table:table-cell>
          <table:table-cell office:value-type="float" office:value="117.547" calcext:value-type="float">
            <text:p>117.5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136.016" calcext:value-type="float">
            <text:p>136.016</text:p>
          </table:table-cell>
          <table:table-cell office:value-type="float" office:value="139.179" calcext:value-type="float">
            <text:p>139.179</text:p>
          </table:table-cell>
          <table:table-cell office:value-type="float" office:value="135.664" calcext:value-type="float">
            <text:p>135.6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682" calcext:value-type="float">
            <text:p>155.682</text:p>
          </table:table-cell>
          <table:table-cell office:value-type="float" office:value="158.902" calcext:value-type="float">
            <text:p>158.902</text:p>
          </table:table-cell>
          <table:table-cell office:value-type="float" office:value="158.249" calcext:value-type="float">
            <text:p>158.249</text:p>
          </table:table-cell>
          <table:table-cell office:value-type="float" office:value="157.765" calcext:value-type="float">
            <text:p>157.7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336" calcext:value-type="float">
            <text:p>174.336</text:p>
          </table:table-cell>
          <table:table-cell office:value-type="float" office:value="175.657" calcext:value-type="float">
            <text:p>175.657</text:p>
          </table:table-cell>
          <table:table-cell office:value-type="float" office:value="175.525" calcext:value-type="float">
            <text:p>175.525</text:p>
          </table:table-cell>
          <table:table-cell office:value-type="float" office:value="174.026" calcext:value-type="float">
            <text:p>174.02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6.603" calcext:value-type="float">
            <text:p>196.603</text:p>
          </table:table-cell>
          <table:table-cell office:value-type="float" office:value="201.47" calcext:value-type="float">
            <text:p>201.47</text:p>
          </table:table-cell>
          <table:table-cell office:value-type="float" office:value="197.702" calcext:value-type="float">
            <text:p>197.702</text:p>
          </table:table-cell>
          <table:table-cell office:value-type="float" office:value="196.225" calcext:value-type="float">
            <text:p>196.2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3.201" calcext:value-type="float">
            <text:p>233.201</text:p>
          </table:table-cell>
          <table:table-cell office:value-type="float" office:value="232.352" calcext:value-type="float">
            <text:p>232.352</text:p>
          </table:table-cell>
          <table:table-cell office:value-type="float" office:value="236.555" calcext:value-type="float">
            <text:p>236.555</text:p>
          </table:table-cell>
          <table:table-cell office:value-type="float" office:value="231.446" calcext:value-type="float">
            <text:p>231.4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853" calcext:value-type="float">
            <text:p>268.853</text:p>
          </table:table-cell>
          <table:table-cell office:value-type="float" office:value="270.578" calcext:value-type="float">
            <text:p>270.578</text:p>
          </table:table-cell>
          <table:table-cell office:value-type="float" office:value="270.721" calcext:value-type="float">
            <text:p>270.721</text:p>
          </table:table-cell>
          <table:table-cell office:value-type="float" office:value="267.909" calcext:value-type="float">
            <text:p>267.9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2.463" calcext:value-type="float">
            <text:p>302.463</text:p>
          </table:table-cell>
          <table:table-cell office:value-type="float" office:value="303.618" calcext:value-type="float">
            <text:p>303.618</text:p>
          </table:table-cell>
          <table:table-cell office:value-type="float" office:value="301.801" calcext:value-type="float">
            <text:p>301.801</text:p>
          </table:table-cell>
          <table:table-cell office:value-type="float" office:value="300.579" calcext:value-type="float">
            <text:p>300.5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1.359" calcext:value-type="float">
            <text:p>341.359</text:p>
          </table:table-cell>
          <table:table-cell office:value-type="float" office:value="341.264" calcext:value-type="float">
            <text:p>341.264</text:p>
          </table:table-cell>
          <table:table-cell office:value-type="float" office:value="335.956" calcext:value-type="float">
            <text:p>335.956</text:p>
          </table:table-cell>
          <table:table-cell office:value-type="float" office:value="337.2" calcext:value-type="float">
            <text:p>337.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69.117" calcext:value-type="float">
            <text:p>369.117</text:p>
          </table:table-cell>
          <table:table-cell office:value-type="float" office:value="369.262" calcext:value-type="float">
            <text:p>369.262</text:p>
          </table:table-cell>
          <table:table-cell office:value-type="float" office:value="369.978" calcext:value-type="float">
            <text:p>369.978</text:p>
          </table:table-cell>
          <table:table-cell office:value-type="float" office:value="372.366" calcext:value-type="float">
            <text:p>372.3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3.767" calcext:value-type="float">
            <text:p>403.767</text:p>
          </table:table-cell>
          <table:table-cell office:value-type="float" office:value="404.608" calcext:value-type="float">
            <text:p>404.608</text:p>
          </table:table-cell>
          <table:table-cell office:value-type="float" office:value="406.245" calcext:value-type="float">
            <text:p>406.245</text:p>
          </table:table-cell>
          <table:table-cell office:value-type="float" office:value="404.912" calcext:value-type="float">
            <text:p>404.9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41.618" calcext:value-type="float">
            <text:p>441.618</text:p>
          </table:table-cell>
          <table:table-cell office:value-type="float" office:value="438.925" calcext:value-type="float">
            <text:p>438.925</text:p>
          </table:table-cell>
          <table:table-cell office:value-type="float" office:value="436.959" calcext:value-type="float">
            <text:p>436.959</text:p>
          </table:table-cell>
          <table:table-cell office:value-type="float" office:value="438.799" calcext:value-type="float">
            <text:p>438.7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0.495" calcext:value-type="float">
            <text:p>470.495</text:p>
          </table:table-cell>
          <table:table-cell office:value-type="float" office:value="470.77" calcext:value-type="float">
            <text:p>470.77</text:p>
          </table:table-cell>
          <table:table-cell office:value-type="float" office:value="472.194" calcext:value-type="float">
            <text:p>472.194</text:p>
          </table:table-cell>
          <table:table-cell office:value-type="float" office:value="472.47" calcext:value-type="float">
            <text:p>472.4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6.665" calcext:value-type="float">
            <text:p>506.665</text:p>
          </table:table-cell>
          <table:table-cell office:value-type="float" office:value="505.427" calcext:value-type="float">
            <text:p>505.427</text:p>
          </table:table-cell>
          <table:table-cell office:value-type="float" office:value="504.544" calcext:value-type="float">
            <text:p>504.544</text:p>
          </table:table-cell>
          <table:table-cell office:value-type="float" office:value="510.09" calcext:value-type="float">
            <text:p>510.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0.802" calcext:value-type="float">
            <text:p>540.802</text:p>
          </table:table-cell>
          <table:table-cell office:value-type="float" office:value="542.46" calcext:value-type="float">
            <text:p>542.46</text:p>
          </table:table-cell>
          <table:table-cell office:value-type="float" office:value="537.748" calcext:value-type="float">
            <text:p>537.748</text:p>
          </table:table-cell>
          <table:table-cell office:value-type="float" office:value="544.149" calcext:value-type="float">
            <text:p>544.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2:49:29.880033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10T22:47:56.506077961</dc:date>
    <meta:editing-duration>PT5H54S</meta:editing-duration>
    <meta:editing-cycles>80</meta:editing-cycles>
    <meta:document-statistic meta:table-count="9" meta:cell-count="3944" meta:object-count="0"/>
  </office:meta>
</office:document-meta>
</file>